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1.33mm" svg:y="0mm">
            <draw:object draw:notify-on-update-of-ranges="Sheet1.C1:Sheet1.C360 Sheet1.D1:Sheet1.D3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84.15mm" svg:y="1.59mm">
            <draw:object draw:notify-on-update-of-ranges="Sheet1.C1:Sheet1.C360 Sheet1.B1:Sheet1.B3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1.99mm" svg:y="101.47mm">
            <draw:object draw:notify-on-update-of-ranges="Sheet1.D1:Sheet1.D3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5mm" svg:x="288.29mm" svg:y="102.01mm">
            <draw:object draw:notify-on-update-of-ranges="Sheet1.B1:Sheet1.B3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5mm" svg:x="290.22mm" svg:y="194.71mm">
            <draw:object draw:notify-on-update-of-ranges="Sheet1.C1:Sheet1.C360 Sheet1.D1:Sheet1.D3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0430.658626" calcext:value-type="float">
            <text:p>570430,658626</text:p>
          </table:table-cell>
          <table:table-cell office:value-type="float" office:value="0" calcext:value-type="float">
            <text:p>0</text:p>
          </table:table-cell>
          <table:table-cell table:formula="of:=[.$B1]/[.$E$1]" office:value-type="float" office:value="0.0000115221267021423" calcext:value-type="float">
            <text:p>1,15221267021423E-05</text:p>
          </table:table-cell>
          <table:table-cell table:formula="of:=MAX([.B1:.B360])" office:value-type="float" office:value="49507410686.6" calcext:value-type="float">
            <text:p>49507410686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4872.47742" calcext:value-type="float">
            <text:p>5174872,47742</text:p>
          </table:table-cell>
          <table:table-cell office:value-type="float" office:value="1" calcext:value-type="float">
            <text:p>1</text:p>
          </table:table-cell>
          <table:table-cell table:formula="of:=[.$B2]/[.$E$1]" office:value-type="float" office:value="0.000104527229472348" calcext:value-type="float">
            <text:p>0,0001045272294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08024.3355" calcext:value-type="float">
            <text:p>25608024,3355</text:p>
          </table:table-cell>
          <table:table-cell office:value-type="float" office:value="2" calcext:value-type="float">
            <text:p>2</text:p>
          </table:table-cell>
          <table:table-cell table:formula="of:=[.$B3]/[.$E$1]" office:value-type="float" office:value="0.000517256386071333" calcext:value-type="float">
            <text:p>0,0005172563860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17627.9458" calcext:value-type="float">
            <text:p>63317627,9458</text:p>
          </table:table-cell>
          <table:table-cell office:value-type="float" office:value="3" calcext:value-type="float">
            <text:p>3</text:p>
          </table:table-cell>
          <table:table-cell table:formula="of:=[.$B4]/[.$E$1]" office:value-type="float" office:value="0.00127895252584757" calcext:value-type="float">
            <text:p>0,0012789525258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603312.947" calcext:value-type="float">
            <text:p>115603312,947</text:p>
          </table:table-cell>
          <table:table-cell office:value-type="float" office:value="4" calcext:value-type="float">
            <text:p>4</text:p>
          </table:table-cell>
          <table:table-cell table:formula="of:=[.$B5]/[.$E$1]" office:value-type="float" office:value="0.00233507087815219" calcext:value-type="float">
            <text:p>0,002335070878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374455.937" calcext:value-type="float">
            <text:p>178374455,937</text:p>
          </table:table-cell>
          <table:table-cell office:value-type="float" office:value="5" calcext:value-type="float">
            <text:p>5</text:p>
          </table:table-cell>
          <table:table-cell table:formula="of:=[.$B6]/[.$E$1]" office:value-type="float" office:value="0.00360298495645784" calcext:value-type="float">
            <text:p>0,0036029849564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2633903.856" calcext:value-type="float">
            <text:p>262633903,856</text:p>
          </table:table-cell>
          <table:table-cell office:value-type="float" office:value="6" calcext:value-type="float">
            <text:p>6</text:p>
          </table:table-cell>
          <table:table-cell table:formula="of:=[.$B7]/[.$E$1]" office:value-type="float" office:value="0.00530494122422537" calcext:value-type="float">
            <text:p>0,0053049412242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5020129.004" calcext:value-type="float">
            <text:p>355020129,004</text:p>
          </table:table-cell>
          <table:table-cell office:value-type="float" office:value="7" calcext:value-type="float">
            <text:p>7</text:p>
          </table:table-cell>
          <table:table-cell table:formula="of:=[.$B8]/[.$E$1]" office:value-type="float" office:value="0.00717105023430547" calcext:value-type="float">
            <text:p>0,0071710502343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9537440.703" calcext:value-type="float">
            <text:p>459537440,703</text:p>
          </table:table-cell>
          <table:table-cell office:value-type="float" office:value="8" calcext:value-type="float">
            <text:p>8</text:p>
          </table:table-cell>
          <table:table-cell table:formula="of:=[.$B9]/[.$E$1]" office:value-type="float" office:value="0.00928219501545011" calcext:value-type="float">
            <text:p>0,009282195015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9486897.173" calcext:value-type="float">
            <text:p>589486897,173</text:p>
          </table:table-cell>
          <table:table-cell office:value-type="float" office:value="9" calcext:value-type="float">
            <text:p>9</text:p>
          </table:table-cell>
          <table:table-cell table:formula="of:=[.$B10]/[.$E$1]" office:value-type="float" office:value="0.0119070435920123" calcext:value-type="float">
            <text:p>0,0119070435920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399204.804" calcext:value-type="float">
            <text:p>724399204,804</text:p>
          </table:table-cell>
          <table:table-cell office:value-type="float" office:value="10" calcext:value-type="float">
            <text:p>10</text:p>
          </table:table-cell>
          <table:table-cell table:formula="of:=[.$B11]/[.$E$1]" office:value-type="float" office:value="0.0146321367802835" calcext:value-type="float">
            <text:p>0,0146321367802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0830677.161" calcext:value-type="float">
            <text:p>870830677,161</text:p>
          </table:table-cell>
          <table:table-cell office:value-type="float" office:value="11" calcext:value-type="float">
            <text:p>11</text:p>
          </table:table-cell>
          <table:table-cell table:formula="of:=[.$B12]/[.$E$1]" office:value-type="float" office:value="0.0175899055330055" calcext:value-type="float">
            <text:p>0,0175899055330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3050318.24" calcext:value-type="float">
            <text:p>1043050318,24</text:p>
          </table:table-cell>
          <table:table-cell office:value-type="float" office:value="12" calcext:value-type="float">
            <text:p>12</text:p>
          </table:table-cell>
          <table:table-cell table:formula="of:=[.$B13]/[.$E$1]" office:value-type="float" office:value="0.021068569407576" calcext:value-type="float">
            <text:p>0,0210685694075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0071225.96" calcext:value-type="float">
            <text:p>1230071225,96</text:p>
          </table:table-cell>
          <table:table-cell office:value-type="float" office:value="13" calcext:value-type="float">
            <text:p>13</text:p>
          </table:table-cell>
          <table:table-cell table:formula="of:=[.$B14]/[.$E$1]" office:value-type="float" office:value="0.0248462040106844" calcext:value-type="float">
            <text:p>0,0248462040106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9896418.64" calcext:value-type="float">
            <text:p>1419896418,64</text:p>
          </table:table-cell>
          <table:table-cell office:value-type="float" office:value="14" calcext:value-type="float">
            <text:p>14</text:p>
          </table:table-cell>
          <table:table-cell table:formula="of:=[.$B15]/[.$E$1]" office:value-type="float" office:value="0.0286804823550249" calcext:value-type="float">
            <text:p>0,028680482355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5381965.73" calcext:value-type="float">
            <text:p>1615381965,73</text:p>
          </table:table-cell>
          <table:table-cell office:value-type="float" office:value="15" calcext:value-type="float">
            <text:p>15</text:p>
          </table:table-cell>
          <table:table-cell table:formula="of:=[.$B16]/[.$E$1]" office:value-type="float" office:value="0.0326290941765458" calcext:value-type="float">
            <text:p>0,0326290941765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3332428.35" calcext:value-type="float">
            <text:p>1853332428,35</text:p>
          </table:table-cell>
          <table:table-cell office:value-type="float" office:value="16" calcext:value-type="float">
            <text:p>16</text:p>
          </table:table-cell>
          <table:table-cell table:formula="of:=[.$B17]/[.$E$1]" office:value-type="float" office:value="0.037435454665207" calcext:value-type="float">
            <text:p>0,0374354546652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79400664.36" calcext:value-type="float">
            <text:p>2079400664,36</text:p>
          </table:table-cell>
          <table:table-cell office:value-type="float" office:value="17" calcext:value-type="float">
            <text:p>17</text:p>
          </table:table-cell>
          <table:table-cell table:formula="of:=[.$B18]/[.$E$1]" office:value-type="float" office:value="0.0420018061038047" calcext:value-type="float">
            <text:p>0,0420018061038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15405571.34" calcext:value-type="float">
            <text:p>2315405571,34</text:p>
          </table:table-cell>
          <table:table-cell office:value-type="float" office:value="18" calcext:value-type="float">
            <text:p>18</text:p>
          </table:table-cell>
          <table:table-cell table:formula="of:=[.$B19]/[.$E$1]" office:value-type="float" office:value="0.0467688683214997" calcext:value-type="float">
            <text:p>0,04676886832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87094214.92" calcext:value-type="float">
            <text:p>2587094214,92</text:p>
          </table:table-cell>
          <table:table-cell office:value-type="float" office:value="19" calcext:value-type="float">
            <text:p>19</text:p>
          </table:table-cell>
          <table:table-cell table:formula="of:=[.$B20]/[.$E$1]" office:value-type="float" office:value="0.0522567061989416" calcext:value-type="float">
            <text:p>0,0522567061989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2926912.27" calcext:value-type="float">
            <text:p>2872926912,27</text:p>
          </table:table-cell>
          <table:table-cell office:value-type="float" office:value="20" calcext:value-type="float">
            <text:p>20</text:p>
          </table:table-cell>
          <table:table-cell table:formula="of:=[.$B21]/[.$E$1]" office:value-type="float" office:value="0.0580302397646421" calcext:value-type="float">
            <text:p>0,0580302397646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43327075.56" calcext:value-type="float">
            <text:p>3143327075,56</text:p>
          </table:table-cell>
          <table:table-cell office:value-type="float" office:value="21" calcext:value-type="float">
            <text:p>21</text:p>
          </table:table-cell>
          <table:table-cell table:formula="of:=[.$B22]/[.$E$1]" office:value-type="float" office:value="0.0634920516336112" calcext:value-type="float">
            <text:p>0,0634920516336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49393998.81" calcext:value-type="float">
            <text:p>3449393998,81</text:p>
          </table:table-cell>
          <table:table-cell office:value-type="float" office:value="22" calcext:value-type="float">
            <text:p>22</text:p>
          </table:table-cell>
          <table:table-cell table:formula="of:=[.$B23]/[.$E$1]" office:value-type="float" office:value="0.0696742962512405" calcext:value-type="float">
            <text:p>0,06967429625124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74424948.67" calcext:value-type="float">
            <text:p>3774424948,67</text:p>
          </table:table-cell>
          <table:table-cell office:value-type="float" office:value="23" calcext:value-type="float">
            <text:p>23</text:p>
          </table:table-cell>
          <table:table-cell table:formula="of:=[.$B24]/[.$E$1]" office:value-type="float" office:value="0.0762395951701754" calcext:value-type="float">
            <text:p>0,0762395951701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85332438.92" calcext:value-type="float">
            <text:p>4085332438,92</text:p>
          </table:table-cell>
          <table:table-cell office:value-type="float" office:value="24" calcext:value-type="float">
            <text:p>24</text:p>
          </table:table-cell>
          <table:table-cell table:formula="of:=[.$B25]/[.$E$1]" office:value-type="float" office:value="0.0825196143822113" calcext:value-type="float">
            <text:p>0,0825196143822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09609073.45" calcext:value-type="float">
            <text:p>4409609073,45</text:p>
          </table:table-cell>
          <table:table-cell office:value-type="float" office:value="25" calcext:value-type="float">
            <text:p>25</text:p>
          </table:table-cell>
          <table:table-cell table:formula="of:=[.$B26]/[.$E$1]" office:value-type="float" office:value="0.089069676888667" calcext:value-type="float">
            <text:p>0,08906967688866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36108560.85" calcext:value-type="float">
            <text:p>4736108560,85</text:p>
          </table:table-cell>
          <table:table-cell office:value-type="float" office:value="26" calcext:value-type="float">
            <text:p>26</text:p>
          </table:table-cell>
          <table:table-cell table:formula="of:=[.$B27]/[.$E$1]" office:value-type="float" office:value="0.0956646387917821" calcext:value-type="float">
            <text:p>0,0956646387917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73606261.85" calcext:value-type="float">
            <text:p>5073606261,85</text:p>
          </table:table-cell>
          <table:table-cell office:value-type="float" office:value="27" calcext:value-type="float">
            <text:p>27</text:p>
          </table:table-cell>
          <table:table-cell table:formula="of:=[.$B28]/[.$E$1]" office:value-type="float" office:value="0.102481753569537" calcext:value-type="float">
            <text:p>0,1024817535695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11019048.5" calcext:value-type="float">
            <text:p>5411019048,5</text:p>
          </table:table-cell>
          <table:table-cell office:value-type="float" office:value="28" calcext:value-type="float">
            <text:p>28</text:p>
          </table:table-cell>
          <table:table-cell table:formula="of:=[.$B29]/[.$E$1]" office:value-type="float" office:value="0.109297153162659" calcext:value-type="float">
            <text:p>0,1092971531626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64826607.71" calcext:value-type="float">
            <text:p>5764826607,71</text:p>
          </table:table-cell>
          <table:table-cell office:value-type="float" office:value="29" calcext:value-type="float">
            <text:p>29</text:p>
          </table:table-cell>
          <table:table-cell table:formula="of:=[.$B30]/[.$E$1]" office:value-type="float" office:value="0.116443710704312" calcext:value-type="float">
            <text:p>0,1164437107043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33624326.96" calcext:value-type="float">
            <text:p>6133624326,96</text:p>
          </table:table-cell>
          <table:table-cell office:value-type="float" office:value="30" calcext:value-type="float">
            <text:p>30</text:p>
          </table:table-cell>
          <table:table-cell table:formula="of:=[.$B31]/[.$E$1]" office:value-type="float" office:value="0.123893054431549" calcext:value-type="float">
            <text:p>0,12389305443154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96861329.03" calcext:value-type="float">
            <text:p>6496861329,03</text:p>
          </table:table-cell>
          <table:table-cell office:value-type="float" office:value="31" calcext:value-type="float">
            <text:p>31</text:p>
          </table:table-cell>
          <table:table-cell table:formula="of:=[.$B32]/[.$E$1]" office:value-type="float" office:value="0.131230077253636" calcext:value-type="float">
            <text:p>0,1312300772536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96092201.76" calcext:value-type="float">
            <text:p>6896092201,76</text:p>
          </table:table-cell>
          <table:table-cell office:value-type="float" office:value="32" calcext:value-type="float">
            <text:p>32</text:p>
          </table:table-cell>
          <table:table-cell table:formula="of:=[.$B33]/[.$E$1]" office:value-type="float" office:value="0.139294140132167" calcext:value-type="float">
            <text:p>0,13929414013216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20360945.89" calcext:value-type="float">
            <text:p>7320360945,89</text:p>
          </table:table-cell>
          <table:table-cell office:value-type="float" office:value="33" calcext:value-type="float">
            <text:p>33</text:p>
          </table:table-cell>
          <table:table-cell table:formula="of:=[.$B34]/[.$E$1]" office:value-type="float" office:value="0.147863942879796" calcext:value-type="float">
            <text:p>0,14786394287979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24388702.28" calcext:value-type="float">
            <text:p>7724388702,28</text:p>
          </table:table-cell>
          <table:table-cell office:value-type="float" office:value="34" calcext:value-type="float">
            <text:p>34</text:p>
          </table:table-cell>
          <table:table-cell table:formula="of:=[.$B35]/[.$E$1]" office:value-type="float" office:value="0.156024897993115" calcext:value-type="float">
            <text:p>0,15602489799311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63830572.48" calcext:value-type="float">
            <text:p>8163830572,48</text:p>
          </table:table-cell>
          <table:table-cell office:value-type="float" office:value="35" calcext:value-type="float">
            <text:p>35</text:p>
          </table:table-cell>
          <table:table-cell table:formula="of:=[.$B36]/[.$E$1]" office:value-type="float" office:value="0.164901182656472" calcext:value-type="float">
            <text:p>0,1649011826564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88141579.34" calcext:value-type="float">
            <text:p>8588141579,34</text:p>
          </table:table-cell>
          <table:table-cell office:value-type="float" office:value="36" calcext:value-type="float">
            <text:p>36</text:p>
          </table:table-cell>
          <table:table-cell table:formula="of:=[.$B37]/[.$E$1]" office:value-type="float" office:value="0.173471839068823" calcext:value-type="float">
            <text:p>0,1734718390688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42383109.03" calcext:value-type="float">
            <text:p>9042383109,03</text:p>
          </table:table-cell>
          <table:table-cell office:value-type="float" office:value="37" calcext:value-type="float">
            <text:p>37</text:p>
          </table:table-cell>
          <table:table-cell table:formula="of:=[.$B38]/[.$E$1]" office:value-type="float" office:value="0.182647061997881" calcext:value-type="float">
            <text:p>0,18264706199788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67174974.53" calcext:value-type="float">
            <text:p>9467174974,53</text:p>
          </table:table-cell>
          <table:table-cell office:value-type="float" office:value="38" calcext:value-type="float">
            <text:p>38</text:p>
          </table:table-cell>
          <table:table-cell table:formula="of:=[.$B39]/[.$E$1]" office:value-type="float" office:value="0.191227431272071" calcext:value-type="float">
            <text:p>0,19122743127207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10621718.75" calcext:value-type="float">
            <text:p>9910621718,75</text:p>
          </table:table-cell>
          <table:table-cell office:value-type="float" office:value="39" calcext:value-type="float">
            <text:p>39</text:p>
          </table:table-cell>
          <table:table-cell table:formula="of:=[.$B40]/[.$E$1]" office:value-type="float" office:value="0.200184610370513" calcext:value-type="float">
            <text:p>0,2001846103705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61394502.7" calcext:value-type="float">
            <text:p>10361394502,7</text:p>
          </table:table-cell>
          <table:table-cell office:value-type="float" office:value="40" calcext:value-type="float">
            <text:p>40</text:p>
          </table:table-cell>
          <table:table-cell table:formula="of:=[.$B41]/[.$E$1]" office:value-type="float" office:value="0.209289768117574" calcext:value-type="float">
            <text:p>0,20928976811757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36714754.6" calcext:value-type="float">
            <text:p>10836714754,6</text:p>
          </table:table-cell>
          <table:table-cell office:value-type="float" office:value="41" calcext:value-type="float">
            <text:p>41</text:p>
          </table:table-cell>
          <table:table-cell table:formula="of:=[.$B42]/[.$E$1]" office:value-type="float" office:value="0.218890760076312" calcext:value-type="float">
            <text:p>0,2188907600763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300851593.3" calcext:value-type="float">
            <text:p>11300851593,3</text:p>
          </table:table-cell>
          <table:table-cell office:value-type="float" office:value="42" calcext:value-type="float">
            <text:p>42</text:p>
          </table:table-cell>
          <table:table-cell table:formula="of:=[.$B43]/[.$E$1]" office:value-type="float" office:value="0.228265858314395" calcext:value-type="float">
            <text:p>0,22826585831439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778561644.8" calcext:value-type="float">
            <text:p>11778561644,8</text:p>
          </table:table-cell>
          <table:table-cell office:value-type="float" office:value="43" calcext:value-type="float">
            <text:p>43</text:p>
          </table:table-cell>
          <table:table-cell table:formula="of:=[.$B44]/[.$E$1]" office:value-type="float" office:value="0.237915121826156" calcext:value-type="float">
            <text:p>0,23791512182615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248666906.7" calcext:value-type="float">
            <text:p>12248666906,7</text:p>
          </table:table-cell>
          <table:table-cell office:value-type="float" office:value="44" calcext:value-type="float">
            <text:p>44</text:p>
          </table:table-cell>
          <table:table-cell table:formula="of:=[.$B45]/[.$E$1]" office:value-type="float" office:value="0.247410776221737" calcext:value-type="float">
            <text:p>0,24741077622173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714330856.6" calcext:value-type="float">
            <text:p>12714330856,6</text:p>
          </table:table-cell>
          <table:table-cell office:value-type="float" office:value="45" calcext:value-type="float">
            <text:p>45</text:p>
          </table:table-cell>
          <table:table-cell table:formula="of:=[.$B46]/[.$E$1]" office:value-type="float" office:value="0.256816720573135" calcext:value-type="float">
            <text:p>0,25681672057313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190101652.5" calcext:value-type="float">
            <text:p>13190101652,5</text:p>
          </table:table-cell>
          <table:table-cell office:value-type="float" office:value="46" calcext:value-type="float">
            <text:p>46</text:p>
          </table:table-cell>
          <table:table-cell table:formula="of:=[.$B47]/[.$E$1]" office:value-type="float" office:value="0.266426813068414" calcext:value-type="float">
            <text:p>0,26642681306841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76954639.7" calcext:value-type="float">
            <text:p>13676954639,7</text:p>
          </table:table-cell>
          <table:table-cell office:value-type="float" office:value="47" calcext:value-type="float">
            <text:p>47</text:p>
          </table:table-cell>
          <table:table-cell table:formula="of:=[.$B48]/[.$E$1]" office:value-type="float" office:value="0.276260754703576" calcext:value-type="float">
            <text:p>0,2762607547035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178491622.2" calcext:value-type="float">
            <text:p>14178491622,2</text:p>
          </table:table-cell>
          <table:table-cell office:value-type="float" office:value="48" calcext:value-type="float">
            <text:p>48</text:p>
          </table:table-cell>
          <table:table-cell table:formula="of:=[.$B49]/[.$E$1]" office:value-type="float" office:value="0.286391298303905" calcext:value-type="float">
            <text:p>0,28639129830390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59502850.1" calcext:value-type="float">
            <text:p>14659502850,1</text:p>
          </table:table-cell>
          <table:table-cell office:value-type="float" office:value="49" calcext:value-type="float">
            <text:p>49</text:p>
          </table:table-cell>
          <table:table-cell table:formula="of:=[.$B50]/[.$E$1]" office:value-type="float" office:value="0.296107242265204" calcext:value-type="float">
            <text:p>0,296107242265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43656830.9" calcext:value-type="float">
            <text:p>15143656830,9</text:p>
          </table:table-cell>
          <table:table-cell office:value-type="float" office:value="50" calcext:value-type="float">
            <text:p>50</text:p>
          </table:table-cell>
          <table:table-cell table:formula="of:=[.$B51]/[.$E$1]" office:value-type="float" office:value="0.305886666680366" calcext:value-type="float">
            <text:p>0,30588666668036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634442555.5" calcext:value-type="float">
            <text:p>15634442555,5</text:p>
          </table:table-cell>
          <table:table-cell office:value-type="float" office:value="51" calcext:value-type="float">
            <text:p>51</text:p>
          </table:table-cell>
          <table:table-cell table:formula="of:=[.$B52]/[.$E$1]" office:value-type="float" office:value="0.315800045663299" calcext:value-type="float">
            <text:p>0,31580004566329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129334121" calcext:value-type="float">
            <text:p>16129334121</text:p>
          </table:table-cell>
          <table:table-cell office:value-type="float" office:value="52" calcext:value-type="float">
            <text:p>52</text:p>
          </table:table-cell>
          <table:table-cell table:formula="of:=[.$B53]/[.$E$1]" office:value-type="float" office:value="0.325796358510942" calcext:value-type="float">
            <text:p>0,32579635851094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649092595.2" calcext:value-type="float">
            <text:p>16649092595,2</text:p>
          </table:table-cell>
          <table:table-cell office:value-type="float" office:value="53" calcext:value-type="float">
            <text:p>53</text:p>
          </table:table-cell>
          <table:table-cell table:formula="of:=[.$B54]/[.$E$1]" office:value-type="float" office:value="0.336294957952757" calcext:value-type="float">
            <text:p>0,33629495795275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42734299.3" calcext:value-type="float">
            <text:p>17142734299,3</text:p>
          </table:table-cell>
          <table:table-cell office:value-type="float" office:value="54" calcext:value-type="float">
            <text:p>54</text:p>
          </table:table-cell>
          <table:table-cell table:formula="of:=[.$B55]/[.$E$1]" office:value-type="float" office:value="0.346266024854739" calcext:value-type="float">
            <text:p>0,34626602485473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23152368.9" calcext:value-type="float">
            <text:p>17623152368,9</text:p>
          </table:table-cell>
          <table:table-cell office:value-type="float" office:value="55" calcext:value-type="float">
            <text:p>55</text:p>
          </table:table-cell>
          <table:table-cell table:formula="of:=[.$B56]/[.$E$1]" office:value-type="float" office:value="0.355969987613794" calcext:value-type="float">
            <text:p>0,35596998761379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107888856.6" calcext:value-type="float">
            <text:p>18107888856,6</text:p>
          </table:table-cell>
          <table:table-cell office:value-type="float" office:value="56" calcext:value-type="float">
            <text:p>56</text:p>
          </table:table-cell>
          <table:table-cell table:formula="of:=[.$B57]/[.$E$1]" office:value-type="float" office:value="0.365761178083612" calcext:value-type="float">
            <text:p>0,3657611780836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501144739.6" calcext:value-type="float">
            <text:p>18501144739,6</text:p>
          </table:table-cell>
          <table:table-cell office:value-type="float" office:value="57" calcext:value-type="float">
            <text:p>57</text:p>
          </table:table-cell>
          <table:table-cell table:formula="of:=[.$B58]/[.$E$1]" office:value-type="float" office:value="0.373704552167331" calcext:value-type="float">
            <text:p>0,37370455216733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993114345" calcext:value-type="float">
            <text:p>18993114345</text:p>
          </table:table-cell>
          <table:table-cell office:value-type="float" office:value="58" calcext:value-type="float">
            <text:p>58</text:p>
          </table:table-cell>
          <table:table-cell table:formula="of:=[.$B59]/[.$E$1]" office:value-type="float" office:value="0.383641844354037" calcext:value-type="float">
            <text:p>0,38364184435403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457486049.5" calcext:value-type="float">
            <text:p>19457486049,5</text:p>
          </table:table-cell>
          <table:table-cell office:value-type="float" office:value="59" calcext:value-type="float">
            <text:p>59</text:p>
          </table:table-cell>
          <table:table-cell table:formula="of:=[.$B60]/[.$E$1]" office:value-type="float" office:value="0.393021686645521" calcext:value-type="float">
            <text:p>0,3930216866455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25608691.6" calcext:value-type="float">
            <text:p>19925608691,6</text:p>
          </table:table-cell>
          <table:table-cell office:value-type="float" office:value="60" calcext:value-type="float">
            <text:p>60</text:p>
          </table:table-cell>
          <table:table-cell table:formula="of:=[.$B61]/[.$E$1]" office:value-type="float" office:value="0.402477294111308" calcext:value-type="float">
            <text:p>0,4024772941113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87552769.3" calcext:value-type="float">
            <text:p>20387552769,3</text:p>
          </table:table-cell>
          <table:table-cell office:value-type="float" office:value="61" calcext:value-type="float">
            <text:p>61</text:p>
          </table:table-cell>
          <table:table-cell table:formula="of:=[.$B62]/[.$E$1]" office:value-type="float" office:value="0.411808100778299" calcext:value-type="float">
            <text:p>0,41180810077829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848734802.6" calcext:value-type="float">
            <text:p>20848734802,6</text:p>
          </table:table-cell>
          <table:table-cell office:value-type="float" office:value="62" calcext:value-type="float">
            <text:p>62</text:p>
          </table:table-cell>
          <table:table-cell table:formula="of:=[.$B63]/[.$E$1]" office:value-type="float" office:value="0.421123514913355" calcext:value-type="float">
            <text:p>0,4211235149133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312050753" calcext:value-type="float">
            <text:p>21312050753</text:p>
          </table:table-cell>
          <table:table-cell office:value-type="float" office:value="63" calcext:value-type="float">
            <text:p>63</text:p>
          </table:table-cell>
          <table:table-cell table:formula="of:=[.$B64]/[.$E$1]" office:value-type="float" office:value="0.430482032031792" calcext:value-type="float">
            <text:p>0,43048203203179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760913493.5" calcext:value-type="float">
            <text:p>21760913493,5</text:p>
          </table:table-cell>
          <table:table-cell office:value-type="float" office:value="64" calcext:value-type="float">
            <text:p>64</text:p>
          </table:table-cell>
          <table:table-cell table:formula="of:=[.$B65]/[.$E$1]" office:value-type="float" office:value="0.439548608818476" calcext:value-type="float">
            <text:p>0,43954860881847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202287807.5" calcext:value-type="float">
            <text:p>22202287807,5</text:p>
          </table:table-cell>
          <table:table-cell office:value-type="float" office:value="65" calcext:value-type="float">
            <text:p>65</text:p>
          </table:table-cell>
          <table:table-cell table:formula="of:=[.$B66]/[.$E$1]" office:value-type="float" office:value="0.448463926906794" calcext:value-type="float">
            <text:p>0,44846392690679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610137904.7" calcext:value-type="float">
            <text:p>22610137904,7</text:p>
          </table:table-cell>
          <table:table-cell office:value-type="float" office:value="66" calcext:value-type="float">
            <text:p>66</text:p>
          </table:table-cell>
          <table:table-cell table:formula="of:=[.$B67]/[.$E$1]" office:value-type="float" office:value="0.456702089467584" calcext:value-type="float">
            <text:p>0,45670208946758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030976858.8" calcext:value-type="float">
            <text:p>23030976858,8</text:p>
          </table:table-cell>
          <table:table-cell office:value-type="float" office:value="67" calcext:value-type="float">
            <text:p>67</text:p>
          </table:table-cell>
          <table:table-cell table:formula="of:=[.$B68]/[.$E$1]" office:value-type="float" office:value="0.465202613899452" calcext:value-type="float">
            <text:p>0,46520261389945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442808353" calcext:value-type="float">
            <text:p>23442808353</text:p>
          </table:table-cell>
          <table:table-cell office:value-type="float" office:value="68" calcext:value-type="float">
            <text:p>68</text:p>
          </table:table-cell>
          <table:table-cell table:formula="of:=[.$B69]/[.$E$1]" office:value-type="float" office:value="0.473521196683089" calcext:value-type="float">
            <text:p>0,47352119668308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844410555.7" calcext:value-type="float">
            <text:p>23844410555,7</text:p>
          </table:table-cell>
          <table:table-cell office:value-type="float" office:value="69" calcext:value-type="float">
            <text:p>69</text:p>
          </table:table-cell>
          <table:table-cell table:formula="of:=[.$B70]/[.$E$1]" office:value-type="float" office:value="0.481633158046658" calcext:value-type="float">
            <text:p>0,48163315804665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249634691.2" calcext:value-type="float">
            <text:p>24249634691,2</text:p>
          </table:table-cell>
          <table:table-cell office:value-type="float" office:value="70" calcext:value-type="float">
            <text:p>70</text:p>
          </table:table-cell>
          <table:table-cell table:formula="of:=[.$B71]/[.$E$1]" office:value-type="float" office:value="0.489818278817065" calcext:value-type="float">
            <text:p>0,48981827881706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563377019.4" calcext:value-type="float">
            <text:p>24563377019,4</text:p>
          </table:table-cell>
          <table:table-cell office:value-type="float" office:value="71" calcext:value-type="float">
            <text:p>71</text:p>
          </table:table-cell>
          <table:table-cell table:formula="of:=[.$B72]/[.$E$1]" office:value-type="float" office:value="0.496155558910062" calcext:value-type="float">
            <text:p>0,49615555891006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930969045.5" calcext:value-type="float">
            <text:p>24930969045,5</text:p>
          </table:table-cell>
          <table:table-cell office:value-type="float" office:value="72" calcext:value-type="float">
            <text:p>72</text:p>
          </table:table-cell>
          <table:table-cell table:formula="of:=[.$B73]/[.$E$1]" office:value-type="float" office:value="0.503580548845952" calcext:value-type="float">
            <text:p>0,50358054884595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305351248.9" calcext:value-type="float">
            <text:p>25305351248,9</text:p>
          </table:table-cell>
          <table:table-cell office:value-type="float" office:value="73" calcext:value-type="float">
            <text:p>73</text:p>
          </table:table-cell>
          <table:table-cell table:formula="of:=[.$B74]/[.$E$1]" office:value-type="float" office:value="0.511142693547278" calcext:value-type="float">
            <text:p>0,5111426935472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671268766.5" calcext:value-type="float">
            <text:p>25671268766,5</text:p>
          </table:table-cell>
          <table:table-cell office:value-type="float" office:value="74" calcext:value-type="float">
            <text:p>74</text:p>
          </table:table-cell>
          <table:table-cell table:formula="of:=[.$B75]/[.$E$1]" office:value-type="float" office:value="0.518533860092351" calcext:value-type="float">
            <text:p>0,51853386009235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996514187.2" calcext:value-type="float">
            <text:p>25996514187,2</text:p>
          </table:table-cell>
          <table:table-cell office:value-type="float" office:value="75" calcext:value-type="float">
            <text:p>75</text:p>
          </table:table-cell>
          <table:table-cell table:formula="of:=[.$B76]/[.$E$1]" office:value-type="float" office:value="0.525103491106967" calcext:value-type="float">
            <text:p>0,52510349110696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339365534.3" calcext:value-type="float">
            <text:p>26339365534,3</text:p>
          </table:table-cell>
          <table:table-cell office:value-type="float" office:value="76" calcext:value-type="float">
            <text:p>76</text:p>
          </table:table-cell>
          <table:table-cell table:formula="of:=[.$B77]/[.$E$1]" office:value-type="float" office:value="0.532028744161916" calcext:value-type="float">
            <text:p>0,5320287441619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630382316.3" calcext:value-type="float">
            <text:p>26630382316,3</text:p>
          </table:table-cell>
          <table:table-cell office:value-type="float" office:value="77" calcext:value-type="float">
            <text:p>77</text:p>
          </table:table-cell>
          <table:table-cell table:formula="of:=[.$B78]/[.$E$1]" office:value-type="float" office:value="0.537906991033727" calcext:value-type="float">
            <text:p>0,53790699103372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907041280.8" calcext:value-type="float">
            <text:p>26907041280,8</text:p>
          </table:table-cell>
          <table:table-cell office:value-type="float" office:value="78" calcext:value-type="float">
            <text:p>78</text:p>
          </table:table-cell>
          <table:table-cell table:formula="of:=[.$B79]/[.$E$1]" office:value-type="float" office:value="0.543495224404512" calcext:value-type="float">
            <text:p>0,5434952244045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157504720.6" calcext:value-type="float">
            <text:p>27157504720,6</text:p>
          </table:table-cell>
          <table:table-cell office:value-type="float" office:value="79" calcext:value-type="float">
            <text:p>79</text:p>
          </table:table-cell>
          <table:table-cell table:formula="of:=[.$B80]/[.$E$1]" office:value-type="float" office:value="0.548554334471599" calcext:value-type="float">
            <text:p>0,54855433447159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416289226.1" calcext:value-type="float">
            <text:p>27416289226,1</text:p>
          </table:table-cell>
          <table:table-cell office:value-type="float" office:value="80" calcext:value-type="float">
            <text:p>80</text:p>
          </table:table-cell>
          <table:table-cell table:formula="of:=[.$B81]/[.$E$1]" office:value-type="float" office:value="0.553781521713085" calcext:value-type="float">
            <text:p>0,55378152171308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581273542.9" calcext:value-type="float">
            <text:p>27581273542,9</text:p>
          </table:table-cell>
          <table:table-cell office:value-type="float" office:value="81" calcext:value-type="float">
            <text:p>81</text:p>
          </table:table-cell>
          <table:table-cell table:formula="of:=[.$B82]/[.$E$1]" office:value-type="float" office:value="0.557114039300087" calcext:value-type="float">
            <text:p>0,55711403930008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849323216" calcext:value-type="float">
            <text:p>27849323216</text:p>
          </table:table-cell>
          <table:table-cell office:value-type="float" office:value="82" calcext:value-type="float">
            <text:p>82</text:p>
          </table:table-cell>
          <table:table-cell table:formula="of:=[.$B83]/[.$E$1]" office:value-type="float" office:value="0.562528373626655" calcext:value-type="float">
            <text:p>0,56252837362665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055784807" calcext:value-type="float">
            <text:p>28055784807</text:p>
          </table:table-cell>
          <table:table-cell office:value-type="float" office:value="83" calcext:value-type="float">
            <text:p>83</text:p>
          </table:table-cell>
          <table:table-cell table:formula="of:=[.$B84]/[.$E$1]" office:value-type="float" office:value="0.566698690517332" calcext:value-type="float">
            <text:p>0,56669869051733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259489715.6" calcext:value-type="float">
            <text:p>28259489715,6</text:p>
          </table:table-cell>
          <table:table-cell office:value-type="float" office:value="84" calcext:value-type="float">
            <text:p>84</text:p>
          </table:table-cell>
          <table:table-cell table:formula="of:=[.$B85]/[.$E$1]" office:value-type="float" office:value="0.570813325190705" calcext:value-type="float">
            <text:p>0,57081332519070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442650599.5" calcext:value-type="float">
            <text:p>28442650599,5</text:p>
          </table:table-cell>
          <table:table-cell office:value-type="float" office:value="85" calcext:value-type="float">
            <text:p>85</text:p>
          </table:table-cell>
          <table:table-cell table:formula="of:=[.$B86]/[.$E$1]" office:value-type="float" office:value="0.574512991187367" calcext:value-type="float">
            <text:p>0,57451299118736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599566461.3" calcext:value-type="float">
            <text:p>28599566461,3</text:p>
          </table:table-cell>
          <table:table-cell office:value-type="float" office:value="86" calcext:value-type="float">
            <text:p>86</text:p>
          </table:table-cell>
          <table:table-cell table:formula="of:=[.$B87]/[.$E$1]" office:value-type="float" office:value="0.577682534082538" calcext:value-type="float">
            <text:p>0,57768253408253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714810677.8" calcext:value-type="float">
            <text:p>28714810677,8</text:p>
          </table:table-cell>
          <table:table-cell office:value-type="float" office:value="87" calcext:value-type="float">
            <text:p>87</text:p>
          </table:table-cell>
          <table:table-cell table:formula="of:=[.$B88]/[.$E$1]" office:value-type="float" office:value="0.580010351572924" calcext:value-type="float">
            <text:p>0,5800103515729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843504879.8" calcext:value-type="float">
            <text:p>28843504879,8</text:p>
          </table:table-cell>
          <table:table-cell office:value-type="float" office:value="88" calcext:value-type="float">
            <text:p>88</text:p>
          </table:table-cell>
          <table:table-cell table:formula="of:=[.$B89]/[.$E$1]" office:value-type="float" office:value="0.582609845269225" calcext:value-type="float">
            <text:p>0,58260984526922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953322995.7" calcext:value-type="float">
            <text:p>28953322995,7</text:p>
          </table:table-cell>
          <table:table-cell office:value-type="float" office:value="89" calcext:value-type="float">
            <text:p>89</text:p>
          </table:table-cell>
          <table:table-cell table:formula="of:=[.$B90]/[.$E$1]" office:value-type="float" office:value="0.584828060974247" calcext:value-type="float">
            <text:p>0,5848280609742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040849066.9" calcext:value-type="float">
            <text:p>29040849066,9</text:p>
          </table:table-cell>
          <table:table-cell office:value-type="float" office:value="90" calcext:value-type="float">
            <text:p>90</text:p>
          </table:table-cell>
          <table:table-cell table:formula="of:=[.$B91]/[.$E$1]" office:value-type="float" office:value="0.586595999753233" calcext:value-type="float">
            <text:p>0,58659599975323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115207392.2" calcext:value-type="float">
            <text:p>29115207392,2</text:p>
          </table:table-cell>
          <table:table-cell office:value-type="float" office:value="91" calcext:value-type="float">
            <text:p>91</text:p>
          </table:table-cell>
          <table:table-cell table:formula="of:=[.$B92]/[.$E$1]" office:value-type="float" office:value="0.588097963282909" calcext:value-type="float">
            <text:p>0,58809796328290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172698048.7" calcext:value-type="float">
            <text:p>29172698048,7</text:p>
          </table:table-cell>
          <table:table-cell office:value-type="float" office:value="92" calcext:value-type="float">
            <text:p>92</text:p>
          </table:table-cell>
          <table:table-cell table:formula="of:=[.$B93]/[.$E$1]" office:value-type="float" office:value="0.589259216834705" calcext:value-type="float">
            <text:p>0,58925921683470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212086779.5" calcext:value-type="float">
            <text:p>29212086779,5</text:p>
          </table:table-cell>
          <table:table-cell office:value-type="float" office:value="93" calcext:value-type="float">
            <text:p>93</text:p>
          </table:table-cell>
          <table:table-cell table:formula="of:=[.$B94]/[.$E$1]" office:value-type="float" office:value="0.590054829658194" calcext:value-type="float">
            <text:p>0,59005482965819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228667533.9" calcext:value-type="float">
            <text:p>29228667533,9</text:p>
          </table:table-cell>
          <table:table-cell office:value-type="float" office:value="94" calcext:value-type="float">
            <text:p>94</text:p>
          </table:table-cell>
          <table:table-cell table:formula="of:=[.$B95]/[.$E$1]" office:value-type="float" office:value="0.590389744253202" calcext:value-type="float">
            <text:p>0,59038974425320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227555366.5" calcext:value-type="float">
            <text:p>29227555366,5</text:p>
          </table:table-cell>
          <table:table-cell office:value-type="float" office:value="95" calcext:value-type="float">
            <text:p>95</text:p>
          </table:table-cell>
          <table:table-cell table:formula="of:=[.$B96]/[.$E$1]" office:value-type="float" office:value="0.590367279588123" calcext:value-type="float">
            <text:p>0,59036727958812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182544603.7" calcext:value-type="float">
            <text:p>29182544603,7</text:p>
          </table:table-cell>
          <table:table-cell office:value-type="float" office:value="96" calcext:value-type="float">
            <text:p>96</text:p>
          </table:table-cell>
          <table:table-cell table:formula="of:=[.$B97]/[.$E$1]" office:value-type="float" office:value="0.589458107361667" calcext:value-type="float">
            <text:p>0,58945810736166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142593013.9" calcext:value-type="float">
            <text:p>29142593013,9</text:p>
          </table:table-cell>
          <table:table-cell office:value-type="float" office:value="97" calcext:value-type="float">
            <text:p>97</text:p>
          </table:table-cell>
          <table:table-cell table:formula="of:=[.$B98]/[.$E$1]" office:value-type="float" office:value="0.58865112535138" calcext:value-type="float">
            <text:p>0,588651125351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088198008.6" calcext:value-type="float">
            <text:p>29088198008,6</text:p>
          </table:table-cell>
          <table:table-cell office:value-type="float" office:value="98" calcext:value-type="float">
            <text:p>98</text:p>
          </table:table-cell>
          <table:table-cell table:formula="of:=[.$B99]/[.$E$1]" office:value-type="float" office:value="0.587552400846389" calcext:value-type="float">
            <text:p>0,58755240084638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016155495.7" calcext:value-type="float">
            <text:p>29016155495,7</text:p>
          </table:table-cell>
          <table:table-cell office:value-type="float" office:value="99" calcext:value-type="float">
            <text:p>99</text:p>
          </table:table-cell>
          <table:table-cell table:formula="of:=[.$B100]/[.$E$1]" office:value-type="float" office:value="0.586097214402564" calcext:value-type="float">
            <text:p>0,5860972144025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26371812.3" calcext:value-type="float">
            <text:p>28926371812,3</text:p>
          </table:table-cell>
          <table:table-cell office:value-type="float" office:value="100" calcext:value-type="float">
            <text:p>100</text:p>
          </table:table-cell>
          <table:table-cell table:formula="of:=[.$B101]/[.$E$1]" office:value-type="float" office:value="0.584283674123345" calcext:value-type="float">
            <text:p>0,58428367412334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744079681.9" calcext:value-type="float">
            <text:p>28744079681,9</text:p>
          </table:table-cell>
          <table:table-cell office:value-type="float" office:value="101" calcext:value-type="float">
            <text:p>101</text:p>
          </table:table-cell>
          <table:table-cell table:formula="of:=[.$B102]/[.$E$1]" office:value-type="float" office:value="0.580601556075322" calcext:value-type="float">
            <text:p>0,58060155607532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612855766.1" calcext:value-type="float">
            <text:p>28612855766,1</text:p>
          </table:table-cell>
          <table:table-cell office:value-type="float" office:value="102" calcext:value-type="float">
            <text:p>102</text:p>
          </table:table-cell>
          <table:table-cell table:formula="of:=[.$B103]/[.$E$1]" office:value-type="float" office:value="0.577950964699605" calcext:value-type="float">
            <text:p>0,57795096469960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462030198.1" calcext:value-type="float">
            <text:p>28462030198,1</text:p>
          </table:table-cell>
          <table:table-cell office:value-type="float" office:value="103" calcext:value-type="float">
            <text:p>103</text:p>
          </table:table-cell>
          <table:table-cell table:formula="of:=[.$B104]/[.$E$1]" office:value-type="float" office:value="0.574904439625717" calcext:value-type="float">
            <text:p>0,57490443962571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302398024.4" calcext:value-type="float">
            <text:p>28302398024,4</text:p>
          </table:table-cell>
          <table:table-cell office:value-type="float" office:value="104" calcext:value-type="float">
            <text:p>104</text:p>
          </table:table-cell>
          <table:table-cell table:formula="of:=[.$B105]/[.$E$1]" office:value-type="float" office:value="0.571680029956818" calcext:value-type="float">
            <text:p>0,57168002995681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043076359.8" calcext:value-type="float">
            <text:p>28043076359,8</text:p>
          </table:table-cell>
          <table:table-cell office:value-type="float" office:value="105" calcext:value-type="float">
            <text:p>105</text:p>
          </table:table-cell>
          <table:table-cell table:formula="of:=[.$B106]/[.$E$1]" office:value-type="float" office:value="0.566441992640716" calcext:value-type="float">
            <text:p>0,5664419926407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842353217.2" calcext:value-type="float">
            <text:p>27842353217,2</text:p>
          </table:table-cell>
          <table:table-cell office:value-type="float" office:value="106" calcext:value-type="float">
            <text:p>106</text:p>
          </table:table-cell>
          <table:table-cell table:formula="of:=[.$B107]/[.$E$1]" office:value-type="float" office:value="0.562387586647427" calcext:value-type="float">
            <text:p>0,56238758664742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632215744.1" calcext:value-type="float">
            <text:p>27632215744,1</text:p>
          </table:table-cell>
          <table:table-cell office:value-type="float" office:value="107" calcext:value-type="float">
            <text:p>107</text:p>
          </table:table-cell>
          <table:table-cell table:formula="of:=[.$B108]/[.$E$1]" office:value-type="float" office:value="0.558143020628205" calcext:value-type="float">
            <text:p>0,55814302062820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406207957.6" calcext:value-type="float">
            <text:p>27406207957,6</text:p>
          </table:table-cell>
          <table:table-cell office:value-type="float" office:value="108" calcext:value-type="float">
            <text:p>108</text:p>
          </table:table-cell>
          <table:table-cell table:formula="of:=[.$B109]/[.$E$1]" office:value-type="float" office:value="0.55357789020903" calcext:value-type="float">
            <text:p>0,5535778902090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152923810.6" calcext:value-type="float">
            <text:p>27152923810,6</text:p>
          </table:table-cell>
          <table:table-cell office:value-type="float" office:value="109" calcext:value-type="float">
            <text:p>109</text:p>
          </table:table-cell>
          <table:table-cell table:formula="of:=[.$B110]/[.$E$1]" office:value-type="float" office:value="0.548461804687947" calcext:value-type="float">
            <text:p>0,54846180468794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860998805.8" calcext:value-type="float">
            <text:p>26860998805,8</text:p>
          </table:table-cell>
          <table:table-cell office:value-type="float" office:value="110" calcext:value-type="float">
            <text:p>110</text:p>
          </table:table-cell>
          <table:table-cell table:formula="of:=[.$B111]/[.$E$1]" office:value-type="float" office:value="0.542565212627256" calcext:value-type="float">
            <text:p>0,54256521262725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569999785" calcext:value-type="float">
            <text:p>26569999785</text:p>
          </table:table-cell>
          <table:table-cell office:value-type="float" office:value="111" calcext:value-type="float">
            <text:p>111</text:p>
          </table:table-cell>
          <table:table-cell table:formula="of:=[.$B112]/[.$E$1]" office:value-type="float" office:value="0.536687324513855" calcext:value-type="float">
            <text:p>0,53668732451385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452813719.7" calcext:value-type="float">
            <text:p>26452813719,7</text:p>
          </table:table-cell>
          <table:table-cell office:value-type="float" office:value="112" calcext:value-type="float">
            <text:p>112</text:p>
          </table:table-cell>
          <table:table-cell table:formula="of:=[.$B113]/[.$E$1]" office:value-type="float" office:value="0.53432028362695" calcext:value-type="float">
            <text:p>0,5343202836269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407354746.3" calcext:value-type="float">
            <text:p>26407354746,3</text:p>
          </table:table-cell>
          <table:table-cell office:value-type="float" office:value="113" calcext:value-type="float">
            <text:p>113</text:p>
          </table:table-cell>
          <table:table-cell table:formula="of:=[.$B114]/[.$E$1]" office:value-type="float" office:value="0.533402057996291" calcext:value-type="float">
            <text:p>0,53340205799629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061888726" calcext:value-type="float">
            <text:p>26061888726</text:p>
          </table:table-cell>
          <table:table-cell office:value-type="float" office:value="114" calcext:value-type="float">
            <text:p>114</text:p>
          </table:table-cell>
          <table:table-cell table:formula="of:=[.$B115]/[.$E$1]" office:value-type="float" office:value="0.526423991167328" calcext:value-type="float">
            <text:p>0,52642399116732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206186152.3" calcext:value-type="float">
            <text:p>26206186152,3</text:p>
          </table:table-cell>
          <table:table-cell office:value-type="float" office:value="115" calcext:value-type="float">
            <text:p>115</text:p>
          </table:table-cell>
          <table:table-cell table:formula="of:=[.$B116]/[.$E$1]" office:value-type="float" office:value="0.529338654331868" calcext:value-type="float">
            <text:p>0,52933865433186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727519133.4" calcext:value-type="float">
            <text:p>25727519133,4</text:p>
          </table:table-cell>
          <table:table-cell office:value-type="float" office:value="116" calcext:value-type="float">
            <text:p>116</text:p>
          </table:table-cell>
          <table:table-cell table:formula="of:=[.$B117]/[.$E$1]" office:value-type="float" office:value="0.519670061039237" calcext:value-type="float">
            <text:p>0,51967006103923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768886782.5" calcext:value-type="float">
            <text:p>26768886782,5</text:p>
          </table:table-cell>
          <table:table-cell office:value-type="float" office:value="117" calcext:value-type="float">
            <text:p>117</text:p>
          </table:table-cell>
          <table:table-cell table:formula="of:=[.$B118]/[.$E$1]" office:value-type="float" office:value="0.54070464221926" calcext:value-type="float">
            <text:p>0,540704642219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974568622.2" calcext:value-type="float">
            <text:p>28974568622,2</text:p>
          </table:table-cell>
          <table:table-cell office:value-type="float" office:value="118" calcext:value-type="float">
            <text:p>118</text:p>
          </table:table-cell>
          <table:table-cell table:formula="of:=[.$B119]/[.$E$1]" office:value-type="float" office:value="0.585257201303045" calcext:value-type="float">
            <text:p>0,58525720130304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255188602.7" calcext:value-type="float">
            <text:p>36255188602,7</text:p>
          </table:table-cell>
          <table:table-cell office:value-type="float" office:value="119" calcext:value-type="float">
            <text:p>119</text:p>
          </table:table-cell>
          <table:table-cell table:formula="of:=[.$B120]/[.$E$1]" office:value-type="float" office:value="0.732318416574209" calcext:value-type="float">
            <text:p>0,73231841657420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839219023.2" calcext:value-type="float">
            <text:p>48839219023,2</text:p>
          </table:table-cell>
          <table:table-cell office:value-type="float" office:value="120" calcext:value-type="float">
            <text:p>120</text:p>
          </table:table-cell>
          <table:table-cell table:formula="of:=[.$B121]/[.$E$1]" office:value-type="float" office:value="0.986503199134572" calcext:value-type="float">
            <text:p>0,98650319913457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800958517.8" calcext:value-type="float">
            <text:p>47800958517,8</text:p>
          </table:table-cell>
          <table:table-cell office:value-type="float" office:value="121" calcext:value-type="float">
            <text:p>121</text:p>
          </table:table-cell>
          <table:table-cell table:formula="of:=[.$B122]/[.$E$1]" office:value-type="float" office:value="0.965531379138318" calcext:value-type="float">
            <text:p>0,96553137913831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729788847.4" calcext:value-type="float">
            <text:p>46729788847,4</text:p>
          </table:table-cell>
          <table:table-cell office:value-type="float" office:value="122" calcext:value-type="float">
            <text:p>122</text:p>
          </table:table-cell>
          <table:table-cell table:formula="of:=[.$B123]/[.$E$1]" office:value-type="float" office:value="0.943894827043503" calcext:value-type="float">
            <text:p>0,94389482704350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634126014.8" calcext:value-type="float">
            <text:p>45634126014,8</text:p>
          </table:table-cell>
          <table:table-cell office:value-type="float" office:value="123" calcext:value-type="float">
            <text:p>123</text:p>
          </table:table-cell>
          <table:table-cell table:formula="of:=[.$B124]/[.$E$1]" office:value-type="float" office:value="0.921763537658649" calcext:value-type="float">
            <text:p>0,92176353765864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088364338.7" calcext:value-type="float">
            <text:p>44088364338,7</text:p>
          </table:table-cell>
          <table:table-cell office:value-type="float" office:value="124" calcext:value-type="float">
            <text:p>124</text:p>
          </table:table-cell>
          <table:table-cell table:formula="of:=[.$B125]/[.$E$1]" office:value-type="float" office:value="0.890540703447317" calcext:value-type="float">
            <text:p>0,89054070344731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074996517.2" calcext:value-type="float">
            <text:p>11074996517,2</text:p>
          </table:table-cell>
          <table:table-cell office:value-type="float" office:value="125" calcext:value-type="float">
            <text:p>125</text:p>
          </table:table-cell>
          <table:table-cell table:formula="of:=[.$B126]/[.$E$1]" office:value-type="float" office:value="0.223703812492008" calcext:value-type="float">
            <text:p>0,22370381249200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53135763.87" calcext:value-type="float">
            <text:p>6353135763,87</text:p>
          </table:table-cell>
          <table:table-cell office:value-type="float" office:value="126" calcext:value-type="float">
            <text:p>126</text:p>
          </table:table-cell>
          <table:table-cell table:formula="of:=[.$B127]/[.$E$1]" office:value-type="float" office:value="0.128326965110086" calcext:value-type="float">
            <text:p>0,12832696511008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96068742.89" calcext:value-type="float">
            <text:p>4696068742,89</text:p>
          </table:table-cell>
          <table:table-cell office:value-type="float" office:value="127" calcext:value-type="float">
            <text:p>127</text:p>
          </table:table-cell>
          <table:table-cell table:formula="of:=[.$B128]/[.$E$1]" office:value-type="float" office:value="0.0948558746612266" calcext:value-type="float">
            <text:p>0,0948558746612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63546415.89" calcext:value-type="float">
            <text:p>4263546415,89</text:p>
          </table:table-cell>
          <table:table-cell office:value-type="float" office:value="128" calcext:value-type="float">
            <text:p>128</text:p>
          </table:table-cell>
          <table:table-cell table:formula="of:=[.$B129]/[.$E$1]" office:value-type="float" office:value="0.0861193578246256" calcext:value-type="float">
            <text:p>0,08611935782462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74871654.88" calcext:value-type="float">
            <text:p>3674871654,88</text:p>
          </table:table-cell>
          <table:table-cell office:value-type="float" office:value="129" calcext:value-type="float">
            <text:p>129</text:p>
          </table:table-cell>
          <table:table-cell table:formula="of:=[.$B130]/[.$E$1]" office:value-type="float" office:value="0.0742287185678783" calcext:value-type="float">
            <text:p>0,07422871856787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00176722.26" calcext:value-type="float">
            <text:p>3400176722,26</text:p>
          </table:table-cell>
          <table:table-cell office:value-type="float" office:value="130" calcext:value-type="float">
            <text:p>130</text:p>
          </table:table-cell>
          <table:table-cell table:formula="of:=[.$B131]/[.$E$1]" office:value-type="float" office:value="0.0686801566695613" calcext:value-type="float">
            <text:p>0,06868015666956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87822596.64" calcext:value-type="float">
            <text:p>3287822596,64</text:p>
          </table:table-cell>
          <table:table-cell office:value-type="float" office:value="131" calcext:value-type="float">
            <text:p>131</text:p>
          </table:table-cell>
          <table:table-cell table:formula="of:=[.$B132]/[.$E$1]" office:value-type="float" office:value="0.0664107161138586" calcext:value-type="float">
            <text:p>0,06641071611385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74521065.08" calcext:value-type="float">
            <text:p>3074521065,08</text:p>
          </table:table-cell>
          <table:table-cell office:value-type="float" office:value="132" calcext:value-type="float">
            <text:p>132</text:p>
          </table:table-cell>
          <table:table-cell table:formula="of:=[.$B133]/[.$E$1]" office:value-type="float" office:value="0.0621022392898478" calcext:value-type="float">
            <text:p>0,0621022392898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96464441.43" calcext:value-type="float">
            <text:p>2896464441,43</text:p>
          </table:table-cell>
          <table:table-cell office:value-type="float" office:value="133" calcext:value-type="float">
            <text:p>133</text:p>
          </table:table-cell>
          <table:table-cell table:formula="of:=[.$B134]/[.$E$1]" office:value-type="float" office:value="0.0585056742265452" calcext:value-type="float">
            <text:p>0,05850567422654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03310037.64" calcext:value-type="float">
            <text:p>2803310037,64</text:p>
          </table:table-cell>
          <table:table-cell office:value-type="float" office:value="134" calcext:value-type="float">
            <text:p>134</text:p>
          </table:table-cell>
          <table:table-cell table:formula="of:=[.$B135]/[.$E$1]" office:value-type="float" office:value="0.0566240487789995" calcext:value-type="float">
            <text:p>0,05662404877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83018916.08" calcext:value-type="float">
            <text:p>2683018916,08</text:p>
          </table:table-cell>
          <table:table-cell office:value-type="float" office:value="135" calcext:value-type="float">
            <text:p>135</text:p>
          </table:table-cell>
          <table:table-cell table:formula="of:=[.$B136]/[.$E$1]" office:value-type="float" office:value="0.0541942888725183" calcext:value-type="float">
            <text:p>0,05419428887251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23356815.09" calcext:value-type="float">
            <text:p>2523356815,09</text:p>
          </table:table-cell>
          <table:table-cell office:value-type="float" office:value="136" calcext:value-type="float">
            <text:p>136</text:p>
          </table:table-cell>
          <table:table-cell table:formula="of:=[.$B137]/[.$E$1]" office:value-type="float" office:value="0.0509692747024031" calcext:value-type="float">
            <text:p>0,05096927470240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94982018.09" calcext:value-type="float">
            <text:p>2394982018,09</text:p>
          </table:table-cell>
          <table:table-cell office:value-type="float" office:value="137" calcext:value-type="float">
            <text:p>137</text:p>
          </table:table-cell>
          <table:table-cell table:formula="of:=[.$B138]/[.$E$1]" office:value-type="float" office:value="0.0483762326664812" calcext:value-type="float">
            <text:p>0,04837623266648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80839032.68" calcext:value-type="float">
            <text:p>2280839032,68</text:p>
          </table:table-cell>
          <table:table-cell office:value-type="float" office:value="138" calcext:value-type="float">
            <text:p>138</text:p>
          </table:table-cell>
          <table:table-cell table:formula="of:=[.$B139]/[.$E$1]" office:value-type="float" office:value="0.0460706589386899" calcext:value-type="float">
            <text:p>0,0460706589386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55286800.81" calcext:value-type="float">
            <text:p>2055286800,81</text:p>
          </table:table-cell>
          <table:table-cell office:value-type="float" office:value="139" calcext:value-type="float">
            <text:p>139</text:p>
          </table:table-cell>
          <table:table-cell table:formula="of:=[.$B140]/[.$E$1]" office:value-type="float" office:value="0.0415147302657519" calcext:value-type="float">
            <text:p>0,04151473026575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21922944.55" calcext:value-type="float">
            <text:p>1921922944,55</text:p>
          </table:table-cell>
          <table:table-cell office:value-type="float" office:value="140" calcext:value-type="float">
            <text:p>140</text:p>
          </table:table-cell>
          <table:table-cell table:formula="of:=[.$B141]/[.$E$1]" office:value-type="float" office:value="0.038820914240829" calcext:value-type="float">
            <text:p>0,03882091424082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90606556.96" calcext:value-type="float">
            <text:p>1790606556,96</text:p>
          </table:table-cell>
          <table:table-cell office:value-type="float" office:value="141" calcext:value-type="float">
            <text:p>141</text:p>
          </table:table-cell>
          <table:table-cell table:formula="of:=[.$B142]/[.$E$1]" office:value-type="float" office:value="0.0361684550277774" calcext:value-type="float">
            <text:p>0,03616845502777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28677042.5" calcext:value-type="float">
            <text:p>1628677042,5</text:p>
          </table:table-cell>
          <table:table-cell office:value-type="float" office:value="142" calcext:value-type="float">
            <text:p>142</text:p>
          </table:table-cell>
          <table:table-cell table:formula="of:=[.$B143]/[.$E$1]" office:value-type="float" office:value="0.032897641381613" calcext:value-type="float">
            <text:p>0,03289764138161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27322442.52" calcext:value-type="float">
            <text:p>1527322442,52</text:p>
          </table:table-cell>
          <table:table-cell office:value-type="float" office:value="143" calcext:value-type="float">
            <text:p>143</text:p>
          </table:table-cell>
          <table:table-cell table:formula="of:=[.$B144]/[.$E$1]" office:value-type="float" office:value="0.030850380202441" calcext:value-type="float">
            <text:p>0,03085038020244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7642846.28" calcext:value-type="float">
            <text:p>1457642846,28</text:p>
          </table:table-cell>
          <table:table-cell office:value-type="float" office:value="144" calcext:value-type="float">
            <text:p>144</text:p>
          </table:table-cell>
          <table:table-cell table:formula="of:=[.$B145]/[.$E$1]" office:value-type="float" office:value="0.0294429223032368" calcext:value-type="float">
            <text:p>0,02944292230323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35934422.11" calcext:value-type="float">
            <text:p>1335934422,11</text:p>
          </table:table-cell>
          <table:table-cell office:value-type="float" office:value="145" calcext:value-type="float">
            <text:p>145</text:p>
          </table:table-cell>
          <table:table-cell table:formula="of:=[.$B146]/[.$E$1]" office:value-type="float" office:value="0.0269845343067314" calcext:value-type="float">
            <text:p>0,02698453430673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6189528.5" calcext:value-type="float">
            <text:p>1196189528,5</text:p>
          </table:table-cell>
          <table:table-cell office:value-type="float" office:value="146" calcext:value-type="float">
            <text:p>146</text:p>
          </table:table-cell>
          <table:table-cell table:formula="of:=[.$B147]/[.$E$1]" office:value-type="float" office:value="0.0241618277326665" calcext:value-type="float">
            <text:p>0,02416182773266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91542713.06" calcext:value-type="float">
            <text:p>1091542713,06</text:p>
          </table:table-cell>
          <table:table-cell office:value-type="float" office:value="147" calcext:value-type="float">
            <text:p>147</text:p>
          </table:table-cell>
          <table:table-cell table:formula="of:=[.$B148]/[.$E$1]" office:value-type="float" office:value="0.0220480671059503" calcext:value-type="float">
            <text:p>0,0220480671059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806304.85" calcext:value-type="float">
            <text:p>1000806304,85</text:p>
          </table:table-cell>
          <table:table-cell office:value-type="float" office:value="148" calcext:value-type="float">
            <text:p>148</text:p>
          </table:table-cell>
          <table:table-cell table:formula="of:=[.$B149]/[.$E$1]" office:value-type="float" office:value="0.0202152827419206" calcext:value-type="float">
            <text:p>0,02021528274192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01156669.507" calcext:value-type="float">
            <text:p>901156669,507</text:p>
          </table:table-cell>
          <table:table-cell office:value-type="float" office:value="149" calcext:value-type="float">
            <text:p>149</text:p>
          </table:table-cell>
          <table:table-cell table:formula="of:=[.$B150]/[.$E$1]" office:value-type="float" office:value="0.0182024601369611" calcext:value-type="float">
            <text:p>0,0182024601369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34169526.113" calcext:value-type="float">
            <text:p>834169526,113</text:p>
          </table:table-cell>
          <table:table-cell office:value-type="float" office:value="150" calcext:value-type="float">
            <text:p>150</text:p>
          </table:table-cell>
          <table:table-cell table:formula="of:=[.$B151]/[.$E$1]" office:value-type="float" office:value="0.016849387082544" calcext:value-type="float">
            <text:p>0,01684938708254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70683037.414" calcext:value-type="float">
            <text:p>770683037,414</text:p>
          </table:table-cell>
          <table:table-cell office:value-type="float" office:value="151" calcext:value-type="float">
            <text:p>151</text:p>
          </table:table-cell>
          <table:table-cell table:formula="of:=[.$B152]/[.$E$1]" office:value-type="float" office:value="0.0155670237389854" calcext:value-type="float">
            <text:p>0,01556702373898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07849383.03" calcext:value-type="float">
            <text:p>707849383,03</text:p>
          </table:table-cell>
          <table:table-cell office:value-type="float" office:value="152" calcext:value-type="float">
            <text:p>152</text:p>
          </table:table-cell>
          <table:table-cell table:formula="of:=[.$B153]/[.$E$1]" office:value-type="float" office:value="0.0142978469932703" calcext:value-type="float">
            <text:p>0,0142978469932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6921099.912" calcext:value-type="float">
            <text:p>636921099,912</text:p>
          </table:table-cell>
          <table:table-cell office:value-type="float" office:value="153" calcext:value-type="float">
            <text:p>153</text:p>
          </table:table-cell>
          <table:table-cell table:formula="of:=[.$B154]/[.$E$1]" office:value-type="float" office:value="0.0128651668725707" calcext:value-type="float">
            <text:p>0,01286516687257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75235733.244" calcext:value-type="float">
            <text:p>575235733,244</text:p>
          </table:table-cell>
          <table:table-cell office:value-type="float" office:value="154" calcext:value-type="float">
            <text:p>154</text:p>
          </table:table-cell>
          <table:table-cell table:formula="of:=[.$B155]/[.$E$1]" office:value-type="float" office:value="0.0116191843860599" calcext:value-type="float">
            <text:p>0,011619184386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0475064.629" calcext:value-type="float">
            <text:p>520475064,629</text:p>
          </table:table-cell>
          <table:table-cell office:value-type="float" office:value="155" calcext:value-type="float">
            <text:p>155</text:p>
          </table:table-cell>
          <table:table-cell table:formula="of:=[.$B156]/[.$E$1]" office:value-type="float" office:value="0.0105130738491616" calcext:value-type="float">
            <text:p>0,01051307384916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2226420.956" calcext:value-type="float">
            <text:p>472226420,956</text:p>
          </table:table-cell>
          <table:table-cell office:value-type="float" office:value="156" calcext:value-type="float">
            <text:p>156</text:p>
          </table:table-cell>
          <table:table-cell table:formula="of:=[.$B157]/[.$E$1]" office:value-type="float" office:value="0.00953849967927763" calcext:value-type="float">
            <text:p>0,00953849967927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18192369.653" calcext:value-type="float">
            <text:p>418192369,653</text:p>
          </table:table-cell>
          <table:table-cell office:value-type="float" office:value="157" calcext:value-type="float">
            <text:p>157</text:p>
          </table:table-cell>
          <table:table-cell table:formula="of:=[.$B158]/[.$E$1]" office:value-type="float" office:value="0.00844706608269842" calcext:value-type="float">
            <text:p>0,00844706608269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4461053.014" calcext:value-type="float">
            <text:p>374461053,014</text:p>
          </table:table-cell>
          <table:table-cell office:value-type="float" office:value="158" calcext:value-type="float">
            <text:p>158</text:p>
          </table:table-cell>
          <table:table-cell table:formula="of:=[.$B159]/[.$E$1]" office:value-type="float" office:value="0.00756373738437818" calcext:value-type="float">
            <text:p>0,00756373738437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9027507.695" calcext:value-type="float">
            <text:p>329027507,695</text:p>
          </table:table-cell>
          <table:table-cell office:value-type="float" office:value="159" calcext:value-type="float">
            <text:p>159</text:p>
          </table:table-cell>
          <table:table-cell table:formula="of:=[.$B160]/[.$E$1]" office:value-type="float" office:value="0.00664602537543045" calcext:value-type="float">
            <text:p>0,0066460253754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8640136.797" calcext:value-type="float">
            <text:p>278640136,797</text:p>
          </table:table-cell>
          <table:table-cell office:value-type="float" office:value="160" calcext:value-type="float">
            <text:p>160</text:p>
          </table:table-cell>
          <table:table-cell table:formula="of:=[.$B161]/[.$E$1]" office:value-type="float" office:value="0.0056282510624701" calcext:value-type="float">
            <text:p>0,0056282510624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0498113.969" calcext:value-type="float">
            <text:p>240498113,969</text:p>
          </table:table-cell>
          <table:table-cell office:value-type="float" office:value="161" calcext:value-type="float">
            <text:p>161</text:p>
          </table:table-cell>
          <table:table-cell table:formula="of:=[.$B162]/[.$E$1]" office:value-type="float" office:value="0.00485782048856162" calcext:value-type="float">
            <text:p>0,00485782048856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3410228.308" calcext:value-type="float">
            <text:p>203410228,308</text:p>
          </table:table-cell>
          <table:table-cell office:value-type="float" office:value="162" calcext:value-type="float">
            <text:p>162</text:p>
          </table:table-cell>
          <table:table-cell table:formula="of:=[.$B163]/[.$E$1]" office:value-type="float" office:value="0.00410868242727662" calcext:value-type="float">
            <text:p>0,00410868242727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2929096.929" calcext:value-type="float">
            <text:p>172929096,929</text:p>
          </table:table-cell>
          <table:table-cell office:value-type="float" office:value="163" calcext:value-type="float">
            <text:p>163</text:p>
          </table:table-cell>
          <table:table-cell table:formula="of:=[.$B164]/[.$E$1]" office:value-type="float" office:value="0.00349299417058396" calcext:value-type="float">
            <text:p>0,00349299417058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918070.519" calcext:value-type="float">
            <text:p>142918070,519</text:p>
          </table:table-cell>
          <table:table-cell office:value-type="float" office:value="164" calcext:value-type="float">
            <text:p>164</text:p>
          </table:table-cell>
          <table:table-cell table:formula="of:=[.$B165]/[.$E$1]" office:value-type="float" office:value="0.0028868015623706" calcext:value-type="float">
            <text:p>0,00288680156237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716360.088" calcext:value-type="float">
            <text:p>114716360,088</text:p>
          </table:table-cell>
          <table:table-cell office:value-type="float" office:value="165" calcext:value-type="float">
            <text:p>165</text:p>
          </table:table-cell>
          <table:table-cell table:formula="of:=[.$B166]/[.$E$1]" office:value-type="float" office:value="0.00231715532072959" calcext:value-type="float">
            <text:p>0,0023171553207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8927822.9998" calcext:value-type="float">
            <text:p>88927822,9998</text:p>
          </table:table-cell>
          <table:table-cell office:value-type="float" office:value="166" calcext:value-type="float">
            <text:p>166</text:p>
          </table:table-cell>
          <table:table-cell table:formula="of:=[.$B167]/[.$E$1]" office:value-type="float" office:value="0.00179625275825362" calcext:value-type="float">
            <text:p>0,00179625275825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461017.9861" calcext:value-type="float">
            <text:p>70461017,9861</text:p>
          </table:table-cell>
          <table:table-cell office:value-type="float" office:value="167" calcext:value-type="float">
            <text:p>167</text:p>
          </table:table-cell>
          <table:table-cell table:formula="of:=[.$B168]/[.$E$1]" office:value-type="float" office:value="0.00142324183407902" calcext:value-type="float">
            <text:p>0,00142324183407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0164460.8412" calcext:value-type="float">
            <text:p>50164460,8412</text:p>
          </table:table-cell>
          <table:table-cell office:value-type="float" office:value="168" calcext:value-type="float">
            <text:p>168</text:p>
          </table:table-cell>
          <table:table-cell table:formula="of:=[.$B169]/[.$E$1]" office:value-type="float" office:value="0.00101327175357159" calcext:value-type="float">
            <text:p>0,00101327175357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166620.2132" calcext:value-type="float">
            <text:p>36166620,2132</text:p>
          </table:table-cell>
          <table:table-cell office:value-type="float" office:value="169" calcext:value-type="float">
            <text:p>169</text:p>
          </table:table-cell>
          <table:table-cell table:formula="of:=[.$B170]/[.$E$1]" office:value-type="float" office:value="0.00073052942401185" calcext:value-type="float">
            <text:p>0,00073052942401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432596.2558" calcext:value-type="float">
            <text:p>23432596,2558</text:p>
          </table:table-cell>
          <table:table-cell office:value-type="float" office:value="170" calcext:value-type="float">
            <text:p>170</text:p>
          </table:table-cell>
          <table:table-cell table:formula="of:=[.$B171]/[.$E$1]" office:value-type="float" office:value="0.000473314922570621" calcext:value-type="float">
            <text:p>0,00047331492257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472023.7513" calcext:value-type="float">
            <text:p>13472023,7513</text:p>
          </table:table-cell>
          <table:table-cell office:value-type="float" office:value="171" calcext:value-type="float">
            <text:p>171</text:p>
          </table:table-cell>
          <table:table-cell table:formula="of:=[.$B172]/[.$E$1]" office:value-type="float" office:value="0.00027212135646889" calcext:value-type="float">
            <text:p>0,0002721213564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144119.78249" calcext:value-type="float">
            <text:p>7144119,78249</text:p>
          </table:table-cell>
          <table:table-cell office:value-type="float" office:value="172" calcext:value-type="float">
            <text:p>172</text:p>
          </table:table-cell>
          <table:table-cell table:formula="of:=[.$B173]/[.$E$1]" office:value-type="float" office:value="0.000144304048291172" calcext:value-type="float">
            <text:p>0,00014430404829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54421.96447" calcext:value-type="float">
            <text:p>2654421,96447</text:p>
          </table:table-cell>
          <table:table-cell office:value-type="float" office:value="173" calcext:value-type="float">
            <text:p>173</text:p>
          </table:table-cell>
          <table:table-cell table:formula="of:=[.$B174]/[.$E$1]" office:value-type="float" office:value="0.0000536166591558072" calcext:value-type="float">
            <text:p>5,36166591558072E-0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73751.27698" calcext:value-type="float">
            <text:p>1373751,27698</text:p>
          </table:table-cell>
          <table:table-cell office:value-type="float" office:value="174" calcext:value-type="float">
            <text:p>174</text:p>
          </table:table-cell>
          <table:table-cell table:formula="of:=[.$B175]/[.$E$1]" office:value-type="float" office:value="0.0000277483968142941" calcext:value-type="float">
            <text:p>2,77483968142941E-0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20149.97497" calcext:value-type="float">
            <text:p>2320149,97497</text:p>
          </table:table-cell>
          <table:table-cell office:value-type="float" office:value="175" calcext:value-type="float">
            <text:p>175</text:p>
          </table:table-cell>
          <table:table-cell table:formula="of:=[.$B176]/[.$E$1]" office:value-type="float" office:value="0.0000468647005123616" calcext:value-type="float">
            <text:p>4,68647005123616E-0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054988.31957" calcext:value-type="float">
            <text:p>6054988,31957</text:p>
          </table:table-cell>
          <table:table-cell office:value-type="float" office:value="176" calcext:value-type="float">
            <text:p>176</text:p>
          </table:table-cell>
          <table:table-cell table:formula="of:=[.$B177]/[.$E$1]" office:value-type="float" office:value="0.00012230468601762" calcext:value-type="float">
            <text:p>0,00012230468601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900119.3941" calcext:value-type="float">
            <text:p>12900119,3941</text:p>
          </table:table-cell>
          <table:table-cell office:value-type="float" office:value="177" calcext:value-type="float">
            <text:p>177</text:p>
          </table:table-cell>
          <table:table-cell table:formula="of:=[.$B178]/[.$E$1]" office:value-type="float" office:value="0.000260569462534861" calcext:value-type="float">
            <text:p>0,00026056946253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764460.1434" calcext:value-type="float">
            <text:p>21764460,1434</text:p>
          </table:table-cell>
          <table:table-cell office:value-type="float" office:value="178" calcext:value-type="float">
            <text:p>178</text:p>
          </table:table-cell>
          <table:table-cell table:formula="of:=[.$B179]/[.$E$1]" office:value-type="float" office:value="0.000439620247586305" calcext:value-type="float">
            <text:p>0,00043962024758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835777.5511" calcext:value-type="float">
            <text:p>34835777,5511</text:p>
          </table:table-cell>
          <table:table-cell office:value-type="float" office:value="179" calcext:value-type="float">
            <text:p>179</text:p>
          </table:table-cell>
          <table:table-cell table:formula="of:=[.$B180]/[.$E$1]" office:value-type="float" office:value="0.000703647738146178" calcext:value-type="float">
            <text:p>0,00070364773814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007426.9877" calcext:value-type="float">
            <text:p>50007426,9877</text:p>
          </table:table-cell>
          <table:table-cell office:value-type="float" office:value="180" calcext:value-type="float">
            <text:p>180</text:p>
          </table:table-cell>
          <table:table-cell table:formula="of:=[.$B181]/[.$E$1]" office:value-type="float" office:value="0.00101009982736252" calcext:value-type="float">
            <text:p>0,00101009982736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293519.4325" calcext:value-type="float">
            <text:p>66293519,4325</text:p>
          </table:table-cell>
          <table:table-cell office:value-type="float" office:value="181" calcext:value-type="float">
            <text:p>181</text:p>
          </table:table-cell>
          <table:table-cell table:formula="of:=[.$B182]/[.$E$1]" office:value-type="float" office:value="0.00133906254665917" calcext:value-type="float">
            <text:p>0,00133906254665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7484191.7527" calcext:value-type="float">
            <text:p>87484191,7527</text:p>
          </table:table-cell>
          <table:table-cell office:value-type="float" office:value="182" calcext:value-type="float">
            <text:p>182</text:p>
          </table:table-cell>
          <table:table-cell table:formula="of:=[.$B183]/[.$E$1]" office:value-type="float" office:value="0.00176709285618888" calcext:value-type="float">
            <text:p>0,00176709285618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3255630.188" calcext:value-type="float">
            <text:p>113255630,188</text:p>
          </table:table-cell>
          <table:table-cell office:value-type="float" office:value="183" calcext:value-type="float">
            <text:p>183</text:p>
          </table:table-cell>
          <table:table-cell table:formula="of:=[.$B184]/[.$E$1]" office:value-type="float" office:value="0.00228765004304001" calcext:value-type="float">
            <text:p>0,0022876500430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9694485.423" calcext:value-type="float">
            <text:p>139694485,423</text:p>
          </table:table-cell>
          <table:table-cell office:value-type="float" office:value="184" calcext:value-type="float">
            <text:p>184</text:p>
          </table:table-cell>
          <table:table-cell table:formula="of:=[.$B185]/[.$E$1]" office:value-type="float" office:value="0.00282168837928764" calcext:value-type="float">
            <text:p>0,00282168837928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6758393.617" calcext:value-type="float">
            <text:p>166758393,617</text:p>
          </table:table-cell>
          <table:table-cell office:value-type="float" office:value="185" calcext:value-type="float">
            <text:p>185</text:p>
          </table:table-cell>
          <table:table-cell table:formula="of:=[.$B186]/[.$E$1]" office:value-type="float" office:value="0.00336835215787474" calcext:value-type="float">
            <text:p>0,00336835215787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0777955.685" calcext:value-type="float">
            <text:p>200777955,685</text:p>
          </table:table-cell>
          <table:table-cell office:value-type="float" office:value="186" calcext:value-type="float">
            <text:p>186</text:p>
          </table:table-cell>
          <table:table-cell table:formula="of:=[.$B187]/[.$E$1]" office:value-type="float" office:value="0.00405551316258485" calcext:value-type="float">
            <text:p>0,00405551316258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4408047.954" calcext:value-type="float">
            <text:p>234408047,954</text:p>
          </table:table-cell>
          <table:table-cell office:value-type="float" office:value="187" calcext:value-type="float">
            <text:p>187</text:p>
          </table:table-cell>
          <table:table-cell table:formula="of:=[.$B188]/[.$E$1]" office:value-type="float" office:value="0.00473480726830754" calcext:value-type="float">
            <text:p>0,00473480726830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6187210.86" calcext:value-type="float">
            <text:p>266187210,86</text:p>
          </table:table-cell>
          <table:table-cell office:value-type="float" office:value="188" calcext:value-type="float">
            <text:p>188</text:p>
          </table:table-cell>
          <table:table-cell table:formula="of:=[.$B189]/[.$E$1]" office:value-type="float" office:value="0.00537671445887288" calcext:value-type="float">
            <text:p>0,00537671445887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9682217.794" calcext:value-type="float">
            <text:p>309682217,794</text:p>
          </table:table-cell>
          <table:table-cell office:value-type="float" office:value="189" calcext:value-type="float">
            <text:p>189</text:p>
          </table:table-cell>
          <table:table-cell table:formula="of:=[.$B190]/[.$E$1]" office:value-type="float" office:value="0.00625526993836138" calcext:value-type="float">
            <text:p>0,00625526993836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6840914.922" calcext:value-type="float">
            <text:p>346840914,922</text:p>
          </table:table-cell>
          <table:table-cell office:value-type="float" office:value="190" calcext:value-type="float">
            <text:p>190</text:p>
          </table:table-cell>
          <table:table-cell table:formula="of:=[.$B191]/[.$E$1]" office:value-type="float" office:value="0.00700583832019876" calcext:value-type="float">
            <text:p>0,00700583832019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83963118.866" calcext:value-type="float">
            <text:p>383963118,866</text:p>
          </table:table-cell>
          <table:table-cell office:value-type="float" office:value="191" calcext:value-type="float">
            <text:p>191</text:p>
          </table:table-cell>
          <table:table-cell table:formula="of:=[.$B192]/[.$E$1]" office:value-type="float" office:value="0.00775566957635144" calcext:value-type="float">
            <text:p>0,00775566957635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34013042.437" calcext:value-type="float">
            <text:p>434013042,437</text:p>
          </table:table-cell>
          <table:table-cell office:value-type="float" office:value="192" calcext:value-type="float">
            <text:p>192</text:p>
          </table:table-cell>
          <table:table-cell table:formula="of:=[.$B193]/[.$E$1]" office:value-type="float" office:value="0.00876662779203827" calcext:value-type="float">
            <text:p>0,00876662779203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5518810.255" calcext:value-type="float">
            <text:p>485518810,255</text:p>
          </table:table-cell>
          <table:table-cell office:value-type="float" office:value="193" calcext:value-type="float">
            <text:p>193</text:p>
          </table:table-cell>
          <table:table-cell table:formula="of:=[.$B194]/[.$E$1]" office:value-type="float" office:value="0.00980699260012832" calcext:value-type="float">
            <text:p>0,00980699260012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8447766.57" calcext:value-type="float">
            <text:p>538447766,57</text:p>
          </table:table-cell>
          <table:table-cell office:value-type="float" office:value="194" calcext:value-type="float">
            <text:p>194</text:p>
          </table:table-cell>
          <table:table-cell table:formula="of:=[.$B195]/[.$E$1]" office:value-type="float" office:value="0.0108761043872517" calcext:value-type="float">
            <text:p>0,01087610438725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83478579.514" calcext:value-type="float">
            <text:p>583478579,514</text:p>
          </table:table-cell>
          <table:table-cell office:value-type="float" office:value="195" calcext:value-type="float">
            <text:p>195</text:p>
          </table:table-cell>
          <table:table-cell table:formula="of:=[.$B196]/[.$E$1]" office:value-type="float" office:value="0.0117856816064898" calcext:value-type="float">
            <text:p>0,0117856816064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44928853.379" calcext:value-type="float">
            <text:p>644928853,379</text:p>
          </table:table-cell>
          <table:table-cell office:value-type="float" office:value="196" calcext:value-type="float">
            <text:p>196</text:p>
          </table:table-cell>
          <table:table-cell table:formula="of:=[.$B197]/[.$E$1]" office:value-type="float" office:value="0.0130269154543677" calcext:value-type="float">
            <text:p>0,01302691545436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04657615.775" calcext:value-type="float">
            <text:p>704657615,775</text:p>
          </table:table-cell>
          <table:table-cell office:value-type="float" office:value="197" calcext:value-type="float">
            <text:p>197</text:p>
          </table:table-cell>
          <table:table-cell table:formula="of:=[.$B198]/[.$E$1]" office:value-type="float" office:value="0.0142333764986365" calcext:value-type="float">
            <text:p>0,01423337649863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57637034.568" calcext:value-type="float">
            <text:p>757637034,568</text:p>
          </table:table-cell>
          <table:table-cell office:value-type="float" office:value="198" calcext:value-type="float">
            <text:p>198</text:p>
          </table:table-cell>
          <table:table-cell table:formula="of:=[.$B199]/[.$E$1]" office:value-type="float" office:value="0.0153035075771609" calcext:value-type="float">
            <text:p>0,01530350757716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22077084.29" calcext:value-type="float">
            <text:p>822077084,29</text:p>
          </table:table-cell>
          <table:table-cell office:value-type="float" office:value="199" calcext:value-type="float">
            <text:p>199</text:p>
          </table:table-cell>
          <table:table-cell table:formula="of:=[.$B200]/[.$E$1]" office:value-type="float" office:value="0.0166051318961932" calcext:value-type="float">
            <text:p>0,0166051318961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9492275.398" calcext:value-type="float">
            <text:p>889492275,398</text:p>
          </table:table-cell>
          <table:table-cell office:value-type="float" office:value="200" calcext:value-type="float">
            <text:p>200</text:p>
          </table:table-cell>
          <table:table-cell table:formula="of:=[.$B201]/[.$E$1]" office:value-type="float" office:value="0.017966851084756" calcext:value-type="float">
            <text:p>0,01796685108475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4354119.833" calcext:value-type="float">
            <text:p>934354119,833</text:p>
          </table:table-cell>
          <table:table-cell office:value-type="float" office:value="201" calcext:value-type="float">
            <text:p>201</text:p>
          </table:table-cell>
          <table:table-cell table:formula="of:=[.$B202]/[.$E$1]" office:value-type="float" office:value="0.0188730153097241" calcext:value-type="float">
            <text:p>0,01887301530972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5384020.96" calcext:value-type="float">
            <text:p>1005384020,96</text:p>
          </table:table-cell>
          <table:table-cell office:value-type="float" office:value="202" calcext:value-type="float">
            <text:p>202</text:p>
          </table:table-cell>
          <table:table-cell table:formula="of:=[.$B203]/[.$E$1]" office:value-type="float" office:value="0.0203077480122006" calcext:value-type="float">
            <text:p>0,02030774801220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79510876.87" calcext:value-type="float">
            <text:p>1079510876,87</text:p>
          </table:table-cell>
          <table:table-cell office:value-type="float" office:value="203" calcext:value-type="float">
            <text:p>203</text:p>
          </table:table-cell>
          <table:table-cell table:formula="of:=[.$B204]/[.$E$1]" office:value-type="float" office:value="0.0218050360925498" calcext:value-type="float">
            <text:p>0,0218050360925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43509497.45" calcext:value-type="float">
            <text:p>1143509497,45</text:p>
          </table:table-cell>
          <table:table-cell office:value-type="float" office:value="204" calcext:value-type="float">
            <text:p>204</text:p>
          </table:table-cell>
          <table:table-cell table:formula="of:=[.$B205]/[.$E$1]" office:value-type="float" office:value="0.0230977439860233" calcext:value-type="float">
            <text:p>0,02309774398602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18497498.93" calcext:value-type="float">
            <text:p>1218497498,93</text:p>
          </table:table-cell>
          <table:table-cell office:value-type="float" office:value="205" calcext:value-type="float">
            <text:p>205</text:p>
          </table:table-cell>
          <table:table-cell table:formula="of:=[.$B206]/[.$E$1]" office:value-type="float" office:value="0.0246124263424628" calcext:value-type="float">
            <text:p>0,02461242634246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6352541.96" calcext:value-type="float">
            <text:p>1286352541,96</text:p>
          </table:table-cell>
          <table:table-cell office:value-type="float" office:value="206" calcext:value-type="float">
            <text:p>206</text:p>
          </table:table-cell>
          <table:table-cell table:formula="of:=[.$B207]/[.$E$1]" office:value-type="float" office:value="0.0259830300983237" calcext:value-type="float">
            <text:p>0,02598303009832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56674181.68" calcext:value-type="float">
            <text:p>1356674181,68</text:p>
          </table:table-cell>
          <table:table-cell office:value-type="float" office:value="207" calcext:value-type="float">
            <text:p>207</text:p>
          </table:table-cell>
          <table:table-cell table:formula="of:=[.$B208]/[.$E$1]" office:value-type="float" office:value="0.0274034566313363" calcext:value-type="float">
            <text:p>0,02740345663133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20292134.38" calcext:value-type="float">
            <text:p>1420292134,38</text:p>
          </table:table-cell>
          <table:table-cell office:value-type="float" office:value="208" calcext:value-type="float">
            <text:p>208</text:p>
          </table:table-cell>
          <table:table-cell table:formula="of:=[.$B209]/[.$E$1]" office:value-type="float" office:value="0.0286884754157508" calcext:value-type="float">
            <text:p>0,02868847541575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93866230.75" calcext:value-type="float">
            <text:p>1493866230,75</text:p>
          </table:table-cell>
          <table:table-cell office:value-type="float" office:value="209" calcext:value-type="float">
            <text:p>209</text:p>
          </table:table-cell>
          <table:table-cell table:formula="of:=[.$B210]/[.$E$1]" office:value-type="float" office:value="0.0301745983082557" calcext:value-type="float">
            <text:p>0,03017459830825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73601438.39" calcext:value-type="float">
            <text:p>1573601438,39</text:p>
          </table:table-cell>
          <table:table-cell office:value-type="float" office:value="210" calcext:value-type="float">
            <text:p>210</text:p>
          </table:table-cell>
          <table:table-cell table:formula="of:=[.$B211]/[.$E$1]" office:value-type="float" office:value="0.03178516946385" calcext:value-type="float">
            <text:p>0,0317851694638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37074013.31" calcext:value-type="float">
            <text:p>1637074013,31</text:p>
          </table:table-cell>
          <table:table-cell office:value-type="float" office:value="211" calcext:value-type="float">
            <text:p>211</text:p>
          </table:table-cell>
          <table:table-cell table:formula="of:=[.$B212]/[.$E$1]" office:value-type="float" office:value="0.0330672517630396" calcext:value-type="float">
            <text:p>0,0330672517630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16132197.08" calcext:value-type="float">
            <text:p>1716132197,08</text:p>
          </table:table-cell>
          <table:table-cell office:value-type="float" office:value="212" calcext:value-type="float">
            <text:p>212</text:p>
          </table:table-cell>
          <table:table-cell table:formula="of:=[.$B213]/[.$E$1]" office:value-type="float" office:value="0.034664147716061" calcext:value-type="float">
            <text:p>0,03466414771606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04934210.73" calcext:value-type="float">
            <text:p>1804934210,73</text:p>
          </table:table-cell>
          <table:table-cell office:value-type="float" office:value="213" calcext:value-type="float">
            <text:p>213</text:p>
          </table:table-cell>
          <table:table-cell table:formula="of:=[.$B214]/[.$E$1]" office:value-type="float" office:value="0.0364578592517369" calcext:value-type="float">
            <text:p>0,03645785925173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86961478.15" calcext:value-type="float">
            <text:p>1886961478,15</text:p>
          </table:table-cell>
          <table:table-cell office:value-type="float" office:value="214" calcext:value-type="float">
            <text:p>214</text:p>
          </table:table-cell>
          <table:table-cell table:formula="of:=[.$B215]/[.$E$1]" office:value-type="float" office:value="0.0381147277141024" calcext:value-type="float">
            <text:p>0,03811472771410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59781646.81" calcext:value-type="float">
            <text:p>1959781646,81</text:p>
          </table:table-cell>
          <table:table-cell office:value-type="float" office:value="215" calcext:value-type="float">
            <text:p>215</text:p>
          </table:table-cell>
          <table:table-cell table:formula="of:=[.$B216]/[.$E$1]" office:value-type="float" office:value="0.039585622023663" calcext:value-type="float">
            <text:p>0,03958562202366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33213635.46" calcext:value-type="float">
            <text:p>2033213635,46</text:p>
          </table:table-cell>
          <table:table-cell office:value-type="float" office:value="216" calcext:value-type="float">
            <text:p>216</text:p>
          </table:table-cell>
          <table:table-cell table:formula="of:=[.$B217]/[.$E$1]" office:value-type="float" office:value="0.0410688744828726" calcext:value-type="float">
            <text:p>0,04106887448287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26137020.59" calcext:value-type="float">
            <text:p>2126137020,59</text:p>
          </table:table-cell>
          <table:table-cell office:value-type="float" office:value="217" calcext:value-type="float">
            <text:p>217</text:p>
          </table:table-cell>
          <table:table-cell table:formula="of:=[.$B218]/[.$E$1]" office:value-type="float" office:value="0.0429458335853843" calcext:value-type="float">
            <text:p>0,04294583358538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3387177.95" calcext:value-type="float">
            <text:p>2193387177,95</text:p>
          </table:table-cell>
          <table:table-cell office:value-type="float" office:value="218" calcext:value-type="float">
            <text:p>218</text:p>
          </table:table-cell>
          <table:table-cell table:formula="of:=[.$B219]/[.$E$1]" office:value-type="float" office:value="0.0443042192578994" calcext:value-type="float">
            <text:p>0,044304219257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89983972.97" calcext:value-type="float">
            <text:p>2289983972,97</text:p>
          </table:table-cell>
          <table:table-cell office:value-type="float" office:value="219" calcext:value-type="float">
            <text:p>219</text:p>
          </table:table-cell>
          <table:table-cell table:formula="of:=[.$B220]/[.$E$1]" office:value-type="float" office:value="0.0462553775527958" calcext:value-type="float">
            <text:p>0,04625537755279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57383103.95" calcext:value-type="float">
            <text:p>2357383103,95</text:p>
          </table:table-cell>
          <table:table-cell office:value-type="float" office:value="220" calcext:value-type="float">
            <text:p>220</text:p>
          </table:table-cell>
          <table:table-cell table:formula="of:=[.$B221]/[.$E$1]" office:value-type="float" office:value="0.0476167723428942" calcext:value-type="float">
            <text:p>0,04761677234289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55289045.54" calcext:value-type="float">
            <text:p>2455289045,54</text:p>
          </table:table-cell>
          <table:table-cell office:value-type="float" office:value="221" calcext:value-type="float">
            <text:p>221</text:p>
          </table:table-cell>
          <table:table-cell table:formula="of:=[.$B222]/[.$E$1]" office:value-type="float" office:value="0.0495943740843745" calcext:value-type="float">
            <text:p>0,04959437408437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49188916.77" calcext:value-type="float">
            <text:p>2549188916,77</text:p>
          </table:table-cell>
          <table:table-cell office:value-type="float" office:value="222" calcext:value-type="float">
            <text:p>222</text:p>
          </table:table-cell>
          <table:table-cell table:formula="of:=[.$B223]/[.$E$1]" office:value-type="float" office:value="0.051491057225903" calcext:value-type="float">
            <text:p>0,05149105722590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40642193.8" calcext:value-type="float">
            <text:p>2640642193,8</text:p>
          </table:table-cell>
          <table:table-cell office:value-type="float" office:value="223" calcext:value-type="float">
            <text:p>223</text:p>
          </table:table-cell>
          <table:table-cell table:formula="of:=[.$B224]/[.$E$1]" office:value-type="float" office:value="0.053338321620499" calcext:value-type="float">
            <text:p>0,05333832162049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33101351.47" calcext:value-type="float">
            <text:p>2733101351,47</text:p>
          </table:table-cell>
          <table:table-cell office:value-type="float" office:value="224" calcext:value-type="float">
            <text:p>224</text:p>
          </table:table-cell>
          <table:table-cell table:formula="of:=[.$B225]/[.$E$1]" office:value-type="float" office:value="0.0552059037943134" calcext:value-type="float">
            <text:p>0,05520590379431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26664758.38" calcext:value-type="float">
            <text:p>2826664758,38</text:p>
          </table:table-cell>
          <table:table-cell office:value-type="float" office:value="225" calcext:value-type="float">
            <text:p>225</text:p>
          </table:table-cell>
          <table:table-cell table:formula="of:=[.$B226]/[.$E$1]" office:value-type="float" office:value="0.0570957906943229" calcext:value-type="float">
            <text:p>0,05709579069432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919642365.27" calcext:value-type="float">
            <text:p>2919642365,27</text:p>
          </table:table-cell>
          <table:table-cell office:value-type="float" office:value="226" calcext:value-type="float">
            <text:p>226</text:p>
          </table:table-cell>
          <table:table-cell table:formula="of:=[.$B227]/[.$E$1]" office:value-type="float" office:value="0.0589738450219585" calcext:value-type="float">
            <text:p>0,05897384502195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21556295.98" calcext:value-type="float">
            <text:p>3021556295,98</text:p>
          </table:table-cell>
          <table:table-cell office:value-type="float" office:value="227" calcext:value-type="float">
            <text:p>227</text:p>
          </table:table-cell>
          <table:table-cell table:formula="of:=[.$B228]/[.$E$1]" office:value-type="float" office:value="0.0610324041204165" calcext:value-type="float">
            <text:p>0,06103240412041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22290523.26" calcext:value-type="float">
            <text:p>3122290523,26</text:p>
          </table:table-cell>
          <table:table-cell office:value-type="float" office:value="228" calcext:value-type="float">
            <text:p>228</text:p>
          </table:table-cell>
          <table:table-cell table:formula="of:=[.$B229]/[.$E$1]" office:value-type="float" office:value="0.0630671343937828" calcext:value-type="float">
            <text:p>0,06306713439378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213853919.51" calcext:value-type="float">
            <text:p>3213853919,51</text:p>
          </table:table-cell>
          <table:table-cell office:value-type="float" office:value="229" calcext:value-type="float">
            <text:p>229</text:p>
          </table:table-cell>
          <table:table-cell table:formula="of:=[.$B230]/[.$E$1]" office:value-type="float" office:value="0.0649166230860844" calcext:value-type="float">
            <text:p>0,06491662308608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301225926.52" calcext:value-type="float">
            <text:p>3301225926,52</text:p>
          </table:table-cell>
          <table:table-cell office:value-type="float" office:value="230" calcext:value-type="float">
            <text:p>230</text:p>
          </table:table-cell>
          <table:table-cell table:formula="of:=[.$B231]/[.$E$1]" office:value-type="float" office:value="0.0666814499230826" calcext:value-type="float">
            <text:p>0,06668144992308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02691584.78" calcext:value-type="float">
            <text:p>3402691584,78</text:p>
          </table:table-cell>
          <table:table-cell office:value-type="float" office:value="231" calcext:value-type="float">
            <text:p>231</text:p>
          </table:table-cell>
          <table:table-cell table:formula="of:=[.$B232]/[.$E$1]" office:value-type="float" office:value="0.0687309543680295" calcext:value-type="float">
            <text:p>0,0687309543680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01041870.24" calcext:value-type="float">
            <text:p>3501041870,24</text:p>
          </table:table-cell>
          <table:table-cell office:value-type="float" office:value="232" calcext:value-type="float">
            <text:p>232</text:p>
          </table:table-cell>
          <table:table-cell table:formula="of:=[.$B233]/[.$E$1]" office:value-type="float" office:value="0.0707175314096484" calcext:value-type="float">
            <text:p>0,07071753140964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601890075.86" calcext:value-type="float">
            <text:p>3601890075,86</text:p>
          </table:table-cell>
          <table:table-cell office:value-type="float" office:value="233" calcext:value-type="float">
            <text:p>233</text:p>
          </table:table-cell>
          <table:table-cell table:formula="of:=[.$B234]/[.$E$1]" office:value-type="float" office:value="0.0727545639310705" calcext:value-type="float">
            <text:p>0,07275456393107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05957856.61" calcext:value-type="float">
            <text:p>3705957856,61</text:p>
          </table:table-cell>
          <table:table-cell office:value-type="float" office:value="234" calcext:value-type="float">
            <text:p>234</text:p>
          </table:table-cell>
          <table:table-cell table:formula="of:=[.$B235]/[.$E$1]" office:value-type="float" office:value="0.0748566286382875" calcext:value-type="float">
            <text:p>0,07485662863828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800296949.03" calcext:value-type="float">
            <text:p>3800296949,03</text:p>
          </table:table-cell>
          <table:table-cell office:value-type="float" office:value="235" calcext:value-type="float">
            <text:p>235</text:p>
          </table:table-cell>
          <table:table-cell table:formula="of:=[.$B236]/[.$E$1]" office:value-type="float" office:value="0.0767621836069608" calcext:value-type="float">
            <text:p>0,07676218360696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98733111.97" calcext:value-type="float">
            <text:p>3898733111,97</text:p>
          </table:table-cell>
          <table:table-cell office:value-type="float" office:value="236" calcext:value-type="float">
            <text:p>236</text:p>
          </table:table-cell>
          <table:table-cell table:formula="of:=[.$B237]/[.$E$1]" office:value-type="float" office:value="0.0787504952874713" calcext:value-type="float">
            <text:p>0,0787504952874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947640256.6" calcext:value-type="float">
            <text:p>3947640256,6</text:p>
          </table:table-cell>
          <table:table-cell office:value-type="float" office:value="237" calcext:value-type="float">
            <text:p>237</text:p>
          </table:table-cell>
          <table:table-cell table:formula="of:=[.$B238]/[.$E$1]" office:value-type="float" office:value="0.0797383705156791" calcext:value-type="float">
            <text:p>0,07973837051567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044317086.69" calcext:value-type="float">
            <text:p>4044317086,69</text:p>
          </table:table-cell>
          <table:table-cell office:value-type="float" office:value="238" calcext:value-type="float">
            <text:p>238</text:p>
          </table:table-cell>
          <table:table-cell table:formula="of:=[.$B239]/[.$E$1]" office:value-type="float" office:value="0.0816911454386497" calcext:value-type="float">
            <text:p>0,0816911454386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35744430.82" calcext:value-type="float">
            <text:p>4135744430,82</text:p>
          </table:table-cell>
          <table:table-cell office:value-type="float" office:value="239" calcext:value-type="float">
            <text:p>239</text:p>
          </table:table-cell>
          <table:table-cell table:formula="of:=[.$B240]/[.$E$1]" office:value-type="float" office:value="0.0835378860146973" calcext:value-type="float">
            <text:p>0,0835378860146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30136796.87" calcext:value-type="float">
            <text:p>4230136796,87</text:p>
          </table:table-cell>
          <table:table-cell office:value-type="float" office:value="240" calcext:value-type="float">
            <text:p>240</text:p>
          </table:table-cell>
          <table:table-cell table:formula="of:=[.$B241]/[.$E$1]" office:value-type="float" office:value="0.0854445170572202" calcext:value-type="float">
            <text:p>0,0854445170572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26863375.99" calcext:value-type="float">
            <text:p>4326863375,99</text:p>
          </table:table-cell>
          <table:table-cell office:value-type="float" office:value="241" calcext:value-type="float">
            <text:p>241</text:p>
          </table:table-cell>
          <table:table-cell table:formula="of:=[.$B242]/[.$E$1]" office:value-type="float" office:value="0.0873982968606584" calcext:value-type="float">
            <text:p>0,08739829686065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21293026.11" calcext:value-type="float">
            <text:p>4421293026,11</text:p>
          </table:table-cell>
          <table:table-cell office:value-type="float" office:value="242" calcext:value-type="float">
            <text:p>242</text:p>
          </table:table-cell>
          <table:table-cell table:formula="of:=[.$B243]/[.$E$1]" office:value-type="float" office:value="0.0893056810039693" calcext:value-type="float">
            <text:p>0,08930568100396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503468304.02" calcext:value-type="float">
            <text:p>4503468304,02</text:p>
          </table:table-cell>
          <table:table-cell office:value-type="float" office:value="243" calcext:value-type="float">
            <text:p>243</text:p>
          </table:table-cell>
          <table:table-cell table:formula="of:=[.$B244]/[.$E$1]" office:value-type="float" office:value="0.0909655391296588" calcext:value-type="float">
            <text:p>0,09096553912965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587697914.99" calcext:value-type="float">
            <text:p>4587697914,99</text:p>
          </table:table-cell>
          <table:table-cell office:value-type="float" office:value="244" calcext:value-type="float">
            <text:p>244</text:p>
          </table:table-cell>
          <table:table-cell table:formula="of:=[.$B245]/[.$E$1]" office:value-type="float" office:value="0.092666892721007" calcext:value-type="float">
            <text:p>0,09266689272100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81756320.21" calcext:value-type="float">
            <text:p>4681756320,21</text:p>
          </table:table-cell>
          <table:table-cell office:value-type="float" office:value="245" calcext:value-type="float">
            <text:p>245</text:p>
          </table:table-cell>
          <table:table-cell table:formula="of:=[.$B246]/[.$E$1]" office:value-type="float" office:value="0.094566778089996" calcext:value-type="float">
            <text:p>0,09456677808999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762463922.14" calcext:value-type="float">
            <text:p>4762463922,14</text:p>
          </table:table-cell>
          <table:table-cell office:value-type="float" office:value="246" calcext:value-type="float">
            <text:p>246</text:p>
          </table:table-cell>
          <table:table-cell table:formula="of:=[.$B247]/[.$E$1]" office:value-type="float" office:value="0.0961969906341525" calcext:value-type="float">
            <text:p>0,09619699063415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847895762.12" calcext:value-type="float">
            <text:p>4847895762,12</text:p>
          </table:table-cell>
          <table:table-cell office:value-type="float" office:value="247" calcext:value-type="float">
            <text:p>247</text:p>
          </table:table-cell>
          <table:table-cell table:formula="of:=[.$B248]/[.$E$1]" office:value-type="float" office:value="0.0979226280446972" calcext:value-type="float">
            <text:p>0,09792262804469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928269699.75" calcext:value-type="float">
            <text:p>4928269699,75</text:p>
          </table:table-cell>
          <table:table-cell office:value-type="float" office:value="248" calcext:value-type="float">
            <text:p>248</text:p>
          </table:table-cell>
          <table:table-cell table:formula="of:=[.$B249]/[.$E$1]" office:value-type="float" office:value="0.0995461009049281" calcext:value-type="float">
            <text:p>0,09954610090492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06339550.58" calcext:value-type="float">
            <text:p>5006339550,58</text:p>
          </table:table-cell>
          <table:table-cell office:value-type="float" office:value="249" calcext:value-type="float">
            <text:p>249</text:p>
          </table:table-cell>
          <table:table-cell table:formula="of:=[.$B250]/[.$E$1]" office:value-type="float" office:value="0.101123033524657" calcext:value-type="float">
            <text:p>0,1011230335246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89642722.16" calcext:value-type="float">
            <text:p>5089642722,16</text:p>
          </table:table-cell>
          <table:table-cell office:value-type="float" office:value="250" calcext:value-type="float">
            <text:p>250</text:p>
          </table:table-cell>
          <table:table-cell table:formula="of:=[.$B251]/[.$E$1]" office:value-type="float" office:value="0.102805673970293" calcext:value-type="float">
            <text:p>0,10280567397029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65346197.45" calcext:value-type="float">
            <text:p>5165346197,45</text:p>
          </table:table-cell>
          <table:table-cell office:value-type="float" office:value="251" calcext:value-type="float">
            <text:p>251</text:p>
          </table:table-cell>
          <table:table-cell table:formula="of:=[.$B252]/[.$E$1]" office:value-type="float" office:value="0.104334808179497" calcext:value-type="float">
            <text:p>0,10433480817949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237428604.48" calcext:value-type="float">
            <text:p>5237428604,48</text:p>
          </table:table-cell>
          <table:table-cell office:value-type="float" office:value="252" calcext:value-type="float">
            <text:p>252</text:p>
          </table:table-cell>
          <table:table-cell table:formula="of:=[.$B253]/[.$E$1]" office:value-type="float" office:value="0.105790800444702" calcext:value-type="float">
            <text:p>0,10579080044470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306604440.76" calcext:value-type="float">
            <text:p>5306604440,76</text:p>
          </table:table-cell>
          <table:table-cell office:value-type="float" office:value="253" calcext:value-type="float">
            <text:p>253</text:p>
          </table:table-cell>
          <table:table-cell table:formula="of:=[.$B254]/[.$E$1]" office:value-type="float" office:value="0.107188082898392" calcext:value-type="float">
            <text:p>0,10718808289839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72477331.94" calcext:value-type="float">
            <text:p>5372477331,94</text:p>
          </table:table-cell>
          <table:table-cell office:value-type="float" office:value="254" calcext:value-type="float">
            <text:p>254</text:p>
          </table:table-cell>
          <table:table-cell table:formula="of:=[.$B255]/[.$E$1]" office:value-type="float" office:value="0.10851864917658" calcext:value-type="float">
            <text:p>0,1085186491765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438709189.06" calcext:value-type="float">
            <text:p>5438709189,06</text:p>
          </table:table-cell>
          <table:table-cell office:value-type="float" office:value="255" calcext:value-type="float">
            <text:p>255</text:p>
          </table:table-cell>
          <table:table-cell table:formula="of:=[.$B256]/[.$E$1]" office:value-type="float" office:value="0.109856466206423" calcext:value-type="float">
            <text:p>0,10985646620642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20429370.09" calcext:value-type="float">
            <text:p>5520429370,09</text:p>
          </table:table-cell>
          <table:table-cell office:value-type="float" office:value="256" calcext:value-type="float">
            <text:p>256</text:p>
          </table:table-cell>
          <table:table-cell table:formula="of:=[.$B257]/[.$E$1]" office:value-type="float" office:value="0.111507131831966" calcext:value-type="float">
            <text:p>0,11150713183196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578956818.11" calcext:value-type="float">
            <text:p>5578956818,11</text:p>
          </table:table-cell>
          <table:table-cell office:value-type="float" office:value="257" calcext:value-type="float">
            <text:p>257</text:p>
          </table:table-cell>
          <table:table-cell table:formula="of:=[.$B258]/[.$E$1]" office:value-type="float" office:value="0.112689327531727" calcext:value-type="float">
            <text:p>0,11268932753172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637296576.71" calcext:value-type="float">
            <text:p>5637296576,71</text:p>
          </table:table-cell>
          <table:table-cell office:value-type="float" office:value="258" calcext:value-type="float">
            <text:p>258</text:p>
          </table:table-cell>
          <table:table-cell table:formula="of:=[.$B259]/[.$E$1]" office:value-type="float" office:value="0.113867732093608" calcext:value-type="float">
            <text:p>0,11386773209360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695591166.49" calcext:value-type="float">
            <text:p>5695591166,49</text:p>
          </table:table-cell>
          <table:table-cell office:value-type="float" office:value="259" calcext:value-type="float">
            <text:p>259</text:p>
          </table:table-cell>
          <table:table-cell table:formula="of:=[.$B260]/[.$E$1]" office:value-type="float" office:value="0.115045224290666" calcext:value-type="float">
            <text:p>0,11504522429066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02115179.48" calcext:value-type="float">
            <text:p>5702115179,48</text:p>
          </table:table-cell>
          <table:table-cell office:value-type="float" office:value="260" calcext:value-type="float">
            <text:p>260</text:p>
          </table:table-cell>
          <table:table-cell table:formula="of:=[.$B261]/[.$E$1]" office:value-type="float" office:value="0.115177002804216" calcext:value-type="float">
            <text:p>0,11517700280421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61049741.79" calcext:value-type="float">
            <text:p>5761049741,79</text:p>
          </table:table-cell>
          <table:table-cell office:value-type="float" office:value="261" calcext:value-type="float">
            <text:p>261</text:p>
          </table:table-cell>
          <table:table-cell table:formula="of:=[.$B262]/[.$E$1]" office:value-type="float" office:value="0.116367421803971" calcext:value-type="float">
            <text:p>0,11636742180397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804265964.15" calcext:value-type="float">
            <text:p>5804265964,15</text:p>
          </table:table-cell>
          <table:table-cell office:value-type="float" office:value="262" calcext:value-type="float">
            <text:p>262</text:p>
          </table:table-cell>
          <table:table-cell table:formula="of:=[.$B263]/[.$E$1]" office:value-type="float" office:value="0.11724034611491" calcext:value-type="float">
            <text:p>0,1172403461149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43249252.25" calcext:value-type="float">
            <text:p>5843249252,25</text:p>
          </table:table-cell>
          <table:table-cell office:value-type="float" office:value="263" calcext:value-type="float">
            <text:p>263</text:p>
          </table:table-cell>
          <table:table-cell table:formula="of:=[.$B264]/[.$E$1]" office:value-type="float" office:value="0.118027769402846" calcext:value-type="float">
            <text:p>0,11802776940284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79562969.04" calcext:value-type="float">
            <text:p>5879562969,04</text:p>
          </table:table-cell>
          <table:table-cell office:value-type="float" office:value="264" calcext:value-type="float">
            <text:p>264</text:p>
          </table:table-cell>
          <table:table-cell table:formula="of:=[.$B265]/[.$E$1]" office:value-type="float" office:value="0.118761270030052" calcext:value-type="float">
            <text:p>0,11876127003005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919502583.96" calcext:value-type="float">
            <text:p>5919502583,96</text:p>
          </table:table-cell>
          <table:table-cell office:value-type="float" office:value="265" calcext:value-type="float">
            <text:p>265</text:p>
          </table:table-cell>
          <table:table-cell table:formula="of:=[.$B266]/[.$E$1]" office:value-type="float" office:value="0.119568010159784" calcext:value-type="float">
            <text:p>0,11956801015978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952217184.41" calcext:value-type="float">
            <text:p>5952217184,41</text:p>
          </table:table-cell>
          <table:table-cell office:value-type="float" office:value="266" calcext:value-type="float">
            <text:p>266</text:p>
          </table:table-cell>
          <table:table-cell table:formula="of:=[.$B267]/[.$E$1]" office:value-type="float" office:value="0.12022881224974" calcext:value-type="float">
            <text:p>0,1202288122497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968964229.39" calcext:value-type="float">
            <text:p>5968964229,39</text:p>
          </table:table-cell>
          <table:table-cell office:value-type="float" office:value="267" calcext:value-type="float">
            <text:p>267</text:p>
          </table:table-cell>
          <table:table-cell table:formula="of:=[.$B268]/[.$E$1]" office:value-type="float" office:value="0.12056708574754" calcext:value-type="float">
            <text:p>0,1205670857475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993471113.3" calcext:value-type="float">
            <text:p>5993471113,3</text:p>
          </table:table-cell>
          <table:table-cell office:value-type="float" office:value="268" calcext:value-type="float">
            <text:p>268</text:p>
          </table:table-cell>
          <table:table-cell table:formula="of:=[.$B269]/[.$E$1]" office:value-type="float" office:value="0.121062100202349" calcext:value-type="float">
            <text:p>0,12106210020234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999584564.57" calcext:value-type="float">
            <text:p>5999584564,57</text:p>
          </table:table-cell>
          <table:table-cell office:value-type="float" office:value="269" calcext:value-type="float">
            <text:p>269</text:p>
          </table:table-cell>
          <table:table-cell table:formula="of:=[.$B270]/[.$E$1]" office:value-type="float" office:value="0.12118558578128" calcext:value-type="float">
            <text:p>0,121185585781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16342558.99" calcext:value-type="float">
            <text:p>6016342558,99</text:p>
          </table:table-cell>
          <table:table-cell office:value-type="float" office:value="270" calcext:value-type="float">
            <text:p>270</text:p>
          </table:table-cell>
          <table:table-cell table:formula="of:=[.$B271]/[.$E$1]" office:value-type="float" office:value="0.121524080446777" calcext:value-type="float">
            <text:p>0,12152408044677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29440907.98" calcext:value-type="float">
            <text:p>6029440907,98</text:p>
          </table:table-cell>
          <table:table-cell office:value-type="float" office:value="271" calcext:value-type="float">
            <text:p>271</text:p>
          </table:table-cell>
          <table:table-cell table:formula="of:=[.$B272]/[.$E$1]" office:value-type="float" office:value="0.121788653948165" calcext:value-type="float">
            <text:p>0,1217886539481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41552347.41" calcext:value-type="float">
            <text:p>6041552347,41</text:p>
          </table:table-cell>
          <table:table-cell office:value-type="float" office:value="272" calcext:value-type="float">
            <text:p>272</text:p>
          </table:table-cell>
          <table:table-cell table:formula="of:=[.$B273]/[.$E$1]" office:value-type="float" office:value="0.122033292867107" calcext:value-type="float">
            <text:p>0,1220332928671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46876964.54" calcext:value-type="float">
            <text:p>6046876964,54</text:p>
          </table:table-cell>
          <table:table-cell office:value-type="float" office:value="273" calcext:value-type="float">
            <text:p>273</text:p>
          </table:table-cell>
          <table:table-cell table:formula="of:=[.$B274]/[.$E$1]" office:value-type="float" office:value="0.122140844788247" calcext:value-type="float">
            <text:p>0,12214084478824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46294235.14" calcext:value-type="float">
            <text:p>6046294235,14</text:p>
          </table:table-cell>
          <table:table-cell office:value-type="float" office:value="274" calcext:value-type="float">
            <text:p>274</text:p>
          </table:table-cell>
          <table:table-cell table:formula="of:=[.$B275]/[.$E$1]" office:value-type="float" office:value="0.122129074239314" calcext:value-type="float">
            <text:p>0,12212907423931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42861341.47" calcext:value-type="float">
            <text:p>6042861341,47</text:p>
          </table:table-cell>
          <table:table-cell office:value-type="float" office:value="275" calcext:value-type="float">
            <text:p>275</text:p>
          </table:table-cell>
          <table:table-cell table:formula="of:=[.$B276]/[.$E$1]" office:value-type="float" office:value="0.122059733233142" calcext:value-type="float">
            <text:p>0,12205973323314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22535128.22" calcext:value-type="float">
            <text:p>6022535128,22</text:p>
          </table:table-cell>
          <table:table-cell office:value-type="float" office:value="276" calcext:value-type="float">
            <text:p>276</text:p>
          </table:table-cell>
          <table:table-cell table:formula="of:=[.$B277]/[.$E$1]" office:value-type="float" office:value="0.121649164129081" calcext:value-type="float">
            <text:p>0,12164916412908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13225838.71" calcext:value-type="float">
            <text:p>6013225838,71</text:p>
          </table:table-cell>
          <table:table-cell office:value-type="float" office:value="277" calcext:value-type="float">
            <text:p>277</text:p>
          </table:table-cell>
          <table:table-cell table:formula="of:=[.$B278]/[.$E$1]" office:value-type="float" office:value="0.121461125825706" calcext:value-type="float">
            <text:p>0,12146112582570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02848884.89" calcext:value-type="float">
            <text:p>6002848884,89</text:p>
          </table:table-cell>
          <table:table-cell office:value-type="float" office:value="278" calcext:value-type="float">
            <text:p>278</text:p>
          </table:table-cell>
          <table:table-cell table:formula="of:=[.$B279]/[.$E$1]" office:value-type="float" office:value="0.121251521774997" calcext:value-type="float">
            <text:p>0,12125152177499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85387413.87" calcext:value-type="float">
            <text:p>5985387413,87</text:p>
          </table:table-cell>
          <table:table-cell office:value-type="float" office:value="279" calcext:value-type="float">
            <text:p>279</text:p>
          </table:table-cell>
          <table:table-cell table:formula="of:=[.$B280]/[.$E$1]" office:value-type="float" office:value="0.120898817588334" calcext:value-type="float">
            <text:p>0,12089881758833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79162909.93" calcext:value-type="float">
            <text:p>5979162909,93</text:p>
          </table:table-cell>
          <table:table-cell office:value-type="float" office:value="280" calcext:value-type="float">
            <text:p>280</text:p>
          </table:table-cell>
          <table:table-cell table:formula="of:=[.$B281]/[.$E$1]" office:value-type="float" office:value="0.120773088856945" calcext:value-type="float">
            <text:p>0,12077308885694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53178111" calcext:value-type="float">
            <text:p>5953178111</text:p>
          </table:table-cell>
          <table:table-cell office:value-type="float" office:value="281" calcext:value-type="float">
            <text:p>281</text:p>
          </table:table-cell>
          <table:table-cell table:formula="of:=[.$B282]/[.$E$1]" office:value-type="float" office:value="0.120248222002273" calcext:value-type="float">
            <text:p>0,12024822200227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23581300.49" calcext:value-type="float">
            <text:p>5923581300,49</text:p>
          </table:table-cell>
          <table:table-cell office:value-type="float" office:value="282" calcext:value-type="float">
            <text:p>282</text:p>
          </table:table-cell>
          <table:table-cell table:formula="of:=[.$B283]/[.$E$1]" office:value-type="float" office:value="0.119650396139447" calcext:value-type="float">
            <text:p>0,11965039613944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890775367.93" calcext:value-type="float">
            <text:p>5890775367,93</text:p>
          </table:table-cell>
          <table:table-cell office:value-type="float" office:value="283" calcext:value-type="float">
            <text:p>283</text:p>
          </table:table-cell>
          <table:table-cell table:formula="of:=[.$B284]/[.$E$1]" office:value-type="float" office:value="0.118987749232549" calcext:value-type="float">
            <text:p>0,11898774923254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54165262.9" calcext:value-type="float">
            <text:p>5854165262,9</text:p>
          </table:table-cell>
          <table:table-cell office:value-type="float" office:value="284" calcext:value-type="float">
            <text:p>284</text:p>
          </table:table-cell>
          <table:table-cell table:formula="of:=[.$B285]/[.$E$1]" office:value-type="float" office:value="0.118248261860411" calcext:value-type="float">
            <text:p>0,11824826186041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31280659.93" calcext:value-type="float">
            <text:p>5831280659,93</text:p>
          </table:table-cell>
          <table:table-cell office:value-type="float" office:value="285" calcext:value-type="float">
            <text:p>285</text:p>
          </table:table-cell>
          <table:table-cell table:formula="of:=[.$B286]/[.$E$1]" office:value-type="float" office:value="0.117786015852134" calcext:value-type="float">
            <text:p>0,11778601585213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20657771.72" calcext:value-type="float">
            <text:p>5820657771,72</text:p>
          </table:table-cell>
          <table:table-cell office:value-type="float" office:value="286" calcext:value-type="float">
            <text:p>286</text:p>
          </table:table-cell>
          <table:table-cell table:formula="of:=[.$B287]/[.$E$1]" office:value-type="float" office:value="0.117571444173619" calcext:value-type="float">
            <text:p>0,11757144417361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773689462.61" calcext:value-type="float">
            <text:p>5773689462,61</text:p>
          </table:table-cell>
          <table:table-cell office:value-type="float" office:value="287" calcext:value-type="float">
            <text:p>287</text:p>
          </table:table-cell>
          <table:table-cell table:formula="of:=[.$B288]/[.$E$1]" office:value-type="float" office:value="0.116622731476699" calcext:value-type="float">
            <text:p>0,11662273147669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723370899.85" calcext:value-type="float">
            <text:p>5723370899,85</text:p>
          </table:table-cell>
          <table:table-cell office:value-type="float" office:value="288" calcext:value-type="float">
            <text:p>288</text:p>
          </table:table-cell>
          <table:table-cell table:formula="of:=[.$B289]/[.$E$1]" office:value-type="float" office:value="0.115606347019056" calcext:value-type="float">
            <text:p>0,11560634701905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724122222.9" calcext:value-type="float">
            <text:p>5724122222,9</text:p>
          </table:table-cell>
          <table:table-cell office:value-type="float" office:value="289" calcext:value-type="float">
            <text:p>289</text:p>
          </table:table-cell>
          <table:table-cell table:formula="of:=[.$B290]/[.$E$1]" office:value-type="float" office:value="0.115621522990483" calcext:value-type="float">
            <text:p>0,11562152299048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666911100.75" calcext:value-type="float">
            <text:p>5666911100,75</text:p>
          </table:table-cell>
          <table:table-cell office:value-type="float" office:value="290" calcext:value-type="float">
            <text:p>290</text:p>
          </table:table-cell>
          <table:table-cell table:formula="of:=[.$B291]/[.$E$1]" office:value-type="float" office:value="0.114465915751959" calcext:value-type="float">
            <text:p>0,11446591575195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606627740.77" calcext:value-type="float">
            <text:p>5606627740,77</text:p>
          </table:table-cell>
          <table:table-cell office:value-type="float" office:value="291" calcext:value-type="float">
            <text:p>291</text:p>
          </table:table-cell>
          <table:table-cell table:formula="of:=[.$B292]/[.$E$1]" office:value-type="float" office:value="0.113248252393202" calcext:value-type="float">
            <text:p>0,11324825239320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662786337.39" calcext:value-type="float">
            <text:p>5662786337,39</text:p>
          </table:table-cell>
          <table:table-cell office:value-type="float" office:value="292" calcext:value-type="float">
            <text:p>292</text:p>
          </table:table-cell>
          <table:table-cell table:formula="of:=[.$B293]/[.$E$1]" office:value-type="float" office:value="0.114382599672552" calcext:value-type="float">
            <text:p>0,11438259967255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687513741.36" calcext:value-type="float">
            <text:p>5687513741,36</text:p>
          </table:table-cell>
          <table:table-cell office:value-type="float" office:value="293" calcext:value-type="float">
            <text:p>293</text:p>
          </table:table-cell>
          <table:table-cell table:formula="of:=[.$B294]/[.$E$1]" office:value-type="float" office:value="0.114882068411213" calcext:value-type="float">
            <text:p>0,11488206841121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94090486.51" calcext:value-type="float">
            <text:p>5794090486,51</text:p>
          </table:table-cell>
          <table:table-cell office:value-type="float" office:value="294" calcext:value-type="float">
            <text:p>294</text:p>
          </table:table-cell>
          <table:table-cell table:formula="of:=[.$B295]/[.$E$1]" office:value-type="float" office:value="0.117034811680795" calcext:value-type="float">
            <text:p>0,11703481168079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89741851.86" calcext:value-type="float">
            <text:p>5989741851,86</text:p>
          </table:table-cell>
          <table:table-cell office:value-type="float" office:value="295" calcext:value-type="float">
            <text:p>295</text:p>
          </table:table-cell>
          <table:table-cell table:formula="of:=[.$B296]/[.$E$1]" office:value-type="float" office:value="0.120986772864718" calcext:value-type="float">
            <text:p>0,12098677286471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189996704.03" calcext:value-type="float">
            <text:p>6189996704,03</text:p>
          </table:table-cell>
          <table:table-cell office:value-type="float" office:value="296" calcext:value-type="float">
            <text:p>296</text:p>
          </table:table-cell>
          <table:table-cell table:formula="of:=[.$B297]/[.$E$1]" office:value-type="float" office:value="0.125031719861395" calcext:value-type="float">
            <text:p>0,12503171986139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468584064.17" calcext:value-type="float">
            <text:p>7468584064,17</text:p>
          </table:table-cell>
          <table:table-cell office:value-type="float" office:value="297" calcext:value-type="float">
            <text:p>297</text:p>
          </table:table-cell>
          <table:table-cell table:formula="of:=[.$B298]/[.$E$1]" office:value-type="float" office:value="0.150857901081696" calcext:value-type="float">
            <text:p>0,15085790108169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737086213.92" calcext:value-type="float">
            <text:p>9737086213,92</text:p>
          </table:table-cell>
          <table:table-cell office:value-type="float" office:value="298" calcext:value-type="float">
            <text:p>298</text:p>
          </table:table-cell>
          <table:table-cell table:formula="of:=[.$B299]/[.$E$1]" office:value-type="float" office:value="0.196679367369045" calcext:value-type="float">
            <text:p>0,19667936736904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069318329.9" calcext:value-type="float">
            <text:p>22069318329,9</text:p>
          </table:table-cell>
          <table:table-cell office:value-type="float" office:value="299" calcext:value-type="float">
            <text:p>299</text:p>
          </table:table-cell>
          <table:table-cell table:formula="of:=[.$B300]/[.$E$1]" office:value-type="float" office:value="0.445778076934923" calcext:value-type="float">
            <text:p>0,44577807693492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507410686.6" calcext:value-type="float">
            <text:p>49507410686,6</text:p>
          </table:table-cell>
          <table:table-cell office:value-type="float" office:value="300" calcext:value-type="float">
            <text:p>300</text:p>
          </table:table-cell>
          <table:table-cell table:formula="of:=[.$B301]/[.$E$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520085911.8" calcext:value-type="float">
            <text:p>48520085911,8</text:p>
          </table:table-cell>
          <table:table-cell office:value-type="float" office:value="301" calcext:value-type="float">
            <text:p>301</text:p>
          </table:table-cell>
          <table:table-cell table:formula="of:=[.$B302]/[.$E$1]" office:value-type="float" office:value="0.98005703063224" calcext:value-type="float">
            <text:p>0,9800570306322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7571906926.1" calcext:value-type="float">
            <text:p>47571906926,1</text:p>
          </table:table-cell>
          <table:table-cell office:value-type="float" office:value="302" calcext:value-type="float">
            <text:p>302</text:p>
          </table:table-cell>
          <table:table-cell table:formula="of:=[.$B303]/[.$E$1]" office:value-type="float" office:value="0.960904766909495" calcext:value-type="float">
            <text:p>0,96090476690949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465697153.3" calcext:value-type="float">
            <text:p>46465697153,3</text:p>
          </table:table-cell>
          <table:table-cell office:value-type="float" office:value="303" calcext:value-type="float">
            <text:p>303</text:p>
          </table:table-cell>
          <table:table-cell table:formula="of:=[.$B304]/[.$E$1]" office:value-type="float" office:value="0.938560439919689" calcext:value-type="float">
            <text:p>0,93856043991968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857547311.6" calcext:value-type="float">
            <text:p>44857547311,6</text:p>
          </table:table-cell>
          <table:table-cell office:value-type="float" office:value="304" calcext:value-type="float">
            <text:p>304</text:p>
          </table:table-cell>
          <table:table-cell table:formula="of:=[.$B305]/[.$E$1]" office:value-type="float" office:value="0.906077427388895" calcext:value-type="float">
            <text:p>0,90607742738889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032747486" calcext:value-type="float">
            <text:p>25032747486</text:p>
          </table:table-cell>
          <table:table-cell office:value-type="float" office:value="305" calcext:value-type="float">
            <text:p>305</text:p>
          </table:table-cell>
          <table:table-cell table:formula="of:=[.$B306]/[.$E$1]" office:value-type="float" office:value="0.505636371178175" calcext:value-type="float">
            <text:p>0,50563637117817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847790170" calcext:value-type="float">
            <text:p>22847790170</text:p>
          </table:table-cell>
          <table:table-cell office:value-type="float" office:value="306" calcext:value-type="float">
            <text:p>306</text:p>
          </table:table-cell>
          <table:table-cell table:formula="of:=[.$B307]/[.$E$1]" office:value-type="float" office:value="0.461502426669713" calcext:value-type="float">
            <text:p>0,46150242666971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42089870.3" calcext:value-type="float">
            <text:p>21142089870,3</text:p>
          </table:table-cell>
          <table:table-cell office:value-type="float" office:value="307" calcext:value-type="float">
            <text:p>307</text:p>
          </table:table-cell>
          <table:table-cell table:formula="of:=[.$B308]/[.$E$1]" office:value-type="float" office:value="0.42704899280912" calcext:value-type="float">
            <text:p>0,4270489928091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637675091.6" calcext:value-type="float">
            <text:p>20637675091,6</text:p>
          </table:table-cell>
          <table:table-cell office:value-type="float" office:value="308" calcext:value-type="float">
            <text:p>308</text:p>
          </table:table-cell>
          <table:table-cell table:formula="of:=[.$B309]/[.$E$1]" office:value-type="float" office:value="0.416860320614302" calcext:value-type="float">
            <text:p>0,41686032061430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120258565.3" calcext:value-type="float">
            <text:p>19120258565,3</text:p>
          </table:table-cell>
          <table:table-cell office:value-type="float" office:value="309" calcext:value-type="float">
            <text:p>309</text:p>
          </table:table-cell>
          <table:table-cell table:formula="of:=[.$B310]/[.$E$1]" office:value-type="float" office:value="0.38621002997588" calcext:value-type="float">
            <text:p>0,3862100299758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274687775.1" calcext:value-type="float">
            <text:p>18274687775,1</text:p>
          </table:table-cell>
          <table:table-cell office:value-type="float" office:value="310" calcext:value-type="float">
            <text:p>310</text:p>
          </table:table-cell>
          <table:table-cell table:formula="of:=[.$B311]/[.$E$1]" office:value-type="float" office:value="0.369130348803444" calcext:value-type="float">
            <text:p>0,36913034880344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787945561.4" calcext:value-type="float">
            <text:p>17787945561,4</text:p>
          </table:table-cell>
          <table:table-cell office:value-type="float" office:value="311" calcext:value-type="float">
            <text:p>311</text:p>
          </table:table-cell>
          <table:table-cell table:formula="of:=[.$B312]/[.$E$1]" office:value-type="float" office:value="0.359298644681787" calcext:value-type="float">
            <text:p>0,35929864468178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037917486.5" calcext:value-type="float">
            <text:p>17037917486,5</text:p>
          </table:table-cell>
          <table:table-cell office:value-type="float" office:value="312" calcext:value-type="float">
            <text:p>312</text:p>
          </table:table-cell>
          <table:table-cell table:formula="of:=[.$B313]/[.$E$1]" office:value-type="float" office:value="0.344148830451995" calcext:value-type="float">
            <text:p>0,34414883045199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550958537.3" calcext:value-type="float">
            <text:p>16550958537,3</text:p>
          </table:table-cell>
          <table:table-cell office:value-type="float" office:value="313" calcext:value-type="float">
            <text:p>313</text:p>
          </table:table-cell>
          <table:table-cell table:formula="of:=[.$B314]/[.$E$1]" office:value-type="float" office:value="0.334312748490799" calcext:value-type="float">
            <text:p>0,33431274849079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061259725.9" calcext:value-type="float">
            <text:p>16061259725,9</text:p>
          </table:table-cell>
          <table:table-cell office:value-type="float" office:value="314" calcext:value-type="float">
            <text:p>314</text:p>
          </table:table-cell>
          <table:table-cell table:formula="of:=[.$B315]/[.$E$1]" office:value-type="float" office:value="0.324421324063455" calcext:value-type="float">
            <text:p>0,32442132406345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433544143.9" calcext:value-type="float">
            <text:p>15433544143,9</text:p>
          </table:table-cell>
          <table:table-cell office:value-type="float" office:value="315" calcext:value-type="float">
            <text:p>315</text:p>
          </table:table-cell>
          <table:table-cell table:formula="of:=[.$B316]/[.$E$1]" office:value-type="float" office:value="0.311742099412146" calcext:value-type="float">
            <text:p>0,31174209941214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765821533.6" calcext:value-type="float">
            <text:p>14765821533,6</text:p>
          </table:table-cell>
          <table:table-cell office:value-type="float" office:value="316" calcext:value-type="float">
            <text:p>316</text:p>
          </table:table-cell>
          <table:table-cell table:formula="of:=[.$B317]/[.$E$1]" office:value-type="float" office:value="0.298254772948499" calcext:value-type="float">
            <text:p>0,29825477294849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138280417.9" calcext:value-type="float">
            <text:p>14138280417,9</text:p>
          </table:table-cell>
          <table:table-cell office:value-type="float" office:value="317" calcext:value-type="float">
            <text:p>317</text:p>
          </table:table-cell>
          <table:table-cell table:formula="of:=[.$B318]/[.$E$1]" office:value-type="float" office:value="0.28557907234132" calcext:value-type="float">
            <text:p>0,2855790723413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600656077.9" calcext:value-type="float">
            <text:p>13600656077,9</text:p>
          </table:table-cell>
          <table:table-cell office:value-type="float" office:value="318" calcext:value-type="float">
            <text:p>318</text:p>
          </table:table-cell>
          <table:table-cell table:formula="of:=[.$B319]/[.$E$1]" office:value-type="float" office:value="0.274719600344222" calcext:value-type="float">
            <text:p>0,27471960034422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782114162.4" calcext:value-type="float">
            <text:p>12782114162,4</text:p>
          </table:table-cell>
          <table:table-cell office:value-type="float" office:value="319" calcext:value-type="float">
            <text:p>319</text:p>
          </table:table-cell>
          <table:table-cell table:formula="of:=[.$B320]/[.$E$1]" office:value-type="float" office:value="0.25818587530896" calcext:value-type="float">
            <text:p>0,2581858753089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195103359.5" calcext:value-type="float">
            <text:p>12195103359,5</text:p>
          </table:table-cell>
          <table:table-cell office:value-type="float" office:value="320" calcext:value-type="float">
            <text:p>320</text:p>
          </table:table-cell>
          <table:table-cell table:formula="of:=[.$B321]/[.$E$1]" office:value-type="float" office:value="0.246328846335743" calcext:value-type="float">
            <text:p>0,2463288463357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651257150.1" calcext:value-type="float">
            <text:p>11651257150,1</text:p>
          </table:table-cell>
          <table:table-cell office:value-type="float" office:value="321" calcext:value-type="float">
            <text:p>321</text:p>
          </table:table-cell>
          <table:table-cell table:formula="of:=[.$B322]/[.$E$1]" office:value-type="float" office:value="0.235343698822318" calcext:value-type="float">
            <text:p>0,23534369882231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047384935.4" calcext:value-type="float">
            <text:p>11047384935,4</text:p>
          </table:table-cell>
          <table:table-cell office:value-type="float" office:value="322" calcext:value-type="float">
            <text:p>322</text:p>
          </table:table-cell>
          <table:table-cell table:formula="of:=[.$B323]/[.$E$1]" office:value-type="float" office:value="0.223146086256338" calcext:value-type="float">
            <text:p>0,22314608625633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454296689.2" calcext:value-type="float">
            <text:p>10454296689,2</text:p>
          </table:table-cell>
          <table:table-cell office:value-type="float" office:value="323" calcext:value-type="float">
            <text:p>323</text:p>
          </table:table-cell>
          <table:table-cell table:formula="of:=[.$B324]/[.$E$1]" office:value-type="float" office:value="0.211166299029039" calcext:value-type="float">
            <text:p>0,21116629902903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987783542.13" calcext:value-type="float">
            <text:p>9987783542,13</text:p>
          </table:table-cell>
          <table:table-cell office:value-type="float" office:value="324" calcext:value-type="float">
            <text:p>324</text:p>
          </table:table-cell>
          <table:table-cell table:formula="of:=[.$B325]/[.$E$1]" office:value-type="float" office:value="0.201743201747236" calcext:value-type="float">
            <text:p>0,20174320174723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484196668.57" calcext:value-type="float">
            <text:p>9484196668,57</text:p>
          </table:table-cell>
          <table:table-cell office:value-type="float" office:value="325" calcext:value-type="float">
            <text:p>325</text:p>
          </table:table-cell>
          <table:table-cell table:formula="of:=[.$B326]/[.$E$1]" office:value-type="float" office:value="0.191571252405189" calcext:value-type="float">
            <text:p>0,19157125240518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937009057.43" calcext:value-type="float">
            <text:p>8937009057,43</text:p>
          </table:table-cell>
          <table:table-cell office:value-type="float" office:value="326" calcext:value-type="float">
            <text:p>326</text:p>
          </table:table-cell>
          <table:table-cell table:formula="of:=[.$B327]/[.$E$1]" office:value-type="float" office:value="0.180518611930738" calcext:value-type="float">
            <text:p>0,18051861193073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416033134.88" calcext:value-type="float">
            <text:p>8416033134,88</text:p>
          </table:table-cell>
          <table:table-cell office:value-type="float" office:value="327" calcext:value-type="float">
            <text:p>327</text:p>
          </table:table-cell>
          <table:table-cell table:formula="of:=[.$B328]/[.$E$1]" office:value-type="float" office:value="0.169995421254336" calcext:value-type="float">
            <text:p>0,16999542125433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924530420.47" calcext:value-type="float">
            <text:p>7924530420,47</text:p>
          </table:table-cell>
          <table:table-cell office:value-type="float" office:value="328" calcext:value-type="float">
            <text:p>328</text:p>
          </table:table-cell>
          <table:table-cell table:formula="of:=[.$B329]/[.$E$1]" office:value-type="float" office:value="0.16006755979696" calcext:value-type="float">
            <text:p>0,1600675597969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452782498.48" calcext:value-type="float">
            <text:p>7452782498,48</text:p>
          </table:table-cell>
          <table:table-cell office:value-type="float" office:value="329" calcext:value-type="float">
            <text:p>329</text:p>
          </table:table-cell>
          <table:table-cell table:formula="of:=[.$B330]/[.$E$1]" office:value-type="float" office:value="0.150538725316475" calcext:value-type="float">
            <text:p>0,15053872531647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032659495.75" calcext:value-type="float">
            <text:p>7032659495,75</text:p>
          </table:table-cell>
          <table:table-cell office:value-type="float" office:value="330" calcext:value-type="float">
            <text:p>330</text:p>
          </table:table-cell>
          <table:table-cell table:formula="of:=[.$B331]/[.$E$1]" office:value-type="float" office:value="0.142052662383604" calcext:value-type="float">
            <text:p>0,14205266238360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586120934.2" calcext:value-type="float">
            <text:p>6586120934,2</text:p>
          </table:table-cell>
          <table:table-cell office:value-type="float" office:value="331" calcext:value-type="float">
            <text:p>331</text:p>
          </table:table-cell>
          <table:table-cell table:formula="of:=[.$B332]/[.$E$1]" office:value-type="float" office:value="0.133033031678682" calcext:value-type="float">
            <text:p>0,13303303167868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181944391.54" calcext:value-type="float">
            <text:p>6181944391,54</text:p>
          </table:table-cell>
          <table:table-cell office:value-type="float" office:value="332" calcext:value-type="float">
            <text:p>332</text:p>
          </table:table-cell>
          <table:table-cell table:formula="of:=[.$B333]/[.$E$1]" office:value-type="float" office:value="0.124869071232062" calcext:value-type="float">
            <text:p>0,12486907123206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759825727.09" calcext:value-type="float">
            <text:p>5759825727,09</text:p>
          </table:table-cell>
          <table:table-cell office:value-type="float" office:value="333" calcext:value-type="float">
            <text:p>333</text:p>
          </table:table-cell>
          <table:table-cell table:formula="of:=[.$B334]/[.$E$1]" office:value-type="float" office:value="0.116342697935705" calcext:value-type="float">
            <text:p>0,11634269793570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352937118.63" calcext:value-type="float">
            <text:p>5352937118,63</text:p>
          </table:table-cell>
          <table:table-cell office:value-type="float" office:value="334" calcext:value-type="float">
            <text:p>334</text:p>
          </table:table-cell>
          <table:table-cell table:formula="of:=[.$B335]/[.$E$1]" office:value-type="float" office:value="0.108123956482314" calcext:value-type="float">
            <text:p>0,1081239564823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956625942.57" calcext:value-type="float">
            <text:p>4956625942,57</text:p>
          </table:table-cell>
          <table:table-cell office:value-type="float" office:value="335" calcext:value-type="float">
            <text:p>335</text:p>
          </table:table-cell>
          <table:table-cell table:formula="of:=[.$B336]/[.$E$1]" office:value-type="float" office:value="0.100118868545706" calcext:value-type="float">
            <text:p>0,10011886854570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72501932.34" calcext:value-type="float">
            <text:p>4572501932,34</text:p>
          </table:table-cell>
          <table:table-cell office:value-type="float" office:value="336" calcext:value-type="float">
            <text:p>336</text:p>
          </table:table-cell>
          <table:table-cell table:formula="of:=[.$B337]/[.$E$1]" office:value-type="float" office:value="0.0923599491253059" calcext:value-type="float">
            <text:p>0,09235994912530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165301809.98" calcext:value-type="float">
            <text:p>4165301809,98</text:p>
          </table:table-cell>
          <table:table-cell office:value-type="float" office:value="337" calcext:value-type="float">
            <text:p>337</text:p>
          </table:table-cell>
          <table:table-cell table:formula="of:=[.$B338]/[.$E$1]" office:value-type="float" office:value="0.0841349154038348" calcext:value-type="float">
            <text:p>0,08413491540383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812833415.56" calcext:value-type="float">
            <text:p>3812833415,56</text:p>
          </table:table-cell>
          <table:table-cell office:value-type="float" office:value="338" calcext:value-type="float">
            <text:p>338</text:p>
          </table:table-cell>
          <table:table-cell table:formula="of:=[.$B339]/[.$E$1]" office:value-type="float" office:value="0.077015407646678" calcext:value-type="float">
            <text:p>0,07701540764667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503461478.38" calcext:value-type="float">
            <text:p>3503461478,38</text:p>
          </table:table-cell>
          <table:table-cell office:value-type="float" office:value="339" calcext:value-type="float">
            <text:p>339</text:p>
          </table:table-cell>
          <table:table-cell table:formula="of:=[.$B340]/[.$E$1]" office:value-type="float" office:value="0.0707664050652576" calcext:value-type="float">
            <text:p>0,07076640506525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90996266.36" calcext:value-type="float">
            <text:p>3190996266,36</text:p>
          </table:table-cell>
          <table:table-cell office:value-type="float" office:value="340" calcext:value-type="float">
            <text:p>340</text:p>
          </table:table-cell>
          <table:table-cell table:formula="of:=[.$B341]/[.$E$1]" office:value-type="float" office:value="0.0644549214371192" calcext:value-type="float">
            <text:p>0,06445492143711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94178009.74" calcext:value-type="float">
            <text:p>2894178009,74</text:p>
          </table:table-cell>
          <table:table-cell office:value-type="float" office:value="341" calcext:value-type="float">
            <text:p>341</text:p>
          </table:table-cell>
          <table:table-cell table:formula="of:=[.$B342]/[.$E$1]" office:value-type="float" office:value="0.0584594906015426" calcext:value-type="float">
            <text:p>0,05845949060154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98757445.76" calcext:value-type="float">
            <text:p>2598757445,76</text:p>
          </table:table-cell>
          <table:table-cell office:value-type="float" office:value="342" calcext:value-type="float">
            <text:p>342</text:p>
          </table:table-cell>
          <table:table-cell table:formula="of:=[.$B343]/[.$E$1]" office:value-type="float" office:value="0.0524922917542807" calcext:value-type="float">
            <text:p>0,05249229175428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326790590.61" calcext:value-type="float">
            <text:p>2326790590,61</text:p>
          </table:table-cell>
          <table:table-cell office:value-type="float" office:value="343" calcext:value-type="float">
            <text:p>343</text:p>
          </table:table-cell>
          <table:table-cell table:formula="of:=[.$B344]/[.$E$1]" office:value-type="float" office:value="0.0469988342823953" calcext:value-type="float">
            <text:p>0,04699883428239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72346480.84" calcext:value-type="float">
            <text:p>2072346480,84</text:p>
          </table:table-cell>
          <table:table-cell office:value-type="float" office:value="344" calcext:value-type="float">
            <text:p>344</text:p>
          </table:table-cell>
          <table:table-cell table:formula="of:=[.$B345]/[.$E$1]" office:value-type="float" office:value="0.0418593186777372" calcext:value-type="float">
            <text:p>0,04185931867773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811420261.08" calcext:value-type="float">
            <text:p>1811420261,08</text:p>
          </table:table-cell>
          <table:table-cell office:value-type="float" office:value="345" calcext:value-type="float">
            <text:p>345</text:p>
          </table:table-cell>
          <table:table-cell table:formula="of:=[.$B346]/[.$E$1]" office:value-type="float" office:value="0.0365888709580663" calcext:value-type="float">
            <text:p>0,03658887095806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82473750.05" calcext:value-type="float">
            <text:p>1582473750,05</text:p>
          </table:table-cell>
          <table:table-cell office:value-type="float" office:value="346" calcext:value-type="float">
            <text:p>346</text:p>
          </table:table-cell>
          <table:table-cell table:formula="of:=[.$B347]/[.$E$1]" office:value-type="float" office:value="0.0319643812532963" calcext:value-type="float">
            <text:p>0,03196438125329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72637741.98" calcext:value-type="float">
            <text:p>1372637741,98</text:p>
          </table:table-cell>
          <table:table-cell office:value-type="float" office:value="347" calcext:value-type="float">
            <text:p>347</text:p>
          </table:table-cell>
          <table:table-cell table:formula="of:=[.$B348]/[.$E$1]" office:value-type="float" office:value="0.0277259045250679" calcext:value-type="float">
            <text:p>0,02772590452506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63167499.95" calcext:value-type="float">
            <text:p>1163167499,95</text:p>
          </table:table-cell>
          <table:table-cell office:value-type="float" office:value="348" calcext:value-type="float">
            <text:p>348</text:p>
          </table:table-cell>
          <table:table-cell table:formula="of:=[.$B349]/[.$E$1]" office:value-type="float" office:value="0.0234948159036892" calcext:value-type="float">
            <text:p>0,02349481590368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80390143.744" calcext:value-type="float">
            <text:p>980390143,744</text:p>
          </table:table-cell>
          <table:table-cell office:value-type="float" office:value="349" calcext:value-type="float">
            <text:p>349</text:p>
          </table:table-cell>
          <table:table-cell table:formula="of:=[.$B350]/[.$E$1]" office:value-type="float" office:value="0.0198028967814582" calcext:value-type="float">
            <text:p>0,01980289678145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14121840.337" calcext:value-type="float">
            <text:p>814121840,337</text:p>
          </table:table-cell>
          <table:table-cell office:value-type="float" office:value="350" calcext:value-type="float">
            <text:p>350</text:p>
          </table:table-cell>
          <table:table-cell table:formula="of:=[.$B351]/[.$E$1]" office:value-type="float" office:value="0.0164444439538696" calcext:value-type="float">
            <text:p>0,0164444439538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60626299.14" calcext:value-type="float">
            <text:p>660626299,14</text:p>
          </table:table-cell>
          <table:table-cell office:value-type="float" office:value="351" calcext:value-type="float">
            <text:p>351</text:p>
          </table:table-cell>
          <table:table-cell table:formula="of:=[.$B352]/[.$E$1]" office:value-type="float" office:value="0.0133439881015391" calcext:value-type="float">
            <text:p>0,01334398810153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22537659.072" calcext:value-type="float">
            <text:p>522537659,072</text:p>
          </table:table-cell>
          <table:table-cell office:value-type="float" office:value="352" calcext:value-type="float">
            <text:p>352</text:p>
          </table:table-cell>
          <table:table-cell table:formula="of:=[.$B353]/[.$E$1]" office:value-type="float" office:value="0.0105547361864642" calcext:value-type="float">
            <text:p>0,01055473618646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2752294.429" calcext:value-type="float">
            <text:p>402752294,429</text:p>
          </table:table-cell>
          <table:table-cell office:value-type="float" office:value="353" calcext:value-type="float">
            <text:p>353</text:p>
          </table:table-cell>
          <table:table-cell table:formula="of:=[.$B354]/[.$E$1]" office:value-type="float" office:value="0.00813519206202419" calcext:value-type="float">
            <text:p>0,00813519206202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3190963.06" calcext:value-type="float">
            <text:p>303190963,06</text:p>
          </table:table-cell>
          <table:table-cell office:value-type="float" office:value="354" calcext:value-type="float">
            <text:p>354</text:p>
          </table:table-cell>
          <table:table-cell table:formula="of:=[.$B355]/[.$E$1]" office:value-type="float" office:value="0.00612415310869941" calcext:value-type="float">
            <text:p>0,00612415310869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0373545.385" calcext:value-type="float">
            <text:p>210373545,385</text:p>
          </table:table-cell>
          <table:table-cell office:value-type="float" office:value="355" calcext:value-type="float">
            <text:p>355</text:p>
          </table:table-cell>
          <table:table-cell table:formula="of:=[.$B356]/[.$E$1]" office:value-type="float" office:value="0.00424933444240785" calcext:value-type="float">
            <text:p>0,00424933444240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0172616.06" calcext:value-type="float">
            <text:p>140172616,06</text:p>
          </table:table-cell>
          <table:table-cell office:value-type="float" office:value="356" calcext:value-type="float">
            <text:p>356</text:p>
          </table:table-cell>
          <table:table-cell table:formula="of:=[.$B357]/[.$E$1]" office:value-type="float" office:value="0.00283134613820432" calcext:value-type="float">
            <text:p>0,00283134613820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9454254.2701" calcext:value-type="float">
            <text:p>79454254,2701</text:p>
          </table:table-cell>
          <table:table-cell office:value-type="float" office:value="357" calcext:value-type="float">
            <text:p>357</text:p>
          </table:table-cell>
          <table:table-cell table:formula="of:=[.$B358]/[.$E$1]" office:value-type="float" office:value="0.00160489617954521" calcext:value-type="float">
            <text:p>0,00160489617954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8722913.6642" calcext:value-type="float">
            <text:p>38722913,6642</text:p>
          </table:table-cell>
          <table:table-cell office:value-type="float" office:value="358" calcext:value-type="float">
            <text:p>358</text:p>
          </table:table-cell>
          <table:table-cell table:formula="of:=[.$B359]/[.$E$1]" office:value-type="float" office:value="0.00078216398569762" calcext:value-type="float">
            <text:p>0,00078216398569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456588.1066" calcext:value-type="float">
            <text:p>11456588,1066</text:p>
          </table:table-cell>
          <table:table-cell office:value-type="float" office:value="359" calcext:value-type="float">
            <text:p>359</text:p>
          </table:table-cell>
          <table:table-cell table:formula="of:=[.$B360]/[.$E$1]" office:value-type="float" office:value="0.000231411579553703" calcext:value-type="float">
            <text:p>0,0002314115795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.00.0000</text:date>, <text:time style:data-style-name="N2" text:time-value="20:42:52.815387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25:17.424747121</meta:creation-date>
    <dc:date>2020-06-19T22:03:05.409665720</dc:date>
    <meta:editing-duration>PT46M54S</meta:editing-duration>
    <meta:editing-cycles>2</meta:editing-cycles>
    <meta:generator>LibreOffice/6.0.7.3$Linux_X86_64 LibreOffice_project/00m0$Build-3</meta:generator>
    <meta:document-statistic meta:table-count="1" meta:cell-count="14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C1:Sheet1.D360" svg:x="0.32cm" svg:y="0.18cm" svg:width="12.323cm" svg:height="8.64cm">
          <chartooo:coordinate-region svg:x="1.603cm" svg:y="0.379cm" svg:width="10.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360" chart:class="chart:scatter">
            <chart:domain table:cell-range-address="Sheet1.C1:Sheet1.C360"/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000115221267021423">
                <text:p>0.0000115221267021423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364578592517369">
                <text:p>0.03645785925173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381147277141024">
                <text:p>0.03811472771410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00231411579553703">
                <text:p>0.000231411579553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2.961cm" svg:y="4.204cm" style:legend-expansion="high" chart:style-name="ch2"/>
        <chart:plot-area chart:style-name="ch3" table:cell-range-address="Sheet1.B1:Sheet1.C360" svg:x="0.319cm" svg:y="0.18cm" svg:width="12.323cm" svg:height="8.646cm">
          <chartooo:coordinate-region svg:x="2.607cm" svg:y="0.379cm" svg:width="9.75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60" chart:class="chart:scatter">
            <chart:domain table:cell-range-address="Sheet1.C1:Sheet1.C360"/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570430.658626">
                <text:p>570430.658626</text:p>
                <draw:g>
                  <svg:desc>Sheet1.B1:Sheet1.B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74872.47742">
                <text:p>5174872.47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608024.3355">
                <text:p>25608024.3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3317627.9458">
                <text:p>63317627.9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5603312.947">
                <text:p>115603312.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8374455.937">
                <text:p>178374455.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2633903.856">
                <text:p>262633903.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55020129.004">
                <text:p>355020129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59537440.703">
                <text:p>459537440.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9486897.173">
                <text:p>589486897.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24399204.804">
                <text:p>724399204.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0830677.161">
                <text:p>870830677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43050318.24">
                <text:p>1043050318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30071225.96">
                <text:p>1230071225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19896418.64">
                <text:p>1419896418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15381965.73">
                <text:p>1615381965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53332428.35">
                <text:p>1853332428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79400664.36">
                <text:p>2079400664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15405571.34">
                <text:p>2315405571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87094214.92">
                <text:p>2587094214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872926912.27">
                <text:p>2872926912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143327075.56">
                <text:p>3143327075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449393998.81">
                <text:p>3449393998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74424948.67">
                <text:p>3774424948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085332438.92">
                <text:p>4085332438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409609073.45">
                <text:p>4409609073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736108560.85">
                <text:p>4736108560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73606261.85">
                <text:p>5073606261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411019048.5">
                <text:p>54110190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764826607.71">
                <text:p>5764826607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33624326.96">
                <text:p>6133624326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496861329.03">
                <text:p>6496861329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96092201.76">
                <text:p>6896092201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320360945.89">
                <text:p>7320360945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724388702.28">
                <text:p>7724388702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163830572.48">
                <text:p>8163830572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588141579.34">
                <text:p>8588141579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042383109.03">
                <text:p>9042383109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467174974.53">
                <text:p>9467174974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10621718.75">
                <text:p>9910621718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361394502.7">
                <text:p>1036139450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836714754.6">
                <text:p>1083671475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300851593.3">
                <text:p>1130085159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778561644.8">
                <text:p>1177856164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248666906.7">
                <text:p>12248666906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2714330856.6">
                <text:p>1271433085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190101652.5">
                <text:p>131901016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676954639.7">
                <text:p>13676954639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178491622.2">
                <text:p>1417849162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659502850.1">
                <text:p>1465950285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143656830.9">
                <text:p>1514365683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634442555.5">
                <text:p>1563444255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6129334121">
                <text:p>16129334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649092595.2">
                <text:p>1664909259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7142734299.3">
                <text:p>17142734299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7623152368.9">
                <text:p>17623152368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107888856.6">
                <text:p>18107888856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501144739.6">
                <text:p>18501144739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993114345">
                <text:p>18993114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457486049.5">
                <text:p>1945748604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925608691.6">
                <text:p>1992560869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0387552769.3">
                <text:p>20387552769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0848734802.6">
                <text:p>20848734802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1312050753">
                <text:p>21312050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1760913493.5">
                <text:p>2176091349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2202287807.5">
                <text:p>2220228780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610137904.7">
                <text:p>22610137904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3030976858.8">
                <text:p>23030976858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3442808353">
                <text:p>23442808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844410555.7">
                <text:p>23844410555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249634691.2">
                <text:p>24249634691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563377019.4">
                <text:p>24563377019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4930969045.5">
                <text:p>2493096904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305351248.9">
                <text:p>25305351248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671268766.5">
                <text:p>25671268766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996514187.2">
                <text:p>25996514187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6339365534.3">
                <text:p>26339365534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6630382316.3">
                <text:p>26630382316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6907041280.8">
                <text:p>2690704128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7157504720.6">
                <text:p>2715750472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7416289226.1">
                <text:p>27416289226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7581273542.9">
                <text:p>27581273542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7849323216">
                <text:p>27849323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8055784807">
                <text:p>28055784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8259489715.6">
                <text:p>28259489715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8442650599.5">
                <text:p>2844265059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8599566461.3">
                <text:p>28599566461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8714810677.8">
                <text:p>28714810677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8843504879.8">
                <text:p>2884350487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8953322995.7">
                <text:p>28953322995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9040849066.9">
                <text:p>29040849066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9115207392.2">
                <text:p>2911520739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9172698048.7">
                <text:p>29172698048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9212086779.5">
                <text:p>2921208677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9228667533.9">
                <text:p>2922866753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9227555366.5">
                <text:p>2922755536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9182544603.7">
                <text:p>29182544603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9142593013.9">
                <text:p>29142593013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9088198008.6">
                <text:p>2908819800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9016155495.7">
                <text:p>29016155495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8926371812.3">
                <text:p>28926371812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8744079681.9">
                <text:p>28744079681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8612855766.1">
                <text:p>28612855766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8462030198.1">
                <text:p>28462030198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8302398024.4">
                <text:p>28302398024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8043076359.8">
                <text:p>28043076359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7842353217.2">
                <text:p>27842353217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7632215744.1">
                <text:p>2763221574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7406207957.6">
                <text:p>27406207957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7152923810.6">
                <text:p>27152923810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6860998805.8">
                <text:p>26860998805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6569999785">
                <text:p>265699997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6452813719.7">
                <text:p>26452813719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6407354746.3">
                <text:p>26407354746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6061888726">
                <text:p>260618887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6206186152.3">
                <text:p>26206186152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5727519133.4">
                <text:p>25727519133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6768886782.5">
                <text:p>2676888678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8974568622.2">
                <text:p>28974568622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6255188602.7">
                <text:p>36255188602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8839219023.2">
                <text:p>48839219023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7800958517.8">
                <text:p>47800958517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6729788847.4">
                <text:p>46729788847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5634126014.8">
                <text:p>45634126014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4088364338.7">
                <text:p>44088364338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074996517.2">
                <text:p>11074996517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353135763.87">
                <text:p>6353135763.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696068742.89">
                <text:p>4696068742.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263546415.89">
                <text:p>4263546415.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674871654.88">
                <text:p>3674871654.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400176722.26">
                <text:p>3400176722.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7822596.64">
                <text:p>3287822596.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074521065.08">
                <text:p>3074521065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896464441.43">
                <text:p>2896464441.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803310037.64">
                <text:p>2803310037.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683018916.08">
                <text:p>2683018916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523356815.09">
                <text:p>2523356815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394982018.09">
                <text:p>2394982018.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280839032.68">
                <text:p>2280839032.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055286800.81">
                <text:p>2055286800.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921922944.55">
                <text:p>1921922944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790606556.96">
                <text:p>1790606556.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628677042.5">
                <text:p>162867704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527322442.52">
                <text:p>1527322442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57642846.28">
                <text:p>1457642846.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35934422.11">
                <text:p>1335934422.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96189528.5">
                <text:p>119618952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91542713.06">
                <text:p>1091542713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00806304.85">
                <text:p>1000806304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01156669.507">
                <text:p>901156669.5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834169526.113">
                <text:p>834169526.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70683037.414">
                <text:p>770683037.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707849383.03">
                <text:p>707849383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636921099.912">
                <text:p>636921099.9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75235733.244">
                <text:p>575235733.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20475064.629">
                <text:p>520475064.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72226420.956">
                <text:p>472226420.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18192369.653">
                <text:p>418192369.6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74461053.014">
                <text:p>374461053.0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29027507.695">
                <text:p>329027507.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78640136.797">
                <text:p>278640136.7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40498113.969">
                <text:p>240498113.9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03410228.308">
                <text:p>203410228.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72929096.929">
                <text:p>172929096.9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2918070.519">
                <text:p>142918070.5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14716360.088">
                <text:p>114716360.0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88927822.9998">
                <text:p>88927822.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70461017.9861">
                <text:p>70461017.98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50164460.8412">
                <text:p>50164460.84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6166620.2132">
                <text:p>36166620.21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3432596.2558">
                <text:p>23432596.25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472023.7513">
                <text:p>13472023.75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144119.78249">
                <text:p>7144119.78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654421.96447">
                <text:p>2654421.964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73751.27698">
                <text:p>1373751.276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320149.97497">
                <text:p>2320149.974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6054988.31957">
                <text:p>6054988.31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900119.3941">
                <text:p>12900119.39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764460.1434">
                <text:p>21764460.1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4835777.5511">
                <text:p>34835777.55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0007426.9877">
                <text:p>50007426.98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6293519.4325">
                <text:p>66293519.4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7484191.7527">
                <text:p>87484191.75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13255630.188">
                <text:p>113255630.1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39694485.423">
                <text:p>139694485.4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66758393.617">
                <text:p>166758393.6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00777955.685">
                <text:p>200777955.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34408047.954">
                <text:p>234408047.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66187210.86">
                <text:p>266187210.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9682217.794">
                <text:p>309682217.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46840914.922">
                <text:p>346840914.9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83963118.866">
                <text:p>383963118.8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34013042.437">
                <text:p>434013042.4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85518810.255">
                <text:p>485518810.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538447766.57">
                <text:p>538447766.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83478579.514">
                <text:p>583478579.5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644928853.379">
                <text:p>644928853.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704657615.775">
                <text:p>704657615.7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757637034.568">
                <text:p>757637034.5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22077084.29">
                <text:p>822077084.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889492275.398">
                <text:p>889492275.3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34354119.833">
                <text:p>934354119.8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05384020.96">
                <text:p>1005384020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79510876.87">
                <text:p>1079510876.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43509497.45">
                <text:p>1143509497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218497498.93">
                <text:p>1218497498.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286352541.96">
                <text:p>1286352541.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356674181.68">
                <text:p>1356674181.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420292134.38">
                <text:p>1420292134.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93866230.75">
                <text:p>1493866230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573601438.39">
                <text:p>1573601438.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637074013.31">
                <text:p>1637074013.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716132197.08">
                <text:p>1716132197.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804934210.73">
                <text:p>1804934210.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886961478.15">
                <text:p>1886961478.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959781646.81">
                <text:p>1959781646.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033213635.46">
                <text:p>2033213635.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26137020.59">
                <text:p>2126137020.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93387177.95">
                <text:p>2193387177.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289983972.97">
                <text:p>2289983972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357383103.95">
                <text:p>2357383103.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455289045.54">
                <text:p>2455289045.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549188916.77">
                <text:p>2549188916.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640642193.8">
                <text:p>2640642193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733101351.47">
                <text:p>2733101351.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826664758.38">
                <text:p>2826664758.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919642365.27">
                <text:p>2919642365.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021556295.98">
                <text:p>3021556295.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122290523.26">
                <text:p>3122290523.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213853919.51">
                <text:p>3213853919.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301225926.52">
                <text:p>3301225926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402691584.78">
                <text:p>3402691584.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501041870.24">
                <text:p>3501041870.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601890075.86">
                <text:p>3601890075.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705957856.61">
                <text:p>3705957856.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800296949.03">
                <text:p>3800296949.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898733111.97">
                <text:p>3898733111.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947640256.6">
                <text:p>3947640256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4044317086.69">
                <text:p>4044317086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4135744430.82">
                <text:p>4135744430.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230136796.87">
                <text:p>4230136796.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4326863375.99">
                <text:p>4326863375.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421293026.11">
                <text:p>4421293026.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503468304.02">
                <text:p>4503468304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87697914.99">
                <text:p>4587697914.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681756320.21">
                <text:p>4681756320.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762463922.14">
                <text:p>4762463922.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847895762.12">
                <text:p>4847895762.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928269699.75">
                <text:p>4928269699.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5006339550.58">
                <text:p>5006339550.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5089642722.16">
                <text:p>5089642722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5165346197.45">
                <text:p>5165346197.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5237428604.48">
                <text:p>5237428604.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5306604440.76">
                <text:p>5306604440.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5372477331.94">
                <text:p>5372477331.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438709189.06">
                <text:p>5438709189.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5520429370.09">
                <text:p>5520429370.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5578956818.11">
                <text:p>5578956818.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5637296576.71">
                <text:p>5637296576.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5695591166.49">
                <text:p>5695591166.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5702115179.48">
                <text:p>5702115179.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5761049741.79">
                <text:p>5761049741.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5804265964.15">
                <text:p>5804265964.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5843249252.25">
                <text:p>5843249252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5879562969.04">
                <text:p>5879562969.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5919502583.96">
                <text:p>5919502583.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5952217184.41">
                <text:p>5952217184.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5968964229.39">
                <text:p>5968964229.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5993471113.3">
                <text:p>5993471113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5999584564.57">
                <text:p>5999584564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6016342558.99">
                <text:p>6016342558.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6029440907.98">
                <text:p>6029440907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6041552347.41">
                <text:p>6041552347.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6046876964.54">
                <text:p>6046876964.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6046294235.14">
                <text:p>6046294235.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6042861341.47">
                <text:p>6042861341.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6022535128.22">
                <text:p>6022535128.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6013225838.71">
                <text:p>6013225838.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6002848884.89">
                <text:p>6002848884.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5985387413.87">
                <text:p>5985387413.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5979162909.93">
                <text:p>5979162909.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5953178111">
                <text:p>5953178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5923581300.49">
                <text:p>5923581300.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5890775367.93">
                <text:p>5890775367.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5854165262.9">
                <text:p>5854165262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5831280659.93">
                <text:p>5831280659.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5820657771.72">
                <text:p>5820657771.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773689462.61">
                <text:p>5773689462.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5723370899.85">
                <text:p>5723370899.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5724122222.9">
                <text:p>5724122222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5666911100.75">
                <text:p>5666911100.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5606627740.77">
                <text:p>5606627740.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5662786337.39">
                <text:p>5662786337.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687513741.36">
                <text:p>5687513741.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5794090486.51">
                <text:p>5794090486.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5989741851.86">
                <text:p>5989741851.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6189996704.03">
                <text:p>6189996704.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7468584064.17">
                <text:p>7468584064.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737086213.92">
                <text:p>9737086213.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2069318329.9">
                <text:p>22069318329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49507410686.6">
                <text:p>49507410686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48520085911.8">
                <text:p>48520085911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47571906926.1">
                <text:p>47571906926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46465697153.3">
                <text:p>46465697153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44857547311.6">
                <text:p>44857547311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5032747486">
                <text:p>250327474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2847790170">
                <text:p>228477901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1142089870.3">
                <text:p>21142089870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0637675091.6">
                <text:p>20637675091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120258565.3">
                <text:p>19120258565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8274687775.1">
                <text:p>18274687775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7787945561.4">
                <text:p>17787945561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7037917486.5">
                <text:p>17037917486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550958537.3">
                <text:p>16550958537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6061259725.9">
                <text:p>16061259725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433544143.9">
                <text:p>15433544143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4765821533.6">
                <text:p>14765821533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4138280417.9">
                <text:p>14138280417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3600656077.9">
                <text:p>13600656077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2782114162.4">
                <text:p>12782114162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2195103359.5">
                <text:p>12195103359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1651257150.1">
                <text:p>1165125715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1047384935.4">
                <text:p>11047384935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0454296689.2">
                <text:p>10454296689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9987783542.13">
                <text:p>9987783542.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9484196668.57">
                <text:p>9484196668.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8937009057.43">
                <text:p>8937009057.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8416033134.88">
                <text:p>8416033134.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7924530420.47">
                <text:p>7924530420.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7452782498.48">
                <text:p>7452782498.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7032659495.75">
                <text:p>7032659495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6586120934.2">
                <text:p>6586120934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6181944391.54">
                <text:p>6181944391.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5759825727.09">
                <text:p>5759825727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5352937118.63">
                <text:p>5352937118.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4956625942.57">
                <text:p>4956625942.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4572501932.34">
                <text:p>4572501932.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4165301809.98">
                <text:p>4165301809.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812833415.56">
                <text:p>3812833415.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503461478.38">
                <text:p>3503461478.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190996266.36">
                <text:p>3190996266.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2894178009.74">
                <text:p>2894178009.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598757445.76">
                <text:p>2598757445.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326790590.61">
                <text:p>2326790590.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2072346480.84">
                <text:p>2072346480.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811420261.08">
                <text:p>1811420261.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582473750.05">
                <text:p>1582473750.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372637741.98">
                <text:p>1372637741.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63167499.95">
                <text:p>1163167499.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980390143.744">
                <text:p>980390143.7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814121840.337">
                <text:p>814121840.3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660626299.14">
                <text:p>660626299.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522537659.072">
                <text:p>522537659.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402752294.429">
                <text:p>402752294.4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03190963.06">
                <text:p>303190963.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10373545.385">
                <text:p>210373545.3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40172616.06">
                <text:p>140172616.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79454254.2701">
                <text:p>79454254.27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8722913.6642">
                <text:p>38722913.66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1456588.1066">
                <text:p>11456588.1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plot-area chart:style-name="ch2" table:cell-range-address="Sheet1.D1:Sheet1.D360" svg:x="0.32cm" svg:y="0.18cm" svg:width="15.36cm" svg:height="8.64cm">
          <chartooo:coordinate-region svg:x="3.779cm" svg:y="0.379cm" svg:width="8.441cm" svg:height="8.4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360" chart:class="chart:radar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15221267021423">
                <text:p>0.0000115221267021423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64578592517369">
                <text:p>0.03645785925173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81147277141024">
                <text:p>0.03811472771410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231411579553703">
                <text:p>0.000231411579553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adar" chart:style-name="ch1">
        <chart:legend chart:legend-position="end" svg:x="12.961cm" svg:y="4.204cm" style:legend-expansion="high" chart:style-name="ch2"/>
        <chart:plot-area chart:style-name="ch3" table:cell-range-address="Sheet1.B1:Sheet1.B360" svg:x="0.319cm" svg:y="0.18cm" svg:width="12.323cm" svg:height="8.646cm">
          <chartooo:coordinate-region svg:x="3.107cm" svg:y="1.155cm" svg:width="6.697cm" svg:height="6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60" chart:class="chart:radar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430.658626">
                <text:p>570430.658626</text:p>
                <draw:g>
                  <svg:desc>Sheet1.B1:Sheet1.B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74872.47742">
                <text:p>5174872.47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08024.3355">
                <text:p>25608024.3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317627.9458">
                <text:p>63317627.9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603312.947">
                <text:p>115603312.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74455.937">
                <text:p>178374455.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633903.856">
                <text:p>262633903.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020129.004">
                <text:p>355020129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537440.703">
                <text:p>459537440.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9486897.173">
                <text:p>589486897.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4399204.804">
                <text:p>724399204.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0830677.161">
                <text:p>870830677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3050318.24">
                <text:p>1043050318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0071225.96">
                <text:p>1230071225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9896418.64">
                <text:p>1419896418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5381965.73">
                <text:p>1615381965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3332428.35">
                <text:p>1853332428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9400664.36">
                <text:p>2079400664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5405571.34">
                <text:p>2315405571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87094214.92">
                <text:p>2587094214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72926912.27">
                <text:p>2872926912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3327075.56">
                <text:p>3143327075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49393998.81">
                <text:p>3449393998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4424948.67">
                <text:p>3774424948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85332438.92">
                <text:p>4085332438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9609073.45">
                <text:p>4409609073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36108560.85">
                <text:p>4736108560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73606261.85">
                <text:p>5073606261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11019048.5">
                <text:p>54110190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64826607.71">
                <text:p>5764826607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33624326.96">
                <text:p>6133624326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96861329.03">
                <text:p>6496861329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96092201.76">
                <text:p>6896092201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20360945.89">
                <text:p>7320360945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24388702.28">
                <text:p>7724388702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63830572.48">
                <text:p>8163830572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88141579.34">
                <text:p>8588141579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2383109.03">
                <text:p>9042383109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67174974.53">
                <text:p>9467174974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10621718.75">
                <text:p>9910621718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1394502.7">
                <text:p>1036139450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36714754.6">
                <text:p>1083671475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0851593.3">
                <text:p>1130085159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78561644.8">
                <text:p>1177856164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48666906.7">
                <text:p>12248666906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14330856.6">
                <text:p>1271433085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90101652.5">
                <text:p>131901016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76954639.7">
                <text:p>13676954639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178491622.2">
                <text:p>1417849162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59502850.1">
                <text:p>1465950285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43656830.9">
                <text:p>1514365683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34442555.5">
                <text:p>1563444255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129334121">
                <text:p>16129334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49092595.2">
                <text:p>1664909259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42734299.3">
                <text:p>17142734299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23152368.9">
                <text:p>17623152368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07888856.6">
                <text:p>18107888856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501144739.6">
                <text:p>18501144739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993114345">
                <text:p>18993114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57486049.5">
                <text:p>1945748604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25608691.6">
                <text:p>1992560869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87552769.3">
                <text:p>20387552769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48734802.6">
                <text:p>20848734802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12050753">
                <text:p>21312050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760913493.5">
                <text:p>2176091349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202287807.5">
                <text:p>2220228780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10137904.7">
                <text:p>22610137904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030976858.8">
                <text:p>23030976858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442808353">
                <text:p>23442808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844410555.7">
                <text:p>23844410555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249634691.2">
                <text:p>24249634691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563377019.4">
                <text:p>24563377019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930969045.5">
                <text:p>2493096904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305351248.9">
                <text:p>25305351248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71268766.5">
                <text:p>25671268766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996514187.2">
                <text:p>25996514187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339365534.3">
                <text:p>26339365534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630382316.3">
                <text:p>26630382316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907041280.8">
                <text:p>2690704128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157504720.6">
                <text:p>2715750472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416289226.1">
                <text:p>27416289226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581273542.9">
                <text:p>27581273542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849323216">
                <text:p>27849323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55784807">
                <text:p>28055784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259489715.6">
                <text:p>28259489715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42650599.5">
                <text:p>2844265059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599566461.3">
                <text:p>28599566461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14810677.8">
                <text:p>28714810677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43504879.8">
                <text:p>2884350487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53322995.7">
                <text:p>28953322995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040849066.9">
                <text:p>29040849066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15207392.2">
                <text:p>2911520739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172698048.7">
                <text:p>29172698048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212086779.5">
                <text:p>2921208677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228667533.9">
                <text:p>2922866753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227555366.5">
                <text:p>2922755536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82544603.7">
                <text:p>29182544603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142593013.9">
                <text:p>29142593013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088198008.6">
                <text:p>2908819800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016155495.7">
                <text:p>29016155495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926371812.3">
                <text:p>28926371812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744079681.9">
                <text:p>28744079681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612855766.1">
                <text:p>28612855766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462030198.1">
                <text:p>28462030198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302398024.4">
                <text:p>28302398024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043076359.8">
                <text:p>28043076359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842353217.2">
                <text:p>27842353217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32215744.1">
                <text:p>2763221574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406207957.6">
                <text:p>27406207957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152923810.6">
                <text:p>27152923810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860998805.8">
                <text:p>26860998805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569999785">
                <text:p>265699997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52813719.7">
                <text:p>26452813719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407354746.3">
                <text:p>26407354746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061888726">
                <text:p>260618887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206186152.3">
                <text:p>26206186152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27519133.4">
                <text:p>25727519133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768886782.5">
                <text:p>2676888678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974568622.2">
                <text:p>28974568622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255188602.7">
                <text:p>36255188602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839219023.2">
                <text:p>48839219023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800958517.8">
                <text:p>47800958517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729788847.4">
                <text:p>46729788847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34126014.8">
                <text:p>45634126014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088364338.7">
                <text:p>44088364338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74996517.2">
                <text:p>11074996517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3135763.87">
                <text:p>6353135763.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96068742.89">
                <text:p>4696068742.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63546415.89">
                <text:p>4263546415.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74871654.88">
                <text:p>3674871654.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00176722.26">
                <text:p>3400176722.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87822596.64">
                <text:p>3287822596.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74521065.08">
                <text:p>3074521065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96464441.43">
                <text:p>2896464441.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03310037.64">
                <text:p>2803310037.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83018916.08">
                <text:p>2683018916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23356815.09">
                <text:p>2523356815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94982018.09">
                <text:p>2394982018.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80839032.68">
                <text:p>2280839032.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55286800.81">
                <text:p>2055286800.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1922944.55">
                <text:p>1921922944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90606556.96">
                <text:p>1790606556.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8677042.5">
                <text:p>162867704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7322442.52">
                <text:p>1527322442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7642846.28">
                <text:p>1457642846.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5934422.11">
                <text:p>1335934422.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96189528.5">
                <text:p>119618952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91542713.06">
                <text:p>1091542713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0806304.85">
                <text:p>1000806304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1156669.507">
                <text:p>901156669.5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4169526.113">
                <text:p>834169526.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0683037.414">
                <text:p>770683037.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7849383.03">
                <text:p>707849383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6921099.912">
                <text:p>636921099.9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5235733.244">
                <text:p>575235733.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0475064.629">
                <text:p>520475064.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2226420.956">
                <text:p>472226420.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8192369.653">
                <text:p>418192369.6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4461053.014">
                <text:p>374461053.0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9027507.695">
                <text:p>329027507.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8640136.797">
                <text:p>278640136.7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0498113.969">
                <text:p>240498113.9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3410228.308">
                <text:p>203410228.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929096.929">
                <text:p>172929096.9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918070.519">
                <text:p>142918070.5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716360.088">
                <text:p>114716360.0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927822.9998">
                <text:p>88927822.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461017.9861">
                <text:p>70461017.98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164460.8412">
                <text:p>50164460.84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166620.2132">
                <text:p>36166620.21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432596.2558">
                <text:p>23432596.25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472023.7513">
                <text:p>13472023.75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44119.78249">
                <text:p>7144119.78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54421.96447">
                <text:p>2654421.964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73751.27698">
                <text:p>1373751.276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20149.97497">
                <text:p>2320149.974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54988.31957">
                <text:p>6054988.31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900119.3941">
                <text:p>12900119.39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764460.1434">
                <text:p>21764460.1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835777.5511">
                <text:p>34835777.55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007426.9877">
                <text:p>50007426.98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293519.4325">
                <text:p>66293519.4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484191.7527">
                <text:p>87484191.75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255630.188">
                <text:p>113255630.1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9694485.423">
                <text:p>139694485.4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6758393.617">
                <text:p>166758393.6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777955.685">
                <text:p>200777955.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4408047.954">
                <text:p>234408047.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6187210.86">
                <text:p>266187210.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9682217.794">
                <text:p>309682217.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6840914.922">
                <text:p>346840914.9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963118.866">
                <text:p>383963118.8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4013042.437">
                <text:p>434013042.4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5518810.255">
                <text:p>485518810.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8447766.57">
                <text:p>538447766.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3478579.514">
                <text:p>583478579.5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4928853.379">
                <text:p>644928853.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4657615.775">
                <text:p>704657615.7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7637034.568">
                <text:p>757637034.5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2077084.29">
                <text:p>822077084.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9492275.398">
                <text:p>889492275.3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34354119.833">
                <text:p>934354119.8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5384020.96">
                <text:p>1005384020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9510876.87">
                <text:p>1079510876.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43509497.45">
                <text:p>1143509497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18497498.93">
                <text:p>1218497498.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6352541.96">
                <text:p>1286352541.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56674181.68">
                <text:p>1356674181.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20292134.38">
                <text:p>1420292134.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93866230.75">
                <text:p>1493866230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3601438.39">
                <text:p>1573601438.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7074013.31">
                <text:p>1637074013.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16132197.08">
                <text:p>1716132197.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4934210.73">
                <text:p>1804934210.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86961478.15">
                <text:p>1886961478.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59781646.81">
                <text:p>1959781646.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33213635.46">
                <text:p>2033213635.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26137020.59">
                <text:p>2126137020.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3387177.95">
                <text:p>2193387177.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89983972.97">
                <text:p>2289983972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7383103.95">
                <text:p>2357383103.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55289045.54">
                <text:p>2455289045.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49188916.77">
                <text:p>2549188916.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0642193.8">
                <text:p>2640642193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33101351.47">
                <text:p>2733101351.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26664758.38">
                <text:p>2826664758.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19642365.27">
                <text:p>2919642365.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21556295.98">
                <text:p>3021556295.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22290523.26">
                <text:p>3122290523.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13853919.51">
                <text:p>3213853919.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01225926.52">
                <text:p>3301225926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02691584.78">
                <text:p>3402691584.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01041870.24">
                <text:p>3501041870.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01890075.86">
                <text:p>3601890075.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05957856.61">
                <text:p>3705957856.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00296949.03">
                <text:p>3800296949.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98733111.97">
                <text:p>3898733111.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47640256.6">
                <text:p>3947640256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44317086.69">
                <text:p>4044317086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35744430.82">
                <text:p>4135744430.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30136796.87">
                <text:p>4230136796.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26863375.99">
                <text:p>4326863375.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21293026.11">
                <text:p>4421293026.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03468304.02">
                <text:p>4503468304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87697914.99">
                <text:p>4587697914.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81756320.21">
                <text:p>4681756320.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62463922.14">
                <text:p>4762463922.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47895762.12">
                <text:p>4847895762.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28269699.75">
                <text:p>4928269699.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6339550.58">
                <text:p>5006339550.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89642722.16">
                <text:p>5089642722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65346197.45">
                <text:p>5165346197.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37428604.48">
                <text:p>5237428604.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06604440.76">
                <text:p>5306604440.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72477331.94">
                <text:p>5372477331.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38709189.06">
                <text:p>5438709189.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20429370.09">
                <text:p>5520429370.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78956818.11">
                <text:p>5578956818.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37296576.71">
                <text:p>5637296576.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95591166.49">
                <text:p>5695591166.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02115179.48">
                <text:p>5702115179.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761049741.79">
                <text:p>5761049741.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04265964.15">
                <text:p>5804265964.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43249252.25">
                <text:p>5843249252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79562969.04">
                <text:p>5879562969.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19502583.96">
                <text:p>5919502583.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52217184.41">
                <text:p>5952217184.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68964229.39">
                <text:p>5968964229.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93471113.3">
                <text:p>5993471113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999584564.57">
                <text:p>5999584564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16342558.99">
                <text:p>6016342558.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29440907.98">
                <text:p>6029440907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41552347.41">
                <text:p>6041552347.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46876964.54">
                <text:p>6046876964.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46294235.14">
                <text:p>6046294235.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42861341.47">
                <text:p>6042861341.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22535128.22">
                <text:p>6022535128.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13225838.71">
                <text:p>6013225838.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02848884.89">
                <text:p>6002848884.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85387413.87">
                <text:p>5985387413.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79162909.93">
                <text:p>5979162909.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53178111">
                <text:p>5953178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23581300.49">
                <text:p>5923581300.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90775367.93">
                <text:p>5890775367.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54165262.9">
                <text:p>5854165262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31280659.93">
                <text:p>5831280659.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20657771.72">
                <text:p>5820657771.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73689462.61">
                <text:p>5773689462.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23370899.85">
                <text:p>5723370899.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24122222.9">
                <text:p>5724122222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66911100.75">
                <text:p>5666911100.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606627740.77">
                <text:p>5606627740.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662786337.39">
                <text:p>5662786337.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687513741.36">
                <text:p>5687513741.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94090486.51">
                <text:p>5794090486.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9741851.86">
                <text:p>5989741851.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89996704.03">
                <text:p>6189996704.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68584064.17">
                <text:p>7468584064.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737086213.92">
                <text:p>9737086213.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69318329.9">
                <text:p>22069318329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507410686.6">
                <text:p>49507410686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520085911.8">
                <text:p>48520085911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7571906926.1">
                <text:p>47571906926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465697153.3">
                <text:p>46465697153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857547311.6">
                <text:p>44857547311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032747486">
                <text:p>250327474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847790170">
                <text:p>228477901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142089870.3">
                <text:p>21142089870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37675091.6">
                <text:p>20637675091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120258565.3">
                <text:p>19120258565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274687775.1">
                <text:p>18274687775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787945561.4">
                <text:p>17787945561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037917486.5">
                <text:p>17037917486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50958537.3">
                <text:p>16550958537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061259725.9">
                <text:p>16061259725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33544143.9">
                <text:p>15433544143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765821533.6">
                <text:p>14765821533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138280417.9">
                <text:p>14138280417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600656077.9">
                <text:p>13600656077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82114162.4">
                <text:p>12782114162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195103359.5">
                <text:p>12195103359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51257150.1">
                <text:p>1165125715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047384935.4">
                <text:p>11047384935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454296689.2">
                <text:p>10454296689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87783542.13">
                <text:p>9987783542.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484196668.57">
                <text:p>9484196668.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37009057.43">
                <text:p>8937009057.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16033134.88">
                <text:p>8416033134.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24530420.47">
                <text:p>7924530420.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52782498.48">
                <text:p>7452782498.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32659495.75">
                <text:p>7032659495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86120934.2">
                <text:p>6586120934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181944391.54">
                <text:p>6181944391.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59825727.09">
                <text:p>5759825727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52937118.63">
                <text:p>5352937118.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56625942.57">
                <text:p>4956625942.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72501932.34">
                <text:p>4572501932.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65301809.98">
                <text:p>4165301809.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12833415.56">
                <text:p>3812833415.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03461478.38">
                <text:p>3503461478.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90996266.36">
                <text:p>3190996266.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94178009.74">
                <text:p>2894178009.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98757445.76">
                <text:p>2598757445.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26790590.61">
                <text:p>2326790590.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72346480.84">
                <text:p>2072346480.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11420261.08">
                <text:p>1811420261.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2473750.05">
                <text:p>1582473750.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72637741.98">
                <text:p>1372637741.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63167499.95">
                <text:p>1163167499.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80390143.744">
                <text:p>980390143.7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14121840.337">
                <text:p>814121840.3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60626299.14">
                <text:p>660626299.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2537659.072">
                <text:p>522537659.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2752294.429">
                <text:p>402752294.4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3190963.06">
                <text:p>303190963.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0373545.385">
                <text:p>210373545.3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172616.06">
                <text:p>140172616.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9454254.2701">
                <text:p>79454254.27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722913.6642">
                <text:p>38722913.66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56588.1066">
                <text:p>11456588.10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adar" chart:style-name="ch1">
        <chart:legend chart:legend-position="end" svg:x="12.961cm" svg:y="3.955cm" style:legend-expansion="high" chart:style-name="ch2"/>
        <chart:plot-area chart:style-name="ch3" table:cell-range-address="Sheet1.C1:Sheet1.D360" svg:x="0.319cm" svg:y="0.18cm" svg:width="12.323cm" svg:height="8.646cm">
          <chartooo:coordinate-region svg:x="3.107cm" svg:y="1.155cm" svg:width="6.697cm" svg:height="6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60" chart:class="chart:radar">
            <chart:data-point chart:repeated="360"/>
          </chart:series>
          <chart:series chart:style-name="ch7" chart:values-cell-range-address="Sheet1.D1:Sheet1.D360" chart:class="chart:radar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60</svg:desc>
                </draw:g>
              </table:table-cell>
              <table:table-cell office:value-type="float" office:value="0.0000115221267021423">
                <text:p>0.0000115221267021423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104527229472348">
                <text:p>0.00010452722947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17256386071333">
                <text:p>0.00051725638607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27895252584757">
                <text:p>0.00127895252584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33507087815219">
                <text:p>0.00233507087815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360298495645784">
                <text:p>0.00360298495645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530494122422537">
                <text:p>0.0053049412242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717105023430547">
                <text:p>0.00717105023430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928219501545011">
                <text:p>0.00928219501545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19070435920123">
                <text:p>0.0119070435920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46321367802835">
                <text:p>0.0146321367802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75899055330055">
                <text:p>0.0175899055330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1068569407576">
                <text:p>0.021068569407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48462040106844">
                <text:p>0.0248462040106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86804823550249">
                <text:p>0.0286804823550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26290941765458">
                <text:p>0.0326290941765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7435454665207">
                <text:p>0.03743545466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420018061038047">
                <text:p>0.0420018061038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67688683214997">
                <text:p>0.0467688683214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22567061989416">
                <text:p>0.0522567061989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80302397646421">
                <text:p>0.0580302397646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634920516336112">
                <text:p>0.0634920516336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696742962512405">
                <text:p>0.0696742962512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62395951701754">
                <text:p>0.0762395951701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25196143822113">
                <text:p>0.0825196143822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9069676888667">
                <text:p>0.089069676888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56646387917821">
                <text:p>0.0956646387917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02481753569537">
                <text:p>0.102481753569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09297153162659">
                <text:p>0.109297153162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16443710704312">
                <text:p>0.116443710704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23893054431549">
                <text:p>0.123893054431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1230077253636">
                <text:p>0.131230077253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9294140132167">
                <text:p>0.139294140132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47863942879796">
                <text:p>0.147863942879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56024897993115">
                <text:p>0.156024897993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64901182656472">
                <text:p>0.164901182656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73471839068823">
                <text:p>0.173471839068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82647061997881">
                <text:p>0.182647061997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1227431272071">
                <text:p>0.19122743127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00184610370513">
                <text:p>0.200184610370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09289768117574">
                <text:p>0.209289768117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8890760076312">
                <text:p>0.218890760076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28265858314395">
                <text:p>0.228265858314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37915121826156">
                <text:p>0.237915121826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47410776221737">
                <text:p>0.247410776221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56816720573135">
                <text:p>0.256816720573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66426813068414">
                <text:p>0.266426813068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76260754703576">
                <text:p>0.276260754703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86391298303905">
                <text:p>0.286391298303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6107242265204">
                <text:p>0.296107242265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05886666680366">
                <text:p>0.305886666680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5800045663299">
                <text:p>0.315800045663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25796358510942">
                <text:p>0.325796358510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36294957952757">
                <text:p>0.336294957952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46266024854739">
                <text:p>0.3462660248547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55969987613794">
                <text:p>0.3559699876137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65761178083612">
                <text:p>0.36576117808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73704552167331">
                <text:p>0.373704552167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83641844354037">
                <text:p>0.383641844354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93021686645521">
                <text:p>0.393021686645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402477294111308">
                <text:p>0.402477294111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11808100778299">
                <text:p>0.411808100778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21123514913355">
                <text:p>0.421123514913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30482032031792">
                <text:p>0.430482032031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39548608818476">
                <text:p>0.439548608818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48463926906794">
                <text:p>0.448463926906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56702089467584">
                <text:p>0.456702089467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465202613899452">
                <text:p>0.465202613899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73521196683089">
                <text:p>0.473521196683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81633158046658">
                <text:p>0.481633158046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89818278817065">
                <text:p>0.489818278817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96155558910062">
                <text:p>0.49615555891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03580548845952">
                <text:p>0.503580548845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11142693547278">
                <text:p>0.511142693547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18533860092351">
                <text:p>0.518533860092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25103491106967">
                <text:p>0.525103491106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32028744161916">
                <text:p>0.532028744161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37906991033727">
                <text:p>0.537906991033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43495224404512">
                <text:p>0.543495224404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8554334471599">
                <text:p>0.5485543344715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53781521713085">
                <text:p>0.553781521713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57114039300087">
                <text:p>0.557114039300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62528373626655">
                <text:p>0.562528373626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66698690517332">
                <text:p>0.566698690517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70813325190705">
                <text:p>0.570813325190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74512991187367">
                <text:p>0.5745129911873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77682534082538">
                <text:p>0.5776825340825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80010351572924">
                <text:p>0.580010351572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82609845269225">
                <text:p>0.582609845269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84828060974247">
                <text:p>0.584828060974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86595999753233">
                <text:p>0.586595999753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88097963282909">
                <text:p>0.5880979632829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89259216834705">
                <text:p>0.589259216834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90054829658194">
                <text:p>0.590054829658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90389744253202">
                <text:p>0.590389744253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90367279588123">
                <text:p>0.590367279588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89458107361667">
                <text:p>0.589458107361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8865112535138">
                <text:p>0.58865112535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87552400846389">
                <text:p>0.587552400846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86097214402564">
                <text:p>0.586097214402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84283674123345">
                <text:p>0.584283674123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580601556075322">
                <text:p>0.580601556075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77950964699605">
                <text:p>0.577950964699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74904439625717">
                <text:p>0.5749044396257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571680029956818">
                <text:p>0.5716800299568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66441992640716">
                <text:p>0.566441992640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562387586647427">
                <text:p>0.562387586647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558143020628205">
                <text:p>0.558143020628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5357789020903">
                <text:p>0.55357789020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548461804687947">
                <text:p>0.548461804687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542565212627256">
                <text:p>0.5425652126272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36687324513855">
                <text:p>0.536687324513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3432028362695">
                <text:p>0.53432028362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33402057996291">
                <text:p>0.533402057996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26423991167328">
                <text:p>0.526423991167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529338654331868">
                <text:p>0.5293386543318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19670061039237">
                <text:p>0.5196700610392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4070464221926">
                <text:p>0.54070464221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85257201303045">
                <text:p>0.585257201303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732318416574209">
                <text:p>0.732318416574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86503199134572">
                <text:p>0.9865031991345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965531379138318">
                <text:p>0.965531379138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943894827043503">
                <text:p>0.943894827043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921763537658649">
                <text:p>0.9217635376586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890540703447317">
                <text:p>0.8905407034473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23703812492008">
                <text:p>0.223703812492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128326965110086">
                <text:p>0.128326965110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948558746612266">
                <text:p>0.09485587466122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861193578246256">
                <text:p>0.0861193578246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742287185678783">
                <text:p>0.0742287185678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686801566695613">
                <text:p>0.0686801566695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664107161138586">
                <text:p>0.0664107161138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621022392898478">
                <text:p>0.0621022392898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585056742265452">
                <text:p>0.0585056742265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566240487789995">
                <text:p>0.0566240487789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541942888725183">
                <text:p>0.0541942888725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509692747024031">
                <text:p>0.0509692747024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83762326664812">
                <text:p>0.0483762326664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60706589386899">
                <text:p>0.0460706589386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15147302657519">
                <text:p>0.04151473026575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38820914240829">
                <text:p>0.0388209142408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361684550277774">
                <text:p>0.0361684550277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32897641381613">
                <text:p>0.032897641381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30850380202441">
                <text:p>0.0308503802024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294429223032368">
                <text:p>0.0294429223032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269845343067314">
                <text:p>0.0269845343067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241618277326665">
                <text:p>0.02416182773266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220480671059503">
                <text:p>0.02204806710595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202152827419206">
                <text:p>0.0202152827419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182024601369611">
                <text:p>0.0182024601369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16849387082544">
                <text:p>0.016849387082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155670237389854">
                <text:p>0.01556702373898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142978469932703">
                <text:p>0.01429784699327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128651668725707">
                <text:p>0.0128651668725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116191843860599">
                <text:p>0.01161918438605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05130738491616">
                <text:p>0.0105130738491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0953849967927763">
                <text:p>0.009538499679277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0844706608269842">
                <text:p>0.008447066082698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756373738437818">
                <text:p>0.00756373738437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664602537543045">
                <text:p>0.00664602537543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056282510624701">
                <text:p>0.0056282510624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0485782048856162">
                <text:p>0.00485782048856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0410868242727662">
                <text:p>0.00410868242727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0349299417058396">
                <text:p>0.00349299417058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028868015623706">
                <text:p>0.00288680156237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0231715532072959">
                <text:p>0.002317155320729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0179625275825362">
                <text:p>0.001796252758253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142324183407902">
                <text:p>0.00142324183407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101327175357159">
                <text:p>0.001013271753571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073052942401185">
                <text:p>0.0007305294240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00473314922570621">
                <text:p>0.000473314922570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0027212135646889">
                <text:p>0.00027212135646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00144304048291172">
                <text:p>0.0001443040482911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00536166591558072">
                <text:p>0.0000536166591558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000277483968142941">
                <text:p>0.00002774839681429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000468647005123616">
                <text:p>0.00004686470051236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0012230468601762">
                <text:p>0.00012230468601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00260569462534861">
                <text:p>0.0002605694625348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00439620247586305">
                <text:p>0.000439620247586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0703647738146178">
                <text:p>0.000703647738146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101009982736252">
                <text:p>0.00101009982736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0133906254665917">
                <text:p>0.001339062546659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0176709285618888">
                <text:p>0.00176709285618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0228765004304001">
                <text:p>0.00228765004304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282168837928764">
                <text:p>0.002821688379287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0336835215787474">
                <text:p>0.003368352157874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405551316258485">
                <text:p>0.00405551316258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0473480726830754">
                <text:p>0.004734807268307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537671445887288">
                <text:p>0.00537671445887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0625526993836138">
                <text:p>0.00625526993836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0700583832019876">
                <text:p>0.007005838320198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0775566957635144">
                <text:p>0.007755669576351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876662779203827">
                <text:p>0.008766627792038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0980699260012832">
                <text:p>0.00980699260012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108761043872517">
                <text:p>0.01087610438725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117856816064898">
                <text:p>0.0117856816064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130269154543677">
                <text:p>0.0130269154543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42333764986365">
                <text:p>0.0142333764986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153035075771609">
                <text:p>0.01530350757716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166051318961932">
                <text:p>0.0166051318961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17966851084756">
                <text:p>0.017966851084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188730153097241">
                <text:p>0.01887301530972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203077480122006">
                <text:p>0.0203077480122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218050360925498">
                <text:p>0.0218050360925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230977439860233">
                <text:p>0.02309774398602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246124263424628">
                <text:p>0.02461242634246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259830300983237">
                <text:p>0.0259830300983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274034566313363">
                <text:p>0.02740345663133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286884754157508">
                <text:p>0.02868847541575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301745983082557">
                <text:p>0.03017459830825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3178516946385">
                <text:p>0.03178516946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330672517630396">
                <text:p>0.03306725176303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34664147716061">
                <text:p>0.034664147716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364578592517369">
                <text:p>0.03645785925173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381147277141024">
                <text:p>0.03811472771410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39585622023663">
                <text:p>0.0395856220236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410688744828726">
                <text:p>0.0410688744828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29458335853843">
                <text:p>0.04294583358538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43042192578994">
                <text:p>0.0443042192578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62553775527958">
                <text:p>0.04625537755279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476167723428942">
                <text:p>0.0476167723428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95943740843745">
                <text:p>0.04959437408437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51491057225903">
                <text:p>0.0514910572259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53338321620499">
                <text:p>0.0533383216204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552059037943134">
                <text:p>0.0552059037943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570957906943229">
                <text:p>0.05709579069432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589738450219585">
                <text:p>0.05897384502195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610324041204165">
                <text:p>0.06103240412041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630671343937828">
                <text:p>0.06306713439378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649166230860844">
                <text:p>0.0649166230860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666814499230826">
                <text:p>0.06668144992308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687309543680295">
                <text:p>0.0687309543680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707175314096484">
                <text:p>0.07071753140964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727545639310705">
                <text:p>0.0727545639310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748566286382875">
                <text:p>0.0748566286382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767621836069608">
                <text:p>0.0767621836069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787504952874713">
                <text:p>0.0787504952874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797383705156791">
                <text:p>0.07973837051567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816911454386497">
                <text:p>0.08169114543864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835378860146973">
                <text:p>0.08353788601469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854445170572202">
                <text:p>0.0854445170572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873982968606584">
                <text:p>0.0873982968606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893056810039693">
                <text:p>0.08930568100396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909655391296588">
                <text:p>0.0909655391296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92666892721007">
                <text:p>0.092666892721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94566778089996">
                <text:p>0.094566778089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961969906341525">
                <text:p>0.09619699063415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979226280446972">
                <text:p>0.0979226280446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995461009049281">
                <text:p>0.09954610090492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101123033524657">
                <text:p>0.1011230335246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102805673970293">
                <text:p>0.102805673970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104334808179497">
                <text:p>0.1043348081794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105790800444702">
                <text:p>0.1057908004447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107188082898392">
                <text:p>0.1071880828983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10851864917658">
                <text:p>0.108518649176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109856466206423">
                <text:p>0.109856466206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111507131831966">
                <text:p>0.111507131831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112689327531727">
                <text:p>0.112689327531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113867732093608">
                <text:p>0.113867732093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115045224290666">
                <text:p>0.1150452242906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115177002804216">
                <text:p>0.115177002804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116367421803971">
                <text:p>0.1163674218039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11724034611491">
                <text:p>0.117240346114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118027769402846">
                <text:p>0.1180277694028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118761270030052">
                <text:p>0.1187612700300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19568010159784">
                <text:p>0.1195680101597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2022881224974">
                <text:p>0.12022881224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2056708574754">
                <text:p>0.120567085747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21062100202349">
                <text:p>0.121062100202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2118558578128">
                <text:p>0.121185585781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21524080446777">
                <text:p>0.1215240804467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21788653948165">
                <text:p>0.1217886539481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22033292867107">
                <text:p>0.1220332928671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22140844788247">
                <text:p>0.122140844788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22129074239314">
                <text:p>0.1221290742393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22059733233142">
                <text:p>0.122059733233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21649164129081">
                <text:p>0.1216491641290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21461125825706">
                <text:p>0.121461125825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21251521774997">
                <text:p>0.1212515217749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20898817588334">
                <text:p>0.120898817588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20773088856945">
                <text:p>0.1207730888569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20248222002273">
                <text:p>0.1202482220022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19650396139447">
                <text:p>0.119650396139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18987749232549">
                <text:p>0.118987749232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18248261860411">
                <text:p>0.1182482618604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17786015852134">
                <text:p>0.1177860158521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17571444173619">
                <text:p>0.1175714441736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16622731476699">
                <text:p>0.116622731476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15606347019056">
                <text:p>0.115606347019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15621522990483">
                <text:p>0.115621522990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14465915751959">
                <text:p>0.1144659157519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13248252393202">
                <text:p>0.1132482523932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14382599672552">
                <text:p>0.114382599672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14882068411213">
                <text:p>0.1148820684112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17034811680795">
                <text:p>0.1170348116807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20986772864718">
                <text:p>0.1209867728647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25031719861395">
                <text:p>0.1250317198613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50857901081696">
                <text:p>0.150857901081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96679367369045">
                <text:p>0.196679367369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445778076934923">
                <text:p>0.445778076934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8005703063224">
                <text:p>0.980057030632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960904766909495">
                <text:p>0.9609047669094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938560439919689">
                <text:p>0.938560439919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906077427388895">
                <text:p>0.906077427388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505636371178175">
                <text:p>0.505636371178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461502426669713">
                <text:p>0.4615024266697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42704899280912">
                <text:p>0.427048992809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416860320614302">
                <text:p>0.4168603206143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38621002997588">
                <text:p>0.386210029975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369130348803444">
                <text:p>0.3691303488034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359298644681787">
                <text:p>0.3592986446817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344148830451995">
                <text:p>0.3441488304519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334312748490799">
                <text:p>0.3343127484907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324421324063455">
                <text:p>0.324421324063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311742099412146">
                <text:p>0.3117420994121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298254772948499">
                <text:p>0.2982547729484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8557907234132">
                <text:p>0.28557907234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74719600344222">
                <text:p>0.2747196003442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5818587530896">
                <text:p>0.258185875308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246328846335743">
                <text:p>0.2463288463357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235343698822318">
                <text:p>0.235343698822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223146086256338">
                <text:p>0.2231460862563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211166299029039">
                <text:p>0.2111662990290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201743201747236">
                <text:p>0.2017432017472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91571252405189">
                <text:p>0.1915712524051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80518611930738">
                <text:p>0.1805186119307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9995421254336">
                <text:p>0.1699954212543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006755979696">
                <text:p>0.16006755979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0538725316475">
                <text:p>0.1505387253164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42052662383604">
                <text:p>0.1420526623836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33033031678682">
                <text:p>0.1330330316786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24869071232062">
                <text:p>0.1248690712320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16342697935705">
                <text:p>0.1163426979357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08123956482314">
                <text:p>0.1081239564823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00118868545706">
                <text:p>0.1001188685457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923599491253059">
                <text:p>0.09235994912530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841349154038348">
                <text:p>0.08413491540383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77015407646678">
                <text:p>0.0770154076466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707664050652576">
                <text:p>0.07076640506525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644549214371192">
                <text:p>0.06445492143711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584594906015426">
                <text:p>0.05845949060154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524922917542807">
                <text:p>0.05249229175428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469988342823953">
                <text:p>0.04699883428239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418593186777372">
                <text:p>0.04185931867773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65888709580663">
                <text:p>0.03658887095806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19643812532963">
                <text:p>0.0319643812532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277259045250679">
                <text:p>0.02772590452506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34948159036892">
                <text:p>0.02349481590368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198028967814582">
                <text:p>0.01980289678145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164444439538696">
                <text:p>0.0164444439538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133439881015391">
                <text:p>0.01334398810153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105547361864642">
                <text:p>0.01055473618646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0813519206202419">
                <text:p>0.008135192062024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0612415310869941">
                <text:p>0.006124153108699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0424933444240785">
                <text:p>0.004249334442407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0283134613820432">
                <text:p>0.002831346138204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160489617954521">
                <text:p>0.001604896179545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0078216398569762">
                <text:p>0.000782163985697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00231411579553703">
                <text:p>0.0002314115795537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